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FBFBF" style:cell-protect="protecte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BFBFBF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cell-protect="protected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end" fo:margin-right="0cm"/>
    </style:style>
    <style:style style:name="ce13" style:family="table-cell" style:parent-style-name="Default" style:data-style-name="N2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6">
      <style:table-cell-properties fo:border="thin solid #000000" style:vertical-align="middle" fo:background-color="#A6A6A6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BFBFBF" style:repeat-content="false"/>
      <style:paragraph-properties fo:text-align="end" fo:margin-right="0cm"/>
    </style:style>
    <style:style style:name="ce19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n solid #000000" style:vertical-align="middle" fo:background-color="#FFFFFF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28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D9D9D9" style:cell-protect="protected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</style:style>
    <style:style style:name="ce3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end" fo:margin-right="0cm"/>
    </style:style>
    <style:style style:name="ce3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A6A6A6" style:cell-protect="protected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end" fo:margin-right="0cm"/>
    </style:style>
    <style:style style:name="ce3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5.6356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788958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09020833333333cm" style:use-optimal-column-width="true"/>
    </style:style>
    <style:style style:name="co11" style:family="table-column">
      <style:table-column-properties fo:break-before="auto" style:column-width="1.95791666666667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3.4925cm" style:use-optimal-column-width="true"/>
    </style:style>
    <style:style style:name="ro1" style:family="table-row">
      <style:table-row-properties style:row-height="85.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2.45pt" style:use-optimal-row-height="false" fo:break-before="auto"/>
    </style:style>
    <style:style style:name="ro5" style:family="table-row">
      <style:table-row-properties style:row-height="30.6pt" style:use-optimal-row-height="false" fo:break-before="auto"/>
    </style:style>
    <style:style style:name="ro6" style:family="table-row">
      <style:table-row-properties style:row-height="26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pril_2025.E2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pril_2025.G2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pril_2025.F2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April_2025.Y2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y_2025.E2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y_2025.G2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y_2025.F2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y_2025.E2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ne_2025.E2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ne_2025.G2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ne_2025.F2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ne_2025.E2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uly_2025.E2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6" style:base-cell-address="July_2025.E5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6" style:base-cell-address="July_2025.G5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uly_2025.G2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uly_2025.F2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6" style:base-cell-address="July_2025.F5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July_2025.E2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5]));ISBLANK([.E5])))" style:apply-style-name="cf6" style:base-cell-address="July_2025.E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August_2025.E2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August_2025.F2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August_2025.G2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August_2025.U2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August_2025.E2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August_2025.T2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Sept_2025.E2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Sept_2025.G2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Sept_2025.F2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Sept_2025.E2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Oct_2025.E2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Oct_2025.G2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Oct_2025.F2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Oct_2025.E2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Nov_2025.E2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Nov_2025.G2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Nov_2025.F2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Nov_2025.E2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Dec_2025.E2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Dec_2025.G2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Dec_2025.F2"/>
    </style:style>
    <style:style style:name="ce11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Dec_2025.E2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Jan_2026.E2"/>
    </style:style>
    <style:style style:name="ce11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Jan_2026.F2"/>
    </style:style>
    <style:style style:name="ce1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Jan_2026.G2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Jan_2026.U2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Jan_2026.T2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2]));ISBLANK([.Y2])))" style:apply-style-name="cf6" style:base-cell-address="Jan_2026.Y2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Feb_2026.E2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Feb_2026.F2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Feb_2026.G2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2]));ISBLANK([.T2])))" style:apply-style-name="cf6" style:base-cell-address="Feb_2026.T2"/>
    </style:style>
    <style:style style:name="ce13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3]));ISBLANK([.U3])))" style:apply-style-name="cf6" style:base-cell-address="Feb_2026.U3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2]));ISBLANK([.U2])))" style:apply-style-name="cf6" style:base-cell-address="Feb_2026.U2"/>
    </style:style>
    <style:style style:name="ce1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3]));ISBLANK([.T3])))" style:apply-style-name="cf6" style:base-cell-address="Feb_2026.T3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Feb_2026.E2"/>
    </style:style>
    <style:style style:name="ce13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3]));ISBLANK([.Y3])))" style:apply-style-name="cf6" style:base-cell-address="Feb_2026.Y3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/>
      <style:map style:condition="of:is-true-formula(AND(NOT(ISBLANK([.C2]));ISBLANK([.E2])))" style:apply-style-name="cf6" style:base-cell-address="March_2026.E2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2]));ISBLANK([.G2])))" style:apply-style-name="cf6" style:base-cell-address="March_2026.G2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2]));ISBLANK([.F2])))" style:apply-style-name="cf6" style:base-cell-address="March_2026.F2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name="ce1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C2]));ISBLANK([.E2])))" style:apply-style-name="cf6" style:base-cell-address="March_2026.E2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#REF!])" table:base-cell-address="April_2025.C2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9.99999999999999E+28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" table:condition="of:cell-content-is-decimal-number() and cell-content-is-between(0,[.W2])" table:base-cell-address="April_2025.Y2">
          <table:help-message table:display="true"/>
          <table:error-message table:display="true"/>
        </table:content-validation>
        <table:content-validation table:name="val8" table:condition="of:cell-content-is-decimal-number() and cell-content-is-between(0,[.F2])" table:base-cell-address="April_2025.G2">
          <table:help-message table:display="true"/>
          <table:error-message table:display="true"/>
        </table:content-validation>
        <table:content-validation table:name="val9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1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11" table:condition="of:cell-content-is-decimal-number() and cell-content-is-between(0,[.F2])" table:base-cell-address="May_2025.G2">
          <table:help-message table:display="true"/>
          <table:error-message table:display="true"/>
        </table:content-validation>
        <table:content-validation table:name="val12" table:condition="of:cell-content-is-decimal-number() and cell-content-is-between(0,[.W2])" table:base-cell-address="May_2025.Y2">
          <table:help-message table:display="true"/>
          <table:error-message table:display="true"/>
        </table:content-validation>
        <table:content-validation table:name="val13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4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5" table:condition="of:cell-content-is-in-list([.#REF!])" table:base-cell-address="May_2025.C2">
          <table:help-message table:display="true"/>
          <table:error-message table:display="true"/>
        </table:content-validation>
        <table:content-validation table:name="val1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1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18" table:condition="of:cell-content-is-decimal-number() and cell-content-is-between(0,[.W2])" table:base-cell-address="June_2025.Y2">
          <table:help-message table:display="true"/>
          <table:error-message table:display="true"/>
        </table:content-validation>
        <table:content-validation table:name="val19" table:condition="of:cell-content-is-decimal-number() and cell-content-is-between(0,[.F2])" table:base-cell-address="June_2025.G2">
          <table:help-message table:display="true"/>
          <table:error-message table:display="true"/>
        </table:content-validation>
        <table:content-validation table:name="val20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2" table:condition="of:cell-content-is-in-list([.#REF!])" table:base-cell-address="June_2025.C2">
          <table:help-message table:display="true"/>
          <table:error-message table:display="true"/>
        </table:content-validation>
        <table:content-validation table:name="val23" table:condition="of:cell-content-is-in-list([.#REF!])" table:base-cell-address="July_2025.C2">
          <table:help-message table:display="true"/>
          <table:error-message table:display="true"/>
        </table:content-validation>
        <table:content-validation table:name="val2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26" table:condition="of:cell-content-is-decimal-number() and cell-content-is-between(0,[.F2])" table:base-cell-address="July_2025.G2">
          <table:help-message table:display="true"/>
          <table:error-message table:display="true"/>
        </table:content-validation>
        <table:content-validation table:name="val27" table:condition="of:cell-content-is-decimal-number() and cell-content-is-between(0,[.W2])" table:base-cell-address="July_2025.Y2">
          <table:help-message table:display="true"/>
          <table:error-message table:display="true"/>
        </table:content-validation>
        <table:content-validation table:name="val2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2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0" table:condition="of:cell-content-is-in-list([.#REF!])" table:base-cell-address="August_2025.C2">
          <table:help-message table:display="true"/>
          <table:error-message table:display="true"/>
        </table:content-validation>
        <table:content-validation table:name="val3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3" table:condition="of:cell-content-is-decimal-number() and cell-content-is-between(0,[.F2])" table:base-cell-address="August_2025.G2">
          <table:help-message table:display="true"/>
          <table:error-message table:display="true"/>
        </table:content-validation>
        <table:content-validation table:name="val34" table:condition="of:cell-content-is-decimal-number() and cell-content-is-between(0,[.W2])" table:base-cell-address="August_2025.Y2">
          <table:help-message table:display="true"/>
          <table:error-message table:display="true"/>
        </table:content-validation>
        <table:content-validation table:name="val35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6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7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38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39" table:condition="of:cell-content-is-decimal-number() and cell-content-is-between(0,[.W2])" table:base-cell-address="Sept_2025.Y2">
          <table:help-message table:display="true"/>
          <table:error-message table:display="true"/>
        </table:content-validation>
        <table:content-validation table:name="val40" table:condition="of:cell-content-is-decimal-number() and cell-content-is-between(0,[.F2])" table:base-cell-address="Sept_2025.G2">
          <table:help-message table:display="true"/>
          <table:error-message table:display="true"/>
        </table:content-validation>
        <table:content-validation table:name="val41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3" table:condition="of:cell-content-is-in-list([.#REF!])" table:base-cell-address="Sept_2025.C2">
          <table:help-message table:display="true"/>
          <table:error-message table:display="true"/>
        </table:content-validation>
        <table:content-validation table:name="val44" table:condition="of:cell-content-is-in-list([.#REF!])" table:base-cell-address="Oct_2025.C2">
          <table:help-message table:display="true"/>
          <table:error-message table:display="true"/>
        </table:content-validation>
        <table:content-validation table:name="val45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6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47" table:condition="of:cell-content-is-decimal-number() and cell-content-is-between(0,[.F2])" table:base-cell-address="Oct_2025.G2">
          <table:help-message table:display="true"/>
          <table:error-message table:display="true"/>
        </table:content-validation>
        <table:content-validation table:name="val48" table:condition="of:cell-content-is-decimal-number() and cell-content-is-between(0,[.W2])" table:base-cell-address="Oct_2025.Y2">
          <table:help-message table:display="true"/>
          <table:error-message table:display="true"/>
        </table:content-validation>
        <table:content-validation table:name="val4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0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2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3" table:condition="of:cell-content-is-decimal-number() and cell-content-is-between(0,[.W2])" table:base-cell-address="Nov_2025.Y2">
          <table:help-message table:display="true"/>
          <table:error-message table:display="true"/>
        </table:content-validation>
        <table:content-validation table:name="val54" table:condition="of:cell-content-is-decimal-number() and cell-content-is-between(0,[.F2])" table:base-cell-address="Nov_2025.G2">
          <table:help-message table:display="true"/>
          <table:error-message table:display="true"/>
        </table:content-validation>
        <table:content-validation table:name="val55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5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57" table:condition="of:cell-content-is-in-list([.#REF!])" table:base-cell-address="Nov_2025.C2">
          <table:help-message table:display="true"/>
          <table:error-message table:display="true"/>
        </table:content-validation>
        <table:content-validation table:name="val5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59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60" table:condition="of:cell-content-is-decimal-number() and cell-content-is-between(0,[.W2])" table:base-cell-address="Dec_2025.Y2">
          <table:help-message table:display="true"/>
          <table:error-message table:display="true"/>
        </table:content-validation>
        <table:content-validation table:name="val61" table:condition="of:cell-content-is-decimal-number() and cell-content-is-between(0,[.F2])" table:base-cell-address="Dec_2025.G2">
          <table:help-message table:display="true"/>
          <table:error-message table:display="true"/>
        </table:content-validation>
        <table:content-validation table:name="val6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4" table:condition="of:cell-content-is-in-list([.#REF!])" table:base-cell-address="Dec_2025.C2">
          <table:help-message table:display="true"/>
          <table:error-message table:display="true"/>
        </table:content-validation>
        <table:content-validation table:name="val65" table:condition="of:cell-content-is-in-list([.#REF!])" table:base-cell-address="Jan_2026.C2">
          <table:help-message table:display="true"/>
          <table:error-message table:display="true"/>
        </table:content-validation>
        <table:content-validation table:name="val66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67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68" table:condition="of:cell-content-is-decimal-number() and cell-content-is-between(0,[.F2])" table:base-cell-address="Jan_2026.G2">
          <table:help-message table:display="true"/>
          <table:error-message table:display="true"/>
        </table:content-validation>
        <table:content-validation table:name="val69" table:condition="of:cell-content-is-decimal-number() and cell-content-is-between(0,[.W2])" table:base-cell-address="Jan_2026.Y2">
          <table:help-message table:display="true"/>
          <table:error-message table:display="true"/>
        </table:content-validation>
        <table:content-validation table:name="val7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1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2" table:condition="of:cell-content-is-in-list([.#REF!])" table:base-cell-address="Feb_2026.C2">
          <table:help-message table:display="true"/>
          <table:error-message table:display="true"/>
        </table:content-validation>
        <table:content-validation table:name="val7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74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75" table:condition="of:cell-content-is-decimal-number() and cell-content-is-between(0,[.F2])" table:base-cell-address="Feb_2026.G2">
          <table:help-message table:display="true"/>
          <table:error-message table:display="true"/>
        </table:content-validation>
        <table:content-validation table:name="val76" table:condition="of:cell-content-is-decimal-number() and cell-content-is-between(0,[.W2])" table:base-cell-address="Feb_2026.Y2">
          <table:help-message table:display="true"/>
          <table:error-message table:display="true"/>
        </table:content-validation>
        <table:content-validation table:name="val77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78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79" table:condition="of:cell-content-is-decimal-number() and cell-content-is-between(-9999999999999,9999999999999)">
          <table:help-message table:display="true"/>
          <table:error-message table:display="true"/>
        </table:content-validation>
        <table:content-validation table:name="val80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81" table:condition="of:cell-content-is-decimal-number() and cell-content-is-between(0,[.W2])" table:base-cell-address="March_2026.Y2">
          <table:help-message table:display="true"/>
          <table:error-message table:display="true"/>
        </table:content-validation>
        <table:content-validation table:name="val82" table:condition="of:cell-content-is-decimal-number() and cell-content-is-between(0,[.F2])" table:base-cell-address="March_2026.G2">
          <table:help-message table:display="true"/>
          <table:error-message table:display="true"/>
        </table:content-validation>
        <table:content-validation table:name="val83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84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85" table:condition="of:cell-content-is-in-list([.#REF!])" table:base-cell-address="March_2026.C2">
          <table:help-message table:display="true"/>
          <table:error-message table:display="true"/>
        </table:content-validation>
      </table:content-validations>
      <table:table table:name="April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" table:style-name="ce2">
            <text:p>Year</text:p>
          </table:table-cell>
          <table:table-cell office:value-type="string" table:content-validation-name="val2" table:style-name="ce2">
            <text:p>Month</text:p>
          </table:table-cell>
          <table:table-cell office:value-type="string" table:content-validation-name="val2" table:style-name="ce3">
            <text:p>Organisation name</text:p>
          </table:table-cell>
          <table:table-cell office:value-type="string" table:content-validation-name="val2" table:style-name="ce3">
            <text:p>Organisation type</text:p>
          </table:table-cell>
          <table:table-cell office:value-type="string" table:content-validation-name="val2" table:style-name="ce4">
            <office:annotation draw:style-name="a0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" table:style-name="ce4">
            <text:p>Payroll staff;</text:p>
            <text:p>Total;</text:p>
            <text:p>Headcount</text:p>
          </table:table-cell>
          <table:table-cell office:value-type="string" table:content-validation-name="val2" table:style-name="ce4">
            <text:p>Payroll staff;</text:p>
            <text:p>Total;</text:p>
            <text:p>Full-time equivalent</text:p>
          </table:table-cell>
          <table:table-cell office:value-type="string" table:content-validation-name="val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" table:style-name="ce4">
            <text:p>Payroll staff costs;</text:p>
            <text:p>Salary</text:p>
          </table:table-cell>
          <table:table-cell office:value-type="string" table:content-validation-name="val3" table:style-name="ce4">
            <text:p>Payroll staff costs;</text:p>
            <text:p>Allowances</text:p>
          </table:table-cell>
          <table:table-cell office:value-type="string" table:content-validation-name="val3" table:style-name="ce4">
            <text:p>Payroll staff costs;</text:p>
            <text:p>Non-consolidated performance payments</text:p>
          </table:table-cell>
          <table:table-cell office:value-type="string" table:content-validation-name="val3" table:style-name="ce4">
            <text:p>Payroll staff costs;</text:p>
            <text:p>Overtime</text:p>
          </table:table-cell>
          <table:table-cell office:value-type="string" table:content-validation-name="val3" table:style-name="ce4">
            <text:p>Payroll staff costs;</text:p>
            <text:p>Employer pension contributions</text:p>
          </table:table-cell>
          <table:table-cell office:value-type="string" table:content-validation-name="val3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Attorney General's Office</text:p>
          </table:table-cell>
          <table:table-cell office:value-type="string" table:content-validation-name="val1" table:style-name="ce8">
            <text:p>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7" table:content-validation-name="val5" table:style-name="ce40">
            <text:p>7.00</text:p>
          </table:table-cell>
          <table:table-cell office:value-type="float" office:value="7" table:content-validation-name="val8" table:style-name="ce39">
            <text:p>7.00</text:p>
          </table:table-cell>
          <table:table-cell office:value-type="float" office:value="4" table:content-validation-name="val5" table:style-name="ce40">
            <text:p>4.00</text:p>
          </table:table-cell>
          <table:table-cell office:value-type="float" office:value="4" table:content-validation-name="val8" table:style-name="ce39">
            <text:p>4.00</text:p>
          </table:table-cell>
          <table:table-cell office:value-type="float" office:value="16" table:content-validation-name="val5" table:style-name="ce40">
            <text:p>16.00</text:p>
          </table:table-cell>
          <table:table-cell office:value-type="float" office:value="15.833333333333334" table:content-validation-name="val8" table:style-name="ce39">
            <text:p>15.83</text:p>
          </table:table-cell>
          <table:table-cell office:value-type="float" office:value="24" table:content-validation-name="val5" table:style-name="ce40">
            <text:p>24.00</text:p>
          </table:table-cell>
          <table:table-cell office:value-type="float" office:value="23.864864864864863" table:content-validation-name="val8" table:style-name="ce39">
            <text:p>23.86</text:p>
          </table:table-cell>
          <table:table-cell office:value-type="float" office:value="5" table:content-validation-name="val5" table:style-name="ce40">
            <text:p>5.00</text:p>
          </table:table-cell>
          <table:table-cell office:value-type="float" office:value="5" table:content-validation-name="val8" table:style-name="ce39">
            <text:p>5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56" table:formula="of:=SUM([.F2];[.H2];[.J2];[.L2];[.N2];[.P2])" table:content-validation-name="val2" table:style-name="ce10">
            <text:p>56</text:p>
          </table:table-cell>
          <table:table-cell office:value-type="float" office:value="55.698198198198199" table:formula="of:=SUM([.G2];[.I2];[.K2];[.M2];[.O2];[.Q2])" table:content-validation-name="val2" table:style-name="ce10">
            <text:p>56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2];[.V2];[.X2])" table:style-name="ce12">
            <text:p>0</text:p>
          </table:table-cell>
          <table:table-cell office:value-type="float" office:value="0" table:formula="of:=SUM([.U2];[.W2];[.Y2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56" table:formula="of:=[.R2]+[.Z2]" table:content-validation-name="val2" table:style-name="ce14">
            <text:p>56</text:p>
          </table:table-cell>
          <table:table-cell office:value-type="float" office:value="55.698198198198199" table:formula="of:=[.S2]+[.AA2]" table:content-validation-name="val2" table:style-name="ce14">
            <text:p>56</text:p>
          </table:table-cell>
          <table:table-cell office:value-type="currency" office:value="255163.56" table:content-validation-name="val3" table:style-name="ce15">
            <text:p>£255,163.56</text:p>
          </table:table-cell>
          <table:table-cell office:value-type="currency" office:value="13768.25" table:content-validation-name="val3" table:style-name="ce15">
            <text:p>£13,768.25</text:p>
          </table:table-cell>
          <table:table-cell office:value-type="currency" office:value="50" table:content-validation-name="val3" table:style-name="ce15">
            <text:p>£5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73288.929999999993" table:content-validation-name="val3" table:style-name="ce15">
            <text:p>£73,288.93</text:p>
          </table:table-cell>
          <table:table-cell office:value-type="currency" office:value="36498.17" table:content-validation-name="val3" table:style-name="ce15">
            <text:p>£36,498.17</text:p>
          </table:table-cell>
          <table:table-cell office:value-type="currency" office:value="378768.91" table:formula="of:=SUM([.AE2:.AJ2])" table:style-name="ce16">
            <text:p>£378,768.91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2:.AM2])" table:style-name="ce18">
            <text:p>£0.00</text:p>
          </table:table-cell>
          <table:table-cell office:value-type="currency" office:value="378768.91" table:formula="of:=SUM([.AN2];[.AK2])" table:style-name="ce16">
            <text:p>£378,768.9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Government Legal Department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41" table:content-validation-name="val5" table:style-name="ce40">
            <text:p>41.00</text:p>
          </table:table-cell>
          <table:table-cell office:value-type="float" office:value="37.995345345345342" table:content-validation-name="val8" table:style-name="ce39">
            <text:p>38.00</text:p>
          </table:table-cell>
          <table:table-cell office:value-type="float" office:value="422" table:content-validation-name="val5" table:style-name="ce40">
            <text:p>422.00</text:p>
          </table:table-cell>
          <table:table-cell office:value-type="float" office:value="410.80412912912919" table:content-validation-name="val8" table:style-name="ce39">
            <text:p>410.80</text:p>
          </table:table-cell>
          <table:table-cell office:value-type="float" office:value="354" table:content-validation-name="val5" table:style-name="ce40">
            <text:p>354.00</text:p>
          </table:table-cell>
          <table:table-cell office:value-type="float" office:value="345.86579794079807" table:content-validation-name="val8" table:style-name="ce39">
            <text:p>345.87</text:p>
          </table:table-cell>
          <table:table-cell office:value-type="float" office:value="2128" table:content-validation-name="val5" table:style-name="ce40">
            <text:p>2128.00</text:p>
          </table:table-cell>
          <table:table-cell office:value-type="float" office:value="1964.2248498498441" table:content-validation-name="val8" table:style-name="ce39">
            <text:p>1964.22</text:p>
          </table:table-cell>
          <table:table-cell office:value-type="float" office:value="238" table:content-validation-name="val5" table:style-name="ce40">
            <text:p>238.00</text:p>
          </table:table-cell>
          <table:table-cell office:value-type="float" office:value="222.89756756756751" table:content-validation-name="val8" table:style-name="ce39">
            <text:p>222.9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3183" table:formula="of:=SUM([.F3];[.H3];[.J3];[.L3];[.N3];[.P3])" table:content-validation-name="val2" table:style-name="ce10">
            <text:p>3,183</text:p>
          </table:table-cell>
          <table:table-cell office:value-type="float" office:value="2981.787689832684" table:formula="of:=SUM([.G3];[.I3];[.K3];[.M3];[.O3];[.Q3])" table:content-validation-name="val2" table:style-name="ce10">
            <text:p>2,982</text:p>
          </table:table-cell>
          <table:table-cell office:value-type="float" office:value="107" table:content-validation-name="val6" table:style-name="ce41">
            <text:p>107</text:p>
          </table:table-cell>
          <table:table-cell office:value-type="float" office:value="105.34726433750824" table:content-validation-name="val8" table:style-name="ce39">
            <text:p>105.35</text:p>
          </table:table-cell>
          <table:table-cell office:value-type="float" office:value="283" table:content-validation-name="val6" table:style-name="ce41">
            <text:p>283</text:p>
          </table:table-cell>
          <table:table-cell office:value-type="float" office:value="280.25135135135133" table:content-validation-name="val8" table:style-name="ce39">
            <text:p>280.25</text:p>
          </table:table-cell>
          <table:table-cell office:value-type="float" office:value="0" table:content-validation-name="val8" table:style-name="ce9">
            <text:p>0.00</text:p>
          </table:table-cell>
          <table:table-cell office:value-type="float" office:value="0" table:content-validation-name="val7" table:style-name="ce9">
            <text:p>0.00</text:p>
          </table:table-cell>
          <table:table-cell office:value-type="float" office:value="390" table:formula="of:=SUM([.T3];[.V3];[.X3])" table:style-name="ce12">
            <text:p>390</text:p>
          </table:table-cell>
          <table:table-cell office:value-type="float" office:value="385.59861568885958" table:formula="of:=SUM([.U3];[.W3];[.Y3])" table:style-name="ce12">
            <text:p>386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3573" table:formula="of:=[.R3]+[.Z3]" table:content-validation-name="val2" table:style-name="ce14">
            <text:p>3,573</text:p>
          </table:table-cell>
          <table:table-cell office:value-type="float" office:value="3367.3863055215434" table:formula="of:=[.S3]+[.AA3]" table:content-validation-name="val2" table:style-name="ce14">
            <text:p>3,367</text:p>
          </table:table-cell>
          <table:table-cell office:value-type="currency" office:value="15144576.630000001" table:content-validation-name="val3" table:style-name="ce15">
            <text:p>£15,144,576.63</text:p>
          </table:table-cell>
          <table:table-cell office:value-type="currency" office:value="72560.960000000006" table:content-validation-name="val3" table:style-name="ce15">
            <text:p>£72,560.96</text:p>
          </table:table-cell>
          <table:table-cell office:value-type="currency" office:value="15500" table:content-validation-name="val3" table:style-name="ce15">
            <text:p>£15,500.00</text:p>
          </table:table-cell>
          <table:table-cell office:value-type="currency" office:value="21302.35" table:content-validation-name="val3" table:style-name="ce15">
            <text:p>£21,302.35</text:p>
          </table:table-cell>
          <table:table-cell office:value-type="currency" office:value="4331424.0199999996" table:content-validation-name="val3" table:style-name="ce15">
            <text:p>£4,331,424.02</text:p>
          </table:table-cell>
          <table:table-cell office:value-type="currency" office:value="2085281.9" table:content-validation-name="val3" table:style-name="ce15">
            <text:p>£2,085,281.90</text:p>
          </table:table-cell>
          <table:table-cell office:value-type="currency" office:value="21670645.859999999" table:formula="of:=SUM([.AE3:.AJ3])" table:style-name="ce16">
            <text:p>£21,670,645.86</text:p>
          </table:table-cell>
          <table:table-cell office:value-type="currency" office:value="2090627.55" table:content-validation-name="val3" table:style-name="ce17">
            <text:p>£2,090,627.55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2090627.55" table:formula="of:=SUM([.AL3:.AM3])" table:style-name="ce18">
            <text:p>£2,090,627.55</text:p>
          </table:table-cell>
          <table:table-cell office:value-type="currency" office:value="23761273.41" table:formula="of:=SUM([.AN3];[.AK3])" table:style-name="ce16">
            <text:p>£23,761,273.4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pril</text:p>
          </table:table-cell>
          <table:table-cell office:value-type="string" table:content-validation-name="val1" table:style-name="ce8">
            <text:p>Crown Prosecution Service Inspectorate</text:p>
          </table:table-cell>
          <table:table-cell office:value-type="string" table:content-validation-name="val1" table:style-name="ce8">
            <text:p>Non-Ministerial Department</text:p>
          </table:table-cell>
          <table:table-cell office:value-type="string" table:content-validation-name="val1" table:style-name="ce38">
            <text:p>Attorney General's Departments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" table:content-validation-name="val5" table:style-name="ce40">
            <text:p>1.00</text:p>
          </table:table-cell>
          <table:table-cell office:value-type="float" office:value="1" table:content-validation-name="val8" table:style-name="ce39">
            <text:p>1.00</text:p>
          </table:table-cell>
          <table:table-cell office:value-type="float" office:value="19" table:content-validation-name="val5" table:style-name="ce40">
            <text:p>19.00</text:p>
          </table:table-cell>
          <table:table-cell office:value-type="float" office:value="18.659459459459462" table:content-validation-name="val8" table:style-name="ce39">
            <text:p>18.66</text:p>
          </table:table-cell>
          <table:table-cell office:value-type="float" office:value="2" table:content-validation-name="val5" table:style-name="ce40">
            <text:p>2.00</text:p>
          </table:table-cell>
          <table:table-cell office:value-type="float" office:value="2" table:content-validation-name="val8" table:style-name="ce39">
            <text:p>2.00</text:p>
          </table:table-cell>
          <table:table-cell office:value-type="float" office:value="0" table:content-validation-name="val5" table:style-name="ce40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25" table:formula="of:=SUM([.F4];[.H4];[.J4];[.L4];[.N4];[.P4])" table:content-validation-name="val2" table:style-name="ce10">
            <text:p>25</text:p>
          </table:table-cell>
          <table:table-cell office:value-type="float" office:value="24.659459459459462" table:formula="of:=SUM([.G4];[.I4];[.K4];[.M4];[.O4];[.Q4])" table:content-validation-name="val2" table:style-name="ce10">
            <text:p>25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6" table:style-name="ce41">
            <text:p>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8" table:style-name="ce39">
            <text:p>0.00</text:p>
          </table:table-cell>
          <table:table-cell office:value-type="float" office:value="0" table:content-validation-name="val7" table:style-name="ce42">
            <text:p>0.00</text:p>
          </table:table-cell>
          <table:table-cell office:value-type="float" office:value="0" table:formula="of:=SUM([.T4];[.V4];[.X4])" table:style-name="ce12">
            <text:p>0</text:p>
          </table:table-cell>
          <table:table-cell office:value-type="float" office:value="0" table:formula="of:=SUM([.U4];[.W4];[.Y4])" table:style-name="ce12">
            <text:p>0</text:p>
          </table:table-cell>
          <table:table-cell office:value-type="float" office:value="0" table:content-validation-name="val4" table:style-name="ce13">
            <text:p>0.00</text:p>
          </table:table-cell>
          <table:table-cell office:value-type="float" office:value="25" table:formula="of:=[.R4]+[.Z4]" table:content-validation-name="val2" table:style-name="ce14">
            <text:p>25</text:p>
          </table:table-cell>
          <table:table-cell office:value-type="float" office:value="24.659459459459462" table:formula="of:=[.S4]+[.AA4]" table:content-validation-name="val2" table:style-name="ce14">
            <text:p>25</text:p>
          </table:table-cell>
          <table:table-cell office:value-type="currency" office:value="143647.99" table:content-validation-name="val3" table:style-name="ce15">
            <text:p>£143,647.99</text:p>
          </table:table-cell>
          <table:table-cell office:value-type="currency" office:value="747.35" table:content-validation-name="val3" table:style-name="ce15">
            <text:p>£747.35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0" table:content-validation-name="val3" table:style-name="ce15">
            <text:p>£0.00</text:p>
          </table:table-cell>
          <table:table-cell office:value-type="currency" office:value="41614.83" table:content-validation-name="val3" table:style-name="ce15">
            <text:p>£41,614.83</text:p>
          </table:table-cell>
          <table:table-cell office:value-type="currency" office:value="20032.95" table:content-validation-name="val3" table:style-name="ce15">
            <text:p>£20,032.95</text:p>
          </table:table-cell>
          <table:table-cell office:value-type="currency" office:value="206043.12" table:formula="of:=SUM([.AE4:.AJ4])" table:style-name="ce16">
            <text:p>£206,043.12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content-validation-name="val3" table:style-name="ce17">
            <text:p>£0.00</text:p>
          </table:table-cell>
          <table:table-cell office:value-type="currency" office:value="0" table:formula="of:=SUM([.AL4:.AM4])" table:style-name="ce18">
            <text:p>£0.00</text:p>
          </table:table-cell>
          <table:table-cell office:value-type="currency" office:value="206043.12" table:formula="of:=SUM([.AN4];[.AK4])" table:style-name="ce16">
            <text:p>£206,043.12</text:p>
          </table:table-cell>
          <table:table-cell table:number-columns-repeated="16343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62" table:style-name="ce1"/>
        </table:table-row>
        <table:table-row table:number-rows-repeated="1048564" table:style-name="ro3">
          <table:table-cell table:number-columns-repeated="16384"/>
        </table:table-row>
      </table:table>
      <table:table table:name="Ma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9" table:style-name="ce2">
            <text:p>Year</text:p>
          </table:table-cell>
          <table:table-cell office:value-type="string" table:content-validation-name="val9" table:style-name="ce2">
            <text:p>Month</text:p>
          </table:table-cell>
          <table:table-cell office:value-type="string" table:content-validation-name="val9" table:style-name="ce3">
            <text:p>Organisation name</text:p>
          </table:table-cell>
          <table:table-cell office:value-type="string" table:content-validation-name="val9" table:style-name="ce3">
            <text:p>Organisation type</text:p>
          </table:table-cell>
          <table:table-cell office:value-type="string" table:content-validation-name="val9" table:style-name="ce4">
            <office:annotation draw:style-name="a1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9" table:style-name="ce4">
            <text:p>Payroll staff;</text:p>
            <text:p>Total;</text:p>
            <text:p>Headcount</text:p>
          </table:table-cell>
          <table:table-cell office:value-type="string" table:content-validation-name="val9" table:style-name="ce4">
            <text:p>Payroll staff;</text:p>
            <text:p>Total;</text:p>
            <text:p>Full-time equivalent</text:p>
          </table:table-cell>
          <table:table-cell office:value-type="string" table:content-validation-name="val9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9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9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9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9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9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9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9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9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4" table:style-name="ce4">
            <text:p>Payroll staff costs;</text:p>
            <text:p>Salary</text:p>
          </table:table-cell>
          <table:table-cell office:value-type="string" table:content-validation-name="val14" table:style-name="ce4">
            <text:p>Payroll staff costs;</text:p>
            <text:p>Allowances</text:p>
          </table:table-cell>
          <table:table-cell office:value-type="string" table:content-validation-name="val14" table:style-name="ce4">
            <text:p>Payroll staff costs;</text:p>
            <text:p>Non-consolidated performance payments</text:p>
          </table:table-cell>
          <table:table-cell office:value-type="string" table:content-validation-name="val14" table:style-name="ce4">
            <text:p>Payroll staff costs;</text:p>
            <text:p>Overtime</text:p>
          </table:table-cell>
          <table:table-cell office:value-type="string" table:content-validation-name="val14" table:style-name="ce4">
            <text:p>Payroll staff costs;</text:p>
            <text:p>Employer pension contributions</text:p>
          </table:table-cell>
          <table:table-cell office:value-type="string" table:content-validation-name="val14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5" table:style-name="ce8">
            <text:p>Attorney General's Office</text:p>
          </table:table-cell>
          <table:table-cell office:value-type="string" table:content-validation-name="val15" table:style-name="ce8">
            <text:p>Ministerial Department</text:p>
          </table:table-cell>
          <table:table-cell office:value-type="string" table:content-validation-name="val15" table:style-name="ce43">
            <text:p>Attorney General's Departments</text:p>
          </table:table-cell>
          <table:table-cell office:value-type="float" office:value="6" table:content-validation-name="val10" table:style-name="ce45">
            <text:p>6.00</text:p>
          </table:table-cell>
          <table:table-cell office:value-type="float" office:value="6" table:content-validation-name="val11" table:style-name="ce44">
            <text:p>6.00</text:p>
          </table:table-cell>
          <table:table-cell office:value-type="float" office:value="4" table:content-validation-name="val10" table:style-name="ce45">
            <text:p>4.00</text:p>
          </table:table-cell>
          <table:table-cell office:value-type="float" office:value="4" table:content-validation-name="val11" table:style-name="ce44">
            <text:p>4.00</text:p>
          </table:table-cell>
          <table:table-cell office:value-type="float" office:value="18" table:content-validation-name="val10" table:style-name="ce45">
            <text:p>18.00</text:p>
          </table:table-cell>
          <table:table-cell office:value-type="float" office:value="17.833333333333336" table:content-validation-name="val11" table:style-name="ce44">
            <text:p>17.83</text:p>
          </table:table-cell>
          <table:table-cell office:value-type="float" office:value="24" table:content-validation-name="val10" table:style-name="ce45">
            <text:p>24.00</text:p>
          </table:table-cell>
          <table:table-cell office:value-type="float" office:value="23.864864864864867" table:content-validation-name="val11" table:style-name="ce44">
            <text:p>23.86</text:p>
          </table:table-cell>
          <table:table-cell office:value-type="float" office:value="5" table:content-validation-name="val10" table:style-name="ce45">
            <text:p>5.00</text:p>
          </table:table-cell>
          <table:table-cell office:value-type="float" office:value="5" table:content-validation-name="val11" table:style-name="ce44">
            <text:p>5.00</text:p>
          </table:table-cell>
          <table:table-cell office:value-type="float" office:value="0" table:content-validation-name="val10" table:style-name="ce45">
            <text:p>0.00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57" table:formula="of:=SUM([.F2];[.H2];[.J2];[.L2];[.N2];[.P2])" table:content-validation-name="val9" table:style-name="ce19">
            <text:p>57</text:p>
          </table:table-cell>
          <table:table-cell office:value-type="float" office:value="56.698198198198199" table:formula="of:=SUM([.G2];[.I2];[.K2];[.M2];[.O2];[.Q2])" table:content-validation-name="val9" table:style-name="ce19">
            <text:p>57</text:p>
          </table:table-cell>
          <table:table-cell office:value-type="float" office:value="0" table:content-validation-name="val13" table:style-name="ce46">
            <text:p>0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0" table:content-validation-name="val13" table:style-name="ce46">
            <text:p>0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0" table:content-validation-name="val12" table:style-name="ce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57" table:formula="of:=[.R2]+[.Z2]" table:content-validation-name="val9" table:style-name="ce22">
            <text:p>57</text:p>
          </table:table-cell>
          <table:table-cell office:value-type="float" office:value="56.698198198198199" table:formula="of:=[.S2]+[.AA2]" table:content-validation-name="val9" table:style-name="ce22">
            <text:p>57</text:p>
          </table:table-cell>
          <table:table-cell office:value-type="currency" office:value="256988.98" table:content-validation-name="val14" table:style-name="ce15">
            <text:p>£256,988.98</text:p>
          </table:table-cell>
          <table:table-cell office:value-type="currency" office:value="10109.370000000001" table:content-validation-name="val14" table:style-name="ce15">
            <text:p>£10,109.37</text:p>
          </table:table-cell>
          <table:table-cell office:value-type="currency" office:value="0" table:content-validation-name="val14" table:style-name="ce15">
            <text:p>£0.00</text:p>
          </table:table-cell>
          <table:table-cell office:value-type="currency" office:value="0" table:content-validation-name="val14" table:style-name="ce15">
            <text:p>£0.00</text:p>
          </table:table-cell>
          <table:table-cell office:value-type="currency" office:value="75652.009999999995" table:content-validation-name="val14" table:style-name="ce15">
            <text:p>£75,652.01</text:p>
          </table:table-cell>
          <table:table-cell office:value-type="currency" office:value="36435.68" table:content-validation-name="val14" table:style-name="ce15">
            <text:p>£36,435.68</text:p>
          </table:table-cell>
          <table:table-cell office:value-type="currency" office:value="379186.04000000004" table:formula="of:=SUM([.AE2:.AJ2])" table:style-name="ce23">
            <text:p>£379,186.04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79186.04000000004" table:formula="of:=SUM([.AN2];[.AK2])" table:style-name="ce23">
            <text:p>£379,186.0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5" table:style-name="ce8">
            <text:p>Government Legal Department</text:p>
          </table:table-cell>
          <table:table-cell office:value-type="string" table:content-validation-name="val15" table:style-name="ce8">
            <text:p>Non-Ministerial Department</text:p>
          </table:table-cell>
          <table:table-cell office:value-type="string" table:content-validation-name="val15" table:style-name="ce43">
            <text:p>Attorney General's Departments</text:p>
          </table:table-cell>
          <table:table-cell office:value-type="float" office:value="38" table:content-validation-name="val10" table:style-name="ce45">
            <text:p>38.00</text:p>
          </table:table-cell>
          <table:table-cell office:value-type="float" office:value="34.995345345345349" table:content-validation-name="val11" table:style-name="ce44">
            <text:p>35.00</text:p>
          </table:table-cell>
          <table:table-cell office:value-type="float" office:value="423" table:content-validation-name="val10" table:style-name="ce45">
            <text:p>423.00</text:p>
          </table:table-cell>
          <table:table-cell office:value-type="float" office:value="412.53168168168179" table:content-validation-name="val11" table:style-name="ce44">
            <text:p>412.53</text:p>
          </table:table-cell>
          <table:table-cell office:value-type="float" office:value="356" table:content-validation-name="val10" table:style-name="ce45">
            <text:p>356.00</text:p>
          </table:table-cell>
          <table:table-cell office:value-type="float" office:value="347.86579794079802" table:content-validation-name="val11" table:style-name="ce44">
            <text:p>347.87</text:p>
          </table:table-cell>
          <table:table-cell office:value-type="float" office:value="2142" table:content-validation-name="val10" table:style-name="ce45">
            <text:p>2142.00</text:p>
          </table:table-cell>
          <table:table-cell office:value-type="float" office:value="1978.2333183183125" table:content-validation-name="val11" table:style-name="ce44">
            <text:p>1978.23</text:p>
          </table:table-cell>
          <table:table-cell office:value-type="float" office:value="238" table:content-validation-name="val10" table:style-name="ce45">
            <text:p>238.00</text:p>
          </table:table-cell>
          <table:table-cell office:value-type="float" office:value="222.65432432432425" table:content-validation-name="val11" table:style-name="ce44">
            <text:p>222.65</text:p>
          </table:table-cell>
          <table:table-cell office:value-type="float" office:value="0" table:content-validation-name="val10" table:style-name="ce45">
            <text:p>0.00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3197" table:formula="of:=SUM([.F3];[.H3];[.J3];[.L3];[.N3];[.P3])" table:content-validation-name="val9" table:style-name="ce19">
            <text:p>3,197</text:p>
          </table:table-cell>
          <table:table-cell office:value-type="float" office:value="2996.2804676104615" table:formula="of:=SUM([.G3];[.I3];[.K3];[.M3];[.O3];[.Q3])" table:content-validation-name="val9" table:style-name="ce19">
            <text:p>2,996</text:p>
          </table:table-cell>
          <table:table-cell office:value-type="float" office:value="105" table:content-validation-name="val13" table:style-name="ce46">
            <text:p>105</text:p>
          </table:table-cell>
          <table:table-cell office:value-type="float" office:value="103.34726433750824" table:content-validation-name="val11" table:style-name="ce44">
            <text:p>103.35</text:p>
          </table:table-cell>
          <table:table-cell office:value-type="float" office:value="270" table:content-validation-name="val13" table:style-name="ce46">
            <text:p>270</text:p>
          </table:table-cell>
          <table:table-cell office:value-type="float" office:value="267.44054054054055" table:content-validation-name="val11" table:style-name="ce44">
            <text:p>267.44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0" table:content-validation-name="val12" table:style-name="ce47">
            <text:p>0.00</text:p>
          </table:table-cell>
          <table:table-cell office:value-type="float" office:value="375" table:formula="of:=SUM([.T3];[.V3];[.X3])" table:style-name="ce20">
            <text:p>375</text:p>
          </table:table-cell>
          <table:table-cell office:value-type="float" office:value="370.7878048780488" table:formula="of:=SUM([.U3];[.W3];[.Y3])" table:style-name="ce20">
            <text:p>371</text:p>
          </table:table-cell>
          <table:table-cell office:value-type="float" office:value="0" table:style-name="ce21">
            <text:p>0</text:p>
          </table:table-cell>
          <table:table-cell office:value-type="float" office:value="3572" table:formula="of:=[.R3]+[.Z3]" table:content-validation-name="val9" table:style-name="ce22">
            <text:p>3,572</text:p>
          </table:table-cell>
          <table:table-cell office:value-type="float" office:value="3367.0682724885105" table:formula="of:=[.S3]+[.AA3]" table:content-validation-name="val9" table:style-name="ce22">
            <text:p>3,367</text:p>
          </table:table-cell>
          <table:table-cell office:value-type="currency" office:value="15241791.779999999" table:content-validation-name="val14" table:style-name="ce15">
            <text:p>£15,241,791.78</text:p>
          </table:table-cell>
          <table:table-cell office:value-type="currency" office:value="66648.25" table:content-validation-name="val14" table:style-name="ce15">
            <text:p>£66,648.25</text:p>
          </table:table-cell>
          <table:table-cell office:value-type="currency" office:value="11250" table:content-validation-name="val14" table:style-name="ce15">
            <text:p>£11,250.00</text:p>
          </table:table-cell>
          <table:table-cell office:value-type="currency" office:value="17239.68" table:content-validation-name="val14" table:style-name="ce15">
            <text:p>£17,239.68</text:p>
          </table:table-cell>
          <table:table-cell office:value-type="currency" office:value="4367059.59" table:content-validation-name="val14" table:style-name="ce15">
            <text:p>£4,367,059.59</text:p>
          </table:table-cell>
          <table:table-cell office:value-type="currency" office:value="2096616.34" table:content-validation-name="val14" table:style-name="ce15">
            <text:p>£2,096,616.34</text:p>
          </table:table-cell>
          <table:table-cell office:value-type="currency" office:value="21800605.639999997" table:formula="of:=SUM([.AE3:.AJ3])" table:style-name="ce23">
            <text:p>£21,800,605.64</text:p>
          </table:table-cell>
          <table:table-cell office:value-type="currency" office:value="2040297.12" table:content-validation-name="val14" table:style-name="ce17">
            <text:p>£2,040,297.12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2040297.12" table:formula="of:=SUM([.AL3:.AM3])" table:style-name="ce24">
            <text:p>£2,040,297.12</text:p>
          </table:table-cell>
          <table:table-cell office:value-type="currency" office:value="23840902.759999998" table:formula="of:=SUM([.AN3];[.AK3])" table:style-name="ce23">
            <text:p>£23,840,902.76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May</text:p>
          </table:table-cell>
          <table:table-cell office:value-type="string" table:content-validation-name="val15" table:style-name="ce8">
            <text:p>Crown Prosecution Service Inspectorate</text:p>
          </table:table-cell>
          <table:table-cell office:value-type="string" table:content-validation-name="val15" table:style-name="ce8">
            <text:p>Non-Ministerial Department</text:p>
          </table:table-cell>
          <table:table-cell office:value-type="string" table:content-validation-name="val15" table:style-name="ce43">
            <text:p>Attorney General's Departments</text:p>
          </table:table-cell>
          <table:table-cell office:value-type="float" office:value="2" table:content-validation-name="val10" table:style-name="ce45">
            <text:p>2.00</text:p>
          </table:table-cell>
          <table:table-cell office:value-type="float" office:value="2" table:content-validation-name="val11" table:style-name="ce44">
            <text:p>2.00</text:p>
          </table:table-cell>
          <table:table-cell office:value-type="float" office:value="1" table:content-validation-name="val10" table:style-name="ce45">
            <text:p>1.00</text:p>
          </table:table-cell>
          <table:table-cell office:value-type="float" office:value="1" table:content-validation-name="val11" table:style-name="ce44">
            <text:p>1.00</text:p>
          </table:table-cell>
          <table:table-cell office:value-type="float" office:value="1" table:content-validation-name="val10" table:style-name="ce45">
            <text:p>1.00</text:p>
          </table:table-cell>
          <table:table-cell office:value-type="float" office:value="1" table:content-validation-name="val11" table:style-name="ce44">
            <text:p>1.00</text:p>
          </table:table-cell>
          <table:table-cell office:value-type="float" office:value="19" table:content-validation-name="val10" table:style-name="ce45">
            <text:p>19.00</text:p>
          </table:table-cell>
          <table:table-cell office:value-type="float" office:value="18.659459459459462" table:content-validation-name="val11" table:style-name="ce44">
            <text:p>18.66</text:p>
          </table:table-cell>
          <table:table-cell office:value-type="float" office:value="2" table:content-validation-name="val10" table:style-name="ce45">
            <text:p>2.00</text:p>
          </table:table-cell>
          <table:table-cell office:value-type="float" office:value="2" table:content-validation-name="val11" table:style-name="ce44">
            <text:p>2.00</text:p>
          </table:table-cell>
          <table:table-cell office:value-type="float" office:value="0" table:content-validation-name="val10" table:style-name="ce45">
            <text:p>0.00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25" table:formula="of:=SUM([.F4];[.H4];[.J4];[.L4];[.N4];[.P4])" table:content-validation-name="val9" table:style-name="ce19">
            <text:p>25</text:p>
          </table:table-cell>
          <table:table-cell office:value-type="float" office:value="24.659459459459462" table:formula="of:=SUM([.G4];[.I4];[.K4];[.M4];[.O4];[.Q4])" table:content-validation-name="val9" table:style-name="ce19">
            <text:p>25</text:p>
          </table:table-cell>
          <table:table-cell office:value-type="float" office:value="0" table:content-validation-name="val13" table:style-name="ce46">
            <text:p>0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0" table:content-validation-name="val13" table:style-name="ce46">
            <text:p>0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0" table:content-validation-name="val11" table:style-name="ce44">
            <text:p>0.00</text:p>
          </table:table-cell>
          <table:table-cell office:value-type="float" office:value="0" table:content-validation-name="val12" table:style-name="ce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9" table:style-name="ce22">
            <text:p>25</text:p>
          </table:table-cell>
          <table:table-cell office:value-type="float" office:value="24.659459459459462" table:formula="of:=[.S4]+[.AA4]" table:content-validation-name="val9" table:style-name="ce22">
            <text:p>25</text:p>
          </table:table-cell>
          <table:table-cell office:value-type="currency" office:value="143350.72" table:content-validation-name="val14" table:style-name="ce15">
            <text:p>£143,350.72</text:p>
          </table:table-cell>
          <table:table-cell office:value-type="currency" office:value="747.35" table:content-validation-name="val14" table:style-name="ce15">
            <text:p>£747.35</text:p>
          </table:table-cell>
          <table:table-cell office:value-type="currency" office:value="250" table:content-validation-name="val14" table:style-name="ce15">
            <text:p>£250.00</text:p>
          </table:table-cell>
          <table:table-cell office:value-type="currency" office:value="0" table:content-validation-name="val14" table:style-name="ce15">
            <text:p>£0.00</text:p>
          </table:table-cell>
          <table:table-cell office:value-type="currency" office:value="41528.71" table:content-validation-name="val14" table:style-name="ce15">
            <text:p>£41,528.71</text:p>
          </table:table-cell>
          <table:table-cell office:value-type="currency" office:value="20025.849999999999" table:content-validation-name="val14" table:style-name="ce15">
            <text:p>£20,025.85</text:p>
          </table:table-cell>
          <table:table-cell office:value-type="currency" office:value="205902.63" table:formula="of:=SUM([.AE4:.AJ4])" table:style-name="ce23">
            <text:p>£205,902.63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0" table:content-validation-name="val14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902.63" table:formula="of:=SUM([.AN4];[.AK4])" table:style-name="ce23">
            <text:p>£205,902.63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ne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1" table:style-name="ce2">
            <text:p>Year</text:p>
          </table:table-cell>
          <table:table-cell office:value-type="string" table:content-validation-name="val21" table:style-name="ce2">
            <text:p>Month</text:p>
          </table:table-cell>
          <table:table-cell office:value-type="string" table:content-validation-name="val21" table:style-name="ce3">
            <text:p>Organisation name</text:p>
          </table:table-cell>
          <table:table-cell office:value-type="string" table:content-validation-name="val21" table:style-name="ce3">
            <text:p>Organisation type</text:p>
          </table:table-cell>
          <table:table-cell office:value-type="string" table:content-validation-name="val21" table:style-name="ce4">
            <office:annotation draw:style-name="a2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1" table:style-name="ce4">
            <text:p>Payroll staff;</text:p>
            <text:p>Total;</text:p>
            <text:p>Headcount</text:p>
          </table:table-cell>
          <table:table-cell office:value-type="string" table:content-validation-name="val21" table:style-name="ce4">
            <text:p>Payroll staff;</text:p>
            <text:p>Total;</text:p>
            <text:p>Full-time equivalent</text:p>
          </table:table-cell>
          <table:table-cell office:value-type="string" table:content-validation-name="val2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16" table:style-name="ce4">
            <text:p>Payroll staff costs;</text:p>
            <text:p>Salary</text:p>
          </table:table-cell>
          <table:table-cell office:value-type="string" table:content-validation-name="val16" table:style-name="ce4">
            <text:p>Payroll staff costs;</text:p>
            <text:p>Allowances</text:p>
          </table:table-cell>
          <table:table-cell office:value-type="string" table:content-validation-name="val16" table:style-name="ce4">
            <text:p>Payroll staff costs;</text:p>
            <text:p>Non-consolidated performance payments</text:p>
          </table:table-cell>
          <table:table-cell office:value-type="string" table:content-validation-name="val16" table:style-name="ce4">
            <text:p>Payroll staff costs;</text:p>
            <text:p>Overtime</text:p>
          </table:table-cell>
          <table:table-cell office:value-type="string" table:content-validation-name="val16" table:style-name="ce4">
            <text:p>Payroll staff costs;</text:p>
            <text:p>Employer pension contributions</text:p>
          </table:table-cell>
          <table:table-cell office:value-type="string" table:content-validation-name="val1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Attorney General's Office</text:p>
          </table:table-cell>
          <table:table-cell office:value-type="string" table:content-validation-name="val22" table:style-name="ce8">
            <text:p>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4" table:content-validation-name="val20" table:style-name="ce50">
            <text:p>4.00</text:p>
          </table:table-cell>
          <table:table-cell office:value-type="float" office:value="4" table:content-validation-name="val19" table:style-name="ce49">
            <text:p>4.00</text:p>
          </table:table-cell>
          <table:table-cell office:value-type="float" office:value="6" table:content-validation-name="val20" table:style-name="ce50">
            <text:p>6.00</text:p>
          </table:table-cell>
          <table:table-cell office:value-type="float" office:value="6" table:content-validation-name="val19" table:style-name="ce49">
            <text:p>6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833333333333336" table:content-validation-name="val19" table:style-name="ce49">
            <text:p>18.83</text:p>
          </table:table-cell>
          <table:table-cell office:value-type="float" office:value="27" table:content-validation-name="val20" table:style-name="ce50">
            <text:p>27.00</text:p>
          </table:table-cell>
          <table:table-cell office:value-type="float" office:value="26.864864864864863" table:content-validation-name="val19" table:style-name="ce49">
            <text:p>26.86</text:p>
          </table:table-cell>
          <table:table-cell office:value-type="float" office:value="5" table:content-validation-name="val20" table:style-name="ce50">
            <text:p>5.00</text:p>
          </table:table-cell>
          <table:table-cell office:value-type="float" office:value="5" table:content-validation-name="val19" table:style-name="ce49">
            <text:p>5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61" table:formula="of:=SUM([.F2];[.H2];[.J2];[.L2];[.N2];[.P2])" table:content-validation-name="val21" table:style-name="ce19">
            <text:p>61</text:p>
          </table:table-cell>
          <table:table-cell office:value-type="float" office:value="60.698198198198199" table:formula="of:=SUM([.G2];[.I2];[.K2];[.M2];[.O2];[.Q2])" table:content-validation-name="val21" table:style-name="ce19">
            <text:p>61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1" table:formula="of:=[.R2]+[.Z2]" table:content-validation-name="val21" table:style-name="ce22">
            <text:p>61</text:p>
          </table:table-cell>
          <table:table-cell office:value-type="float" office:value="60.698198198198199" table:formula="of:=[.S2]+[.AA2]" table:content-validation-name="val21" table:style-name="ce22">
            <text:p>61</text:p>
          </table:table-cell>
          <table:table-cell office:value-type="currency" office:value="269594.52" table:content-validation-name="val16" table:style-name="ce15">
            <text:p>£269,594.52</text:p>
          </table:table-cell>
          <table:table-cell office:value-type="currency" office:value="10471.24" table:content-validation-name="val16" table:style-name="ce15">
            <text:p>£10,471.24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79168.55" table:content-validation-name="val16" table:style-name="ce15">
            <text:p>£79,168.55</text:p>
          </table:table-cell>
          <table:table-cell office:value-type="currency" office:value="37973.11" table:content-validation-name="val16" table:style-name="ce15">
            <text:p>£37,973.11</text:p>
          </table:table-cell>
          <table:table-cell office:value-type="currency" office:value="397207.42" table:formula="of:=SUM([.AE2:.AJ2])" table:style-name="ce23">
            <text:p>£397,207.42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397207.42" table:formula="of:=SUM([.AN2];[.AK2])" table:style-name="ce23">
            <text:p>£397,207.42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Government Legal Department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38" table:content-validation-name="val20" table:style-name="ce50">
            <text:p>38.00</text:p>
          </table:table-cell>
          <table:table-cell office:value-type="float" office:value="34.995345345345342" table:content-validation-name="val19" table:style-name="ce49">
            <text:p>35.00</text:p>
          </table:table-cell>
          <table:table-cell office:value-type="float" office:value="418" table:content-validation-name="val20" table:style-name="ce50">
            <text:p>418.00</text:p>
          </table:table-cell>
          <table:table-cell office:value-type="float" office:value="407.73168168168166" table:content-validation-name="val19" table:style-name="ce49">
            <text:p>407.73</text:p>
          </table:table-cell>
          <table:table-cell office:value-type="float" office:value="363" table:content-validation-name="val20" table:style-name="ce50">
            <text:p>363.00</text:p>
          </table:table-cell>
          <table:table-cell office:value-type="float" office:value="354.99012226512224" table:content-validation-name="val19" table:style-name="ce49">
            <text:p>354.99</text:p>
          </table:table-cell>
          <table:table-cell office:value-type="float" office:value="2168" table:content-validation-name="val20" table:style-name="ce50">
            <text:p>2168.00</text:p>
          </table:table-cell>
          <table:table-cell office:value-type="float" office:value="2003.3719669669674" table:content-validation-name="val19" table:style-name="ce49">
            <text:p>2003.37</text:p>
          </table:table-cell>
          <table:table-cell office:value-type="float" office:value="240" table:content-validation-name="val20" table:style-name="ce50">
            <text:p>240.00</text:p>
          </table:table-cell>
          <table:table-cell office:value-type="float" office:value="224.2535135135135" table:content-validation-name="val19" table:style-name="ce49">
            <text:p>224.25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3227" table:formula="of:=SUM([.F3];[.H3];[.J3];[.L3];[.N3];[.P3])" table:content-validation-name="val21" table:style-name="ce19">
            <text:p>3,227</text:p>
          </table:table-cell>
          <table:table-cell office:value-type="float" office:value="3025.3426297726305" table:formula="of:=SUM([.G3];[.I3];[.K3];[.M3];[.O3];[.Q3])" table:content-validation-name="val21" table:style-name="ce19">
            <text:p>3,025</text:p>
          </table:table-cell>
          <table:table-cell office:value-type="float" office:value="108" table:content-validation-name="val17" table:style-name="ce51">
            <text:p>108</text:p>
          </table:table-cell>
          <table:table-cell office:value-type="float" office:value="106.74726433750824" table:content-validation-name="val19" table:style-name="ce49">
            <text:p>106.75</text:p>
          </table:table-cell>
          <table:table-cell office:value-type="float" office:value="256" table:content-validation-name="val17" table:style-name="ce51">
            <text:p>256</text:p>
          </table:table-cell>
          <table:table-cell office:value-type="float" office:value="253.4405405405405" table:content-validation-name="val19" table:style-name="ce49">
            <text:p>253.44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364" table:formula="of:=SUM([.T3];[.V3];[.X3])" table:style-name="ce20">
            <text:p>364</text:p>
          </table:table-cell>
          <table:table-cell office:value-type="float" office:value="360.18780487804872" table:formula="of:=SUM([.U3];[.W3];[.Y3])" table:style-name="ce20">
            <text:p>360</text:p>
          </table:table-cell>
          <table:table-cell office:value-type="float" office:value="0" table:style-name="ce21">
            <text:p>0</text:p>
          </table:table-cell>
          <table:table-cell office:value-type="float" office:value="3591" table:formula="of:=[.R3]+[.Z3]" table:content-validation-name="val21" table:style-name="ce22">
            <text:p>3,591</text:p>
          </table:table-cell>
          <table:table-cell office:value-type="float" office:value="3385.5304346506791" table:formula="of:=[.S3]+[.AA3]" table:content-validation-name="val21" table:style-name="ce22">
            <text:p>3,386</text:p>
          </table:table-cell>
          <table:table-cell office:value-type="currency" office:value="15376491.460000001" table:content-validation-name="val16" table:style-name="ce15">
            <text:p>£15,376,491.46</text:p>
          </table:table-cell>
          <table:table-cell office:value-type="currency" office:value="68878.27" table:content-validation-name="val16" table:style-name="ce15">
            <text:p>£68,878.27</text:p>
          </table:table-cell>
          <table:table-cell office:value-type="currency" office:value="5000" table:content-validation-name="val16" table:style-name="ce15">
            <text:p>£5,000.00</text:p>
          </table:table-cell>
          <table:table-cell office:value-type="currency" office:value="21600.26" table:content-validation-name="val16" table:style-name="ce15">
            <text:p>£21,600.26</text:p>
          </table:table-cell>
          <table:table-cell office:value-type="currency" office:value="4393177.21" table:content-validation-name="val16" table:style-name="ce15">
            <text:p>£4,393,177.21</text:p>
          </table:table-cell>
          <table:table-cell office:value-type="currency" office:value="2115576.6" table:content-validation-name="val16" table:style-name="ce15">
            <text:p>£2,115,576.60</text:p>
          </table:table-cell>
          <table:table-cell office:value-type="currency" office:value="21980723.800000001" table:formula="of:=SUM([.AE3:.AJ3])" table:style-name="ce23">
            <text:p>£21,980,723.80</text:p>
          </table:table-cell>
          <table:table-cell office:value-type="currency" office:value="1892638.54" table:content-validation-name="val16" table:style-name="ce17">
            <text:p>£1,892,638.5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1892638.54" table:formula="of:=SUM([.AL3:.AM3])" table:style-name="ce24">
            <text:p>£1,892,638.54</text:p>
          </table:table-cell>
          <table:table-cell office:value-type="currency" office:value="23873362.34" table:formula="of:=SUM([.AN3];[.AK3])" table:style-name="ce23">
            <text:p>£23,873,362.3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ne</text:p>
          </table:table-cell>
          <table:table-cell office:value-type="string" table:content-validation-name="val22" table:style-name="ce8">
            <text:p>Crown Prosecution Service Inspectorate</text:p>
          </table:table-cell>
          <table:table-cell office:value-type="string" table:content-validation-name="val22" table:style-name="ce8">
            <text:p>Non-Ministerial Department</text:p>
          </table:table-cell>
          <table:table-cell office:value-type="string" table:content-validation-name="val22" table:style-name="ce48">
            <text:p>Attorney General's Departments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" table:content-validation-name="val20" table:style-name="ce50">
            <text:p>1.00</text:p>
          </table:table-cell>
          <table:table-cell office:value-type="float" office:value="1" table:content-validation-name="val19" table:style-name="ce49">
            <text:p>1.00</text:p>
          </table:table-cell>
          <table:table-cell office:value-type="float" office:value="19" table:content-validation-name="val20" table:style-name="ce50">
            <text:p>19.00</text:p>
          </table:table-cell>
          <table:table-cell office:value-type="float" office:value="18.740540540540543" table:content-validation-name="val19" table:style-name="ce49">
            <text:p>18.74</text:p>
          </table:table-cell>
          <table:table-cell office:value-type="float" office:value="2" table:content-validation-name="val20" table:style-name="ce50">
            <text:p>2.00</text:p>
          </table:table-cell>
          <table:table-cell office:value-type="float" office:value="2" table:content-validation-name="val19" table:style-name="ce49">
            <text:p>2.00</text:p>
          </table:table-cell>
          <table:table-cell office:value-type="float" office:value="0" table:content-validation-name="val20" table:style-name="ce50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25" table:formula="of:=SUM([.F4];[.H4];[.J4];[.L4];[.N4];[.P4])" table:content-validation-name="val21" table:style-name="ce19">
            <text:p>25</text:p>
          </table:table-cell>
          <table:table-cell office:value-type="float" office:value="24.740540540540543" table:formula="of:=SUM([.G4];[.I4];[.K4];[.M4];[.O4];[.Q4])" table:content-validation-name="val21" table:style-name="ce19">
            <text:p>25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7" table:style-name="ce51">
            <text:p>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9" table:style-name="ce49">
            <text:p>0.00</text:p>
          </table:table-cell>
          <table:table-cell office:value-type="float" office:value="0" table:content-validation-name="val18" table:style-name="ce52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21" table:style-name="ce22">
            <text:p>25</text:p>
          </table:table-cell>
          <table:table-cell office:value-type="float" office:value="24.740540540540543" table:formula="of:=[.S4]+[.AA4]" table:content-validation-name="val21" table:style-name="ce22">
            <text:p>25</text:p>
          </table:table-cell>
          <table:table-cell office:value-type="currency" office:value="142174.57999999999" table:content-validation-name="val16" table:style-name="ce15">
            <text:p>£142,174.58</text:p>
          </table:table-cell>
          <table:table-cell office:value-type="currency" office:value="747.35" table:content-validation-name="val16" table:style-name="ce15">
            <text:p>£747.35</text:p>
          </table:table-cell>
          <table:table-cell office:value-type="currency" office:value="250" table:content-validation-name="val16" table:style-name="ce15">
            <text:p>£250.00</text:p>
          </table:table-cell>
          <table:table-cell office:value-type="currency" office:value="0" table:content-validation-name="val16" table:style-name="ce15">
            <text:p>£0.00</text:p>
          </table:table-cell>
          <table:table-cell office:value-type="currency" office:value="41187.980000000003" table:content-validation-name="val16" table:style-name="ce15">
            <text:p>£41,187.98</text:p>
          </table:table-cell>
          <table:table-cell office:value-type="currency" office:value="19811.93" table:content-validation-name="val16" table:style-name="ce15">
            <text:p>£19,811.93</text:p>
          </table:table-cell>
          <table:table-cell office:value-type="currency" office:value="204171.84" table:formula="of:=SUM([.AE4:.AJ4])" table:style-name="ce23">
            <text:p>£204,171.84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content-validation-name="val1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4171.84" table:formula="of:=SUM([.AN4];[.AK4])" table:style-name="ce23">
            <text:p>£204,171.84</text:p>
          </table:table-cell>
          <table:table-cell table:number-columns-repeated="16343"/>
        </table:table-row>
        <table:table-row table:number-rows-repeated="1048572" table:style-name="ro3">
          <table:table-cell table:number-columns-repeated="16384"/>
        </table:table-row>
      </table:table>
      <table:table table:name="July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24" table:style-name="ce2">
            <text:p>Year</text:p>
          </table:table-cell>
          <table:table-cell office:value-type="string" table:content-validation-name="val24" table:style-name="ce2">
            <text:p>Month</text:p>
          </table:table-cell>
          <table:table-cell office:value-type="string" table:content-validation-name="val24" table:style-name="ce3">
            <text:p>Organisation name</text:p>
          </table:table-cell>
          <table:table-cell office:value-type="string" table:content-validation-name="val24" table:style-name="ce3">
            <text:p>Organisation type</text:p>
          </table:table-cell>
          <table:table-cell office:value-type="string" table:content-validation-name="val24" table:style-name="ce4">
            <office:annotation draw:style-name="a3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24" table:style-name="ce4">
            <text:p>Payroll staff;</text:p>
            <text:p>Total;</text:p>
            <text:p>Headcount</text:p>
          </table:table-cell>
          <table:table-cell office:value-type="string" table:content-validation-name="val24" table:style-name="ce4">
            <text:p>Payroll staff;</text:p>
            <text:p>Total;</text:p>
            <text:p>Full-time equivalent</text:p>
          </table:table-cell>
          <table:table-cell office:value-type="string" table:content-validation-name="val2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2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2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2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2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2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29" table:style-name="ce4">
            <text:p>Payroll staff costs;</text:p>
            <text:p>Salary</text:p>
          </table:table-cell>
          <table:table-cell office:value-type="string" table:content-validation-name="val29" table:style-name="ce4">
            <text:p>Payroll staff costs;</text:p>
            <text:p>Allowances</text:p>
          </table:table-cell>
          <table:table-cell office:value-type="string" table:content-validation-name="val29" table:style-name="ce4">
            <text:p>Payroll staff costs;</text:p>
            <text:p>Non-consolidated performance payments</text:p>
          </table:table-cell>
          <table:table-cell office:value-type="string" table:content-validation-name="val29" table:style-name="ce4">
            <text:p>Payroll staff costs;</text:p>
            <text:p>Overtime</text:p>
          </table:table-cell>
          <table:table-cell office:value-type="string" table:content-validation-name="val29" table:style-name="ce4">
            <text:p>Payroll staff costs;</text:p>
            <text:p>Employer pension contributions</text:p>
          </table:table-cell>
          <table:table-cell office:value-type="string" table:content-validation-name="val2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Attorney General's Office</text:p>
          </table:table-cell>
          <table:table-cell office:value-type="string" table:content-validation-name="val23" table:style-name="ce8">
            <text:p>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4" table:content-validation-name="val25" table:style-name="ce56">
            <text:p>4.00</text:p>
          </table:table-cell>
          <table:table-cell office:value-type="float" office:value="4" table:content-validation-name="val26" table:style-name="ce58">
            <text:p>4.00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17" table:content-validation-name="val25" table:style-name="ce56">
            <text:p>17.00</text:p>
          </table:table-cell>
          <table:table-cell office:value-type="float" office:value="16.833333333333336" table:content-validation-name="val26" table:style-name="ce58">
            <text:p>16.83</text:p>
          </table:table-cell>
          <table:table-cell office:value-type="float" office:value="27" table:content-validation-name="val25" table:style-name="ce56">
            <text:p>27.00</text:p>
          </table:table-cell>
          <table:table-cell office:value-type="float" office:value="26.864864864864863" table:content-validation-name="val26" table:style-name="ce58">
            <text:p>26.86</text:p>
          </table:table-cell>
          <table:table-cell office:value-type="float" office:value="6" table:content-validation-name="val25" table:style-name="ce56">
            <text:p>6.00</text:p>
          </table:table-cell>
          <table:table-cell office:value-type="float" office:value="6" table:content-validation-name="val26" table:style-name="ce58">
            <text:p>6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60" table:formula="of:=SUM([.F2];[.H2];[.J2];[.L2];[.N2];[.P2])" table:content-validation-name="val24" table:style-name="ce19">
            <text:p>60</text:p>
          </table:table-cell>
          <table:table-cell office:value-type="float" office:value="59.698198198198199" table:formula="of:=SUM([.G2];[.I2];[.K2];[.M2];[.O2];[.Q2])" table:content-validation-name="val24" table:style-name="ce19">
            <text:p>6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24" table:style-name="ce22">
            <text:p>60</text:p>
          </table:table-cell>
          <table:table-cell office:value-type="float" office:value="59.698198198198199" table:formula="of:=[.S2]+[.AA2]" table:content-validation-name="val24" table:style-name="ce22">
            <text:p>60</text:p>
          </table:table-cell>
          <table:table-cell office:value-type="currency" office:value="283081.2" table:content-validation-name="val29" table:style-name="ce15">
            <text:p>£283,081.20</text:p>
          </table:table-cell>
          <table:table-cell office:value-type="currency" office:value="24349.05" table:content-validation-name="val29" table:style-name="ce15">
            <text:p>£24,349.05</text:p>
          </table:table-cell>
          <table:table-cell office:value-type="currency" office:value="1500" table:content-validation-name="val29" table:style-name="ce15">
            <text:p>£1,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1557.990000000005" table:content-validation-name="val29" table:style-name="ce15">
            <text:p>£81,557.99</text:p>
          </table:table-cell>
          <table:table-cell office:value-type="currency" office:value="42225.23" table:content-validation-name="val29" table:style-name="ce15">
            <text:p>£42,225.23</text:p>
          </table:table-cell>
          <table:table-cell office:value-type="currency" office:value="432713.47" table:formula="of:=SUM([.AE2:.AJ2])" table:style-name="ce23">
            <text:p>£432,713.47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32713.47" table:formula="of:=SUM([.AN2];[.AK2])" table:style-name="ce23">
            <text:p>£432,713.47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Government Legal Department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38" table:content-validation-name="val25" table:style-name="ce56">
            <text:p>38.00</text:p>
          </table:table-cell>
          <table:table-cell office:value-type="float" office:value="34.995345345345349" table:content-validation-name="val26" table:style-name="ce58">
            <text:p>35.00</text:p>
          </table:table-cell>
          <table:table-cell office:value-type="float" office:value="420" table:content-validation-name="val25" table:style-name="ce56">
            <text:p>420.00</text:p>
          </table:table-cell>
          <table:table-cell office:value-type="float" office:value="409.26141141141147" table:content-validation-name="val26" table:style-name="ce58">
            <text:p>409.26</text:p>
          </table:table-cell>
          <table:table-cell office:value-type="float" office:value="359" table:content-validation-name="val25" table:style-name="ce56">
            <text:p>359.00</text:p>
          </table:table-cell>
          <table:table-cell office:value-type="float" office:value="351.28832046332053" table:content-validation-name="val26" table:style-name="ce58">
            <text:p>351.29</text:p>
          </table:table-cell>
          <table:table-cell office:value-type="float" office:value="2177" table:content-validation-name="val25" table:style-name="ce56">
            <text:p>2177.00</text:p>
          </table:table-cell>
          <table:table-cell office:value-type="float" office:value="2010.4353131703074" table:content-validation-name="val26" table:style-name="ce58">
            <text:p>2010.44</text:p>
          </table:table-cell>
          <table:table-cell office:value-type="float" office:value="242" table:content-validation-name="val25" table:style-name="ce56">
            <text:p>242.00</text:p>
          </table:table-cell>
          <table:table-cell office:value-type="float" office:value="226.27729729729728" table:content-validation-name="val26" table:style-name="ce58">
            <text:p>226.28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3236" table:formula="of:=SUM([.F3];[.H3];[.J3];[.L3];[.N3];[.P3])" table:content-validation-name="val24" table:style-name="ce19">
            <text:p>3,236</text:p>
          </table:table-cell>
          <table:table-cell office:value-type="float" office:value="3032.2576876876819" table:formula="of:=SUM([.G3];[.I3];[.K3];[.M3];[.O3];[.Q3])" table:content-validation-name="val24" table:style-name="ce19">
            <text:p>3,032</text:p>
          </table:table-cell>
          <table:table-cell office:value-type="float" office:value="112" table:content-validation-name="val28" table:style-name="ce59">
            <text:p>112</text:p>
          </table:table-cell>
          <table:table-cell office:value-type="float" office:value="111.35266974291365" table:content-validation-name="val26" table:style-name="ce58">
            <text:p>111.35</text:p>
          </table:table-cell>
          <table:table-cell office:value-type="float" office:value="258" table:content-validation-name="val28" table:style-name="ce59">
            <text:p>258</text:p>
          </table:table-cell>
          <table:table-cell office:value-type="float" office:value="255.4405405405405" table:content-validation-name="val26" table:style-name="ce58">
            <text:p>255.44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370" table:formula="of:=SUM([.T3];[.V3];[.X3])" table:style-name="ce20">
            <text:p>370</text:p>
          </table:table-cell>
          <table:table-cell office:value-type="float" office:value="366.79321028345413" table:formula="of:=SUM([.U3];[.W3];[.Y3])" table:style-name="ce20">
            <text:p>367</text:p>
          </table:table-cell>
          <table:table-cell office:value-type="float" office:value="0" table:style-name="ce21">
            <text:p>0</text:p>
          </table:table-cell>
          <table:table-cell office:value-type="float" office:value="3606" table:formula="of:=[.R3]+[.Z3]" table:content-validation-name="val24" table:style-name="ce22">
            <text:p>3,606</text:p>
          </table:table-cell>
          <table:table-cell office:value-type="float" office:value="3399.0508979711362" table:formula="of:=[.S3]+[.AA3]" table:content-validation-name="val24" table:style-name="ce22">
            <text:p>3,399</text:p>
          </table:table-cell>
          <table:table-cell office:value-type="currency" office:value="15380897.27" table:content-validation-name="val29" table:style-name="ce15">
            <text:p>£15,380,897.27</text:p>
          </table:table-cell>
          <table:table-cell office:value-type="currency" office:value="66206.38" table:content-validation-name="val29" table:style-name="ce15">
            <text:p>£66,206.38</text:p>
          </table:table-cell>
          <table:table-cell office:value-type="currency" office:value="6500" table:content-validation-name="val29" table:style-name="ce15">
            <text:p>£6,500.00</text:p>
          </table:table-cell>
          <table:table-cell office:value-type="currency" office:value="50008.85" table:content-validation-name="val29" table:style-name="ce15">
            <text:p>£50,008.85</text:p>
          </table:table-cell>
          <table:table-cell office:value-type="currency" office:value="4405544.8" table:content-validation-name="val29" table:style-name="ce15">
            <text:p>£4,405,544.80</text:p>
          </table:table-cell>
          <table:table-cell office:value-type="currency" office:value="2116901.67" table:content-validation-name="val29" table:style-name="ce15">
            <text:p>£2,116,901.67</text:p>
          </table:table-cell>
          <table:table-cell office:value-type="currency" office:value="22026058.969999999" table:formula="of:=SUM([.AE3:.AJ3])" table:style-name="ce23">
            <text:p>£22,026,058.97</text:p>
          </table:table-cell>
          <table:table-cell office:value-type="currency" office:value="2439873.5699999998" table:content-validation-name="val29" table:style-name="ce17">
            <text:p>£2,439,873.57</text:p>
          </table:table-cell>
          <table:table-cell office:value-type="currency" office:value="3750" table:content-validation-name="val29" table:style-name="ce17">
            <text:p>£3,750.00</text:p>
          </table:table-cell>
          <table:table-cell office:value-type="currency" office:value="2443623.5699999998" table:formula="of:=SUM([.AL3:.AM3])" table:style-name="ce24">
            <text:p>£2,443,623.57</text:p>
          </table:table-cell>
          <table:table-cell office:value-type="currency" office:value="24469682.539999999" table:formula="of:=SUM([.AN3];[.AK3])" table:style-name="ce23">
            <text:p>£24,469,682.54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content-validation-name="val23" table:style-name="ce8">
            <text:p>Crown Prosecution Service Inspectorate</text:p>
          </table:table-cell>
          <table:table-cell office:value-type="string" table:content-validation-name="val23" table:style-name="ce8">
            <text:p>Non-Ministerial Department</text:p>
          </table:table-cell>
          <table:table-cell office:value-type="string" table:content-validation-name="val23" table:style-name="ce53">
            <text:p>Attorney General's Departments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1" table:content-validation-name="val25" table:style-name="ce56">
            <text:p>1.00</text:p>
          </table:table-cell>
          <table:table-cell office:value-type="float" office:value="1" table:content-validation-name="val26" table:style-name="ce58">
            <text:p>1.00</text:p>
          </table:table-cell>
          <table:table-cell office:value-type="float" office:value="20" table:content-validation-name="val25" table:style-name="ce56">
            <text:p>20.00</text:p>
          </table:table-cell>
          <table:table-cell office:value-type="float" office:value="19.740540540540543" table:content-validation-name="val26" table:style-name="ce58">
            <text:p>19.74</text:p>
          </table:table-cell>
          <table:table-cell office:value-type="float" office:value="2" table:content-validation-name="val25" table:style-name="ce56">
            <text:p>2.00</text:p>
          </table:table-cell>
          <table:table-cell office:value-type="float" office:value="2" table:content-validation-name="val26" table:style-name="ce58">
            <text:p>2.00</text:p>
          </table:table-cell>
          <table:table-cell office:value-type="float" office:value="0" table:content-validation-name="val25" table:style-name="ce56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26" table:formula="of:=SUM([.F4];[.H4];[.J4];[.L4];[.N4];[.P4])" table:content-validation-name="val24" table:style-name="ce19">
            <text:p>26</text:p>
          </table:table-cell>
          <table:table-cell office:value-type="float" office:value="25.740540540540543" table:formula="of:=SUM([.G4];[.I4];[.K4];[.M4];[.O4];[.Q4])" table:content-validation-name="val24" table:style-name="ce19">
            <text:p>26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8" table:style-name="ce59">
            <text:p>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6" table:style-name="ce58">
            <text:p>0.00</text:p>
          </table:table-cell>
          <table:table-cell office:value-type="float" office:value="0" table:content-validation-name="val27" table:style-name="ce6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6" table:formula="of:=[.R4]+[.Z4]" table:content-validation-name="val24" table:style-name="ce22">
            <text:p>26</text:p>
          </table:table-cell>
          <table:table-cell office:value-type="float" office:value="25.740540540540543" table:formula="of:=[.S4]+[.AA4]" table:content-validation-name="val24" table:style-name="ce22">
            <text:p>26</text:p>
          </table:table-cell>
          <table:table-cell office:value-type="currency" office:value="147939.13" table:content-validation-name="val29" table:style-name="ce15">
            <text:p>£147,939.13</text:p>
          </table:table-cell>
          <table:table-cell office:value-type="currency" office:value="747.35" table:content-validation-name="val29" table:style-name="ce15">
            <text:p>£747.35</text:p>
          </table:table-cell>
          <table:table-cell office:value-type="currency" office:value="500" table:content-validation-name="val29" table:style-name="ce15">
            <text:p>£500.00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42857.97" table:content-validation-name="val29" table:style-name="ce15">
            <text:p>£42,857.97</text:p>
          </table:table-cell>
          <table:table-cell office:value-type="currency" office:value="20689.060000000001" table:content-validation-name="val29" table:style-name="ce15">
            <text:p>£20,689.06</text:p>
          </table:table-cell>
          <table:table-cell office:value-type="currency" office:value="212733.51" table:formula="of:=SUM([.AE4:.AJ4])" table:style-name="ce23">
            <text:p>£212,733.51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content-validation-name="val29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2733.51" table:formula="of:=SUM([.AN4];[.AK4])" table:style-name="ce23">
            <text:p>£212,733.51</text:p>
          </table:table-cell>
          <table:table-cell table:number-columns-repeated="16343"/>
        </table:table-row>
        <table:table-row table:style-name="ro4">
          <table:table-cell office:value-type="float" office:value="2025" table:style-name="ce7">
            <text:p>2025</text:p>
          </table:table-cell>
          <table:table-cell office:value-type="string" table:style-name="ce7">
            <text:p>Jul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54">
            <text:p>Attorney General's Departments</text:p>
          </table:table-cell>
          <table:table-cell office:value-type="float" office:value="1557" table:content-validation-name="val25" table:style-name="ce55">
            <text:p>1557.00</text:p>
          </table:table-cell>
          <table:table-cell office:value-type="float" office:value="1432.8288929716998" table:content-validation-name="val26" table:style-name="ce57">
            <text:p>1432.83</text:p>
          </table:table-cell>
          <table:table-cell office:value-type="float" office:value="1637" table:content-validation-name="val25" table:style-name="ce55">
            <text:p>1637.00</text:p>
          </table:table-cell>
          <table:table-cell office:value-type="float" office:value="1531.3191867562996" table:content-validation-name="val26" table:style-name="ce57">
            <text:p>1531.32</text:p>
          </table:table-cell>
          <table:table-cell office:value-type="float" office:value="1150" table:content-validation-name="val25" table:style-name="ce55">
            <text:p>1150.00</text:p>
          </table:table-cell>
          <table:table-cell office:value-type="float" office:value="1108.8764729724996" table:content-validation-name="val26" table:style-name="ce57">
            <text:p>1108.88</text:p>
          </table:table-cell>
          <table:table-cell office:value-type="float" office:value="3265" table:content-validation-name="val25" table:style-name="ce55">
            <text:p>3265.00</text:p>
          </table:table-cell>
          <table:table-cell office:value-type="float" office:value="3031.0902743223028" table:content-validation-name="val26" table:style-name="ce57">
            <text:p>3031.09</text:p>
          </table:table-cell>
          <table:table-cell office:value-type="float" office:value="98" table:content-validation-name="val25" table:style-name="ce55">
            <text:p>98.00</text:p>
          </table:table-cell>
          <table:table-cell office:value-type="float" office:value="96.408108108099995" table:content-validation-name="val26" table:style-name="ce57">
            <text:p>96.41</text:p>
          </table:table-cell>
          <table:table-cell office:value-type="float" office:value="0" table:content-validation-name="val25" table:style-name="ce55">
            <text:p>0.00</text:p>
          </table:table-cell>
          <table:table-cell office:value-type="float" office:value="0" table:content-validation-name="val26" table:style-name="ce57">
            <text:p>0.00</text:p>
          </table:table-cell>
          <table:table-cell office:value-type="float" office:value="7707" table:formula="of:=SUM([.F5];[.H5];[.J5];[.L5];[.N5];[.P5])" table:content-validation-name="val24" table:style-name="ce10">
            <text:p>7,707</text:p>
          </table:table-cell>
          <table:table-cell office:value-type="float" office:value="7200.5229351309026" table:formula="of:=SUM([.G5];[.I5];[.K5];[.M5];[.O5];[.Q5])" table:content-validation-name="val24" table:style-name="ce10">
            <text:p>7,201</text:p>
          </table:table-cell>
          <table:table-cell office:value-type="float" office:value="2" table:content-validation-name="val28" table:style-name="ce60">
            <text:p>2</text:p>
          </table:table-cell>
          <table:table-cell office:value-type="float" office:value="2" table:content-validation-name="val26" table:style-name="ce57">
            <text:p>2.00</text:p>
          </table:table-cell>
          <table:table-cell office:value-type="float" office:value="12" table:content-validation-name="val28" table:style-name="ce60">
            <text:p>12</text:p>
          </table:table-cell>
          <table:table-cell office:value-type="float" office:value="12" table:content-validation-name="val26" table:style-name="ce57">
            <text:p>12.00</text:p>
          </table:table-cell>
          <table:table-cell office:value-type="float" office:value="3" table:content-validation-name="val26" table:style-name="ce57">
            <text:p>3.00</text:p>
          </table:table-cell>
          <table:table-cell office:value-type="float" office:value="3" table:content-validation-name="val27" table:style-name="ce62">
            <text:p>3.00</text:p>
          </table:table-cell>
          <table:table-cell office:value-type="float" office:value="17" table:formula="of:=SUM([.T5];[.V5];[.X5])" table:style-name="ce12">
            <text:p>17</text:p>
          </table:table-cell>
          <table:table-cell office:value-type="float" office:value="17" table:formula="of:=SUM([.U5];[.W5];[.Y5])" table:style-name="ce12">
            <text:p>17</text:p>
          </table:table-cell>
          <table:table-cell office:value-type="float" office:value="0" table:style-name="ce13">
            <text:p>0.00</text:p>
          </table:table-cell>
          <table:table-cell office:value-type="float" office:value="7724" table:formula="of:=[.R5]+[.Z5]" table:content-validation-name="val24" table:style-name="ce14">
            <text:p>7,724</text:p>
          </table:table-cell>
          <table:table-cell office:value-type="float" office:value="7217.5229351309026" table:formula="of:=[.S5]+[.AA5]" table:content-validation-name="val24" table:style-name="ce14">
            <text:p>7,218</text:p>
          </table:table-cell>
          <table:table-cell office:value-type="currency" office:value="27674158.210000999" table:content-validation-name="val29" table:style-name="ce15">
            <text:p>£27,674,158.21</text:p>
          </table:table-cell>
          <table:table-cell office:value-type="currency" office:value="486848.5400000001" table:content-validation-name="val29" table:style-name="ce15">
            <text:p>£486,848.54</text:p>
          </table:table-cell>
          <table:table-cell office:value-type="currency" office:value="0" table:content-validation-name="val29" table:style-name="ce15">
            <text:p>£0.00</text:p>
          </table:table-cell>
          <table:table-cell office:value-type="currency" office:value="845448.81" table:content-validation-name="val29" table:style-name="ce15">
            <text:p>£845,448.81</text:p>
          </table:table-cell>
          <table:table-cell office:value-type="currency" office:value="8063545.1300000204" table:content-validation-name="val29" table:style-name="ce15">
            <text:p>£8,063,545.13</text:p>
          </table:table-cell>
          <table:table-cell office:value-type="currency" office:value="3912782.40000006" table:content-validation-name="val29" table:style-name="ce15">
            <text:p>£3,912,782.40</text:p>
          </table:table-cell>
          <table:table-cell office:value-type="currency" office:value="40982783.090001076" table:formula="of:=SUM([.AE5:.AJ5])" table:style-name="ce16">
            <text:p>£40,982,783.09</text:p>
          </table:table-cell>
          <table:table-cell office:value-type="currency" office:value="110531.59000000001" table:content-validation-name="val29" table:style-name="ce17">
            <text:p>£110,531.59</text:p>
          </table:table-cell>
          <table:table-cell office:value-type="currency" office:value="0" table:style-name="ce17">
            <text:p>£0.00</text:p>
          </table:table-cell>
          <table:table-cell office:value-type="currency" office:value="110531.59000000001" table:formula="of:=SUM([.AL5:.AM5])" table:style-name="ce18">
            <text:p>£110,531.59</text:p>
          </table:table-cell>
          <table:table-cell office:value-type="currency" office:value="41093314.68000108" table:formula="of:=SUM([.AN5];[.AK5])" table:style-name="ce16">
            <text:p>£41,093,314.68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Augus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31" table:style-name="ce2">
            <text:p>Year</text:p>
          </table:table-cell>
          <table:table-cell office:value-type="string" table:content-validation-name="val31" table:style-name="ce2">
            <text:p>Month</text:p>
          </table:table-cell>
          <table:table-cell office:value-type="string" table:content-validation-name="val31" table:style-name="ce3">
            <text:p>Organisation name</text:p>
          </table:table-cell>
          <table:table-cell office:value-type="string" table:content-validation-name="val31" table:style-name="ce3">
            <text:p>Organisation type</text:p>
          </table:table-cell>
          <table:table-cell office:value-type="string" table:content-validation-name="val31" table:style-name="ce4">
            <office:annotation draw:style-name="a4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31" table:style-name="ce4">
            <text:p>Payroll staff;</text:p>
            <text:p>Total;</text:p>
            <text:p>Headcount</text:p>
          </table:table-cell>
          <table:table-cell office:value-type="string" table:content-validation-name="val31" table:style-name="ce4">
            <text:p>Payroll staff;</text:p>
            <text:p>Total;</text:p>
            <text:p>Full-time equivalent</text:p>
          </table:table-cell>
          <table:table-cell office:value-type="string" table:content-validation-name="val31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31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31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31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31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31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6" table:style-name="ce4">
            <text:p>Payroll staff costs;</text:p>
            <text:p>Salary</text:p>
          </table:table-cell>
          <table:table-cell office:value-type="string" table:content-validation-name="val36" table:style-name="ce4">
            <text:p>Payroll staff costs;</text:p>
            <text:p>Allowances</text:p>
          </table:table-cell>
          <table:table-cell office:value-type="string" table:content-validation-name="val36" table:style-name="ce4">
            <text:p>Payroll staff costs;</text:p>
            <text:p>Non-consolidated performance payments</text:p>
          </table:table-cell>
          <table:table-cell office:value-type="string" table:content-validation-name="val36" table:style-name="ce4">
            <text:p>Payroll staff costs;</text:p>
            <text:p>Overtime</text:p>
          </table:table-cell>
          <table:table-cell office:value-type="string" table:content-validation-name="val36" table:style-name="ce4">
            <text:p>Payroll staff costs;</text:p>
            <text:p>Employer pension contributions</text:p>
          </table:table-cell>
          <table:table-cell office:value-type="string" table:content-validation-name="val36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Attorney General's Office</text:p>
          </table:table-cell>
          <table:table-cell office:value-type="string" table:content-validation-name="val30" table:style-name="ce8">
            <text:p>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5" table:content-validation-name="val32" table:style-name="ce65">
            <text:p>5.00</text:p>
          </table:table-cell>
          <table:table-cell office:value-type="float" office:value="5" table:content-validation-name="val33" table:style-name="ce67">
            <text:p>5.00</text:p>
          </table:table-cell>
          <table:table-cell office:value-type="float" office:value="17" table:content-validation-name="val32" table:style-name="ce65">
            <text:p>17.00</text:p>
          </table:table-cell>
          <table:table-cell office:value-type="float" office:value="16.833333333333336" table:content-validation-name="val33" table:style-name="ce67">
            <text:p>16.83</text:p>
          </table:table-cell>
          <table:table-cell office:value-type="float" office:value="27" table:content-validation-name="val32" table:style-name="ce65">
            <text:p>27.00</text:p>
          </table:table-cell>
          <table:table-cell office:value-type="float" office:value="26.864864864864863" table:content-validation-name="val33" table:style-name="ce67">
            <text:p>26.86</text:p>
          </table:table-cell>
          <table:table-cell office:value-type="float" office:value="6" table:content-validation-name="val32" table:style-name="ce65">
            <text:p>6.00</text:p>
          </table:table-cell>
          <table:table-cell office:value-type="float" office:value="6" table:content-validation-name="val33" table:style-name="ce67">
            <text:p>6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60" table:formula="of:=SUM([.F2];[.H2];[.J2];[.L2];[.N2];[.P2])" table:content-validation-name="val31" table:style-name="ce19">
            <text:p>60</text:p>
          </table:table-cell>
          <table:table-cell office:value-type="float" office:value="59.698198198198199" table:formula="of:=SUM([.G2];[.I2];[.K2];[.M2];[.O2];[.Q2])" table:content-validation-name="val31" table:style-name="ce19">
            <text:p>6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60" table:formula="of:=[.R2]+[.Z2]" table:content-validation-name="val31" table:style-name="ce22">
            <text:p>60</text:p>
          </table:table-cell>
          <table:table-cell office:value-type="float" office:value="59.698198198198199" table:formula="of:=[.S2]+[.AA2]" table:content-validation-name="val31" table:style-name="ce22">
            <text:p>60</text:p>
          </table:table-cell>
          <table:table-cell office:value-type="currency" office:value="289920.31" table:content-validation-name="val36" table:style-name="ce15">
            <text:p>£289,920.31</text:p>
          </table:table-cell>
          <table:table-cell office:value-type="currency" office:value="10895.06" table:content-validation-name="val36" table:style-name="ce15">
            <text:p>£10,895.06</text:p>
          </table:table-cell>
          <table:table-cell office:value-type="currency" office:value="18550" table:content-validation-name="val36" table:style-name="ce15">
            <text:p>£18,550.00</text:p>
          </table:table-cell>
          <table:table-cell office:value-type="currency" office:value="262.39999999999998" table:content-validation-name="val36" table:style-name="ce15">
            <text:p>£262.40</text:p>
          </table:table-cell>
          <table:table-cell office:value-type="currency" office:value="83650.490000000005" table:content-validation-name="val36" table:style-name="ce15">
            <text:p>£83,650.49</text:p>
          </table:table-cell>
          <table:table-cell office:value-type="currency" office:value="43888.81" table:content-validation-name="val36" table:style-name="ce15">
            <text:p>£43,888.81</text:p>
          </table:table-cell>
          <table:table-cell office:value-type="currency" office:value="447167.07" table:formula="of:=SUM([.AE2:.AJ2])" table:style-name="ce23">
            <text:p>£447,167.07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47167.07" table:formula="of:=SUM([.AN2];[.AK2])" table:style-name="ce23">
            <text:p>£447,167.07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August</text:p>
          </table:table-cell>
          <table:table-cell office:value-type="string" table:content-validation-name="val30" table:style-name="ce26">
            <text:p>Government Legal Department</text:p>
          </table:table-cell>
          <table:table-cell office:value-type="string" table:content-validation-name="val30" table:style-name="ce26">
            <text:p>Non-Ministerial Department</text:p>
          </table:table-cell>
          <table:table-cell office:value-type="string" table:content-validation-name="val30" table:style-name="ce64">
            <text:p>Attorney General's Departments</text:p>
          </table:table-cell>
          <table:table-cell office:value-type="float" office:value="38" table:content-validation-name="val32" table:style-name="ce66">
            <text:p>38.00</text:p>
          </table:table-cell>
          <table:table-cell office:value-type="float" office:value="34.995345345345349" table:content-validation-name="val33" table:style-name="ce68">
            <text:p>35.00</text:p>
          </table:table-cell>
          <table:table-cell office:value-type="float" office:value="419" table:content-validation-name="val32" table:style-name="ce66">
            <text:p>419.00</text:p>
          </table:table-cell>
          <table:table-cell office:value-type="float" office:value="408.42807807807816" table:content-validation-name="val33" table:style-name="ce68">
            <text:p>408.43</text:p>
          </table:table-cell>
          <table:table-cell office:value-type="float" office:value="357" table:content-validation-name="val32" table:style-name="ce66">
            <text:p>357.00</text:p>
          </table:table-cell>
          <table:table-cell office:value-type="float" office:value="349.28832046332053" table:content-validation-name="val33" table:style-name="ce68">
            <text:p>349.29</text:p>
          </table:table-cell>
          <table:table-cell office:value-type="float" office:value="2181" table:content-validation-name="val32" table:style-name="ce66">
            <text:p>2181.00</text:p>
          </table:table-cell>
          <table:table-cell office:value-type="float" office:value="2015.8310660660602" table:content-validation-name="val33" table:style-name="ce68">
            <text:p>2015.83</text:p>
          </table:table-cell>
          <table:table-cell office:value-type="float" office:value="244" table:content-validation-name="val32" table:style-name="ce66">
            <text:p>244.00</text:p>
          </table:table-cell>
          <table:table-cell office:value-type="float" office:value="228.07729729729726" table:content-validation-name="val33" table:style-name="ce68">
            <text:p>228.08</text:p>
          </table:table-cell>
          <table:table-cell office:value-type="float" office:value="0" table:content-validation-name="val32" table:style-name="ce66">
            <text:p>0.00</text:p>
          </table:table-cell>
          <table:table-cell office:value-type="float" office:value="0" table:content-validation-name="val33" table:style-name="ce68">
            <text:p>0.00</text:p>
          </table:table-cell>
          <table:table-cell office:value-type="float" office:value="3239" table:formula="of:=SUM([.F3];[.H3];[.J3];[.L3];[.N3];[.P3])" table:content-validation-name="val31" table:style-name="ce28">
            <text:p>3,239</text:p>
          </table:table-cell>
          <table:table-cell office:value-type="float" office:value="3036.6201072501017" table:formula="of:=SUM([.G3];[.I3];[.K3];[.M3];[.O3];[.Q3])" table:content-validation-name="val31" table:style-name="ce28">
            <text:p>3,037</text:p>
          </table:table-cell>
          <table:table-cell office:value-type="float" office:value="112" table:content-validation-name="val35" table:style-name="ce74">
            <text:p>112</text:p>
          </table:table-cell>
          <table:table-cell office:value-type="float" office:value="111.35266974291365" table:content-validation-name="val33" table:style-name="ce70">
            <text:p>111.35</text:p>
          </table:table-cell>
          <table:table-cell office:value-type="float" office:value="261" table:content-validation-name="val35" table:style-name="ce74">
            <text:p>261</text:p>
          </table:table-cell>
          <table:table-cell office:value-type="float" office:value="259.12972972972972" table:content-validation-name="val33" table:style-name="ce70">
            <text:p>259.13</text:p>
          </table:table-cell>
          <table:table-cell office:value-type="float" office:value="0" table:content-validation-name="val33" table:style-name="ce70">
            <text:p>0.00</text:p>
          </table:table-cell>
          <table:table-cell office:value-type="float" office:value="0" table:content-validation-name="val34" table:style-name="ce72">
            <text:p>0.00</text:p>
          </table:table-cell>
          <table:table-cell office:value-type="float" office:value="373" table:formula="of:=SUM([.T3];[.V3];[.X3])" table:style-name="ce30">
            <text:p>373</text:p>
          </table:table-cell>
          <table:table-cell office:value-type="float" office:value="370.48239947264335" table:formula="of:=SUM([.U3];[.W3];[.Y3])" table:style-name="ce30">
            <text:p>370</text:p>
          </table:table-cell>
          <table:table-cell office:value-type="float" office:value="0" table:style-name="ce31">
            <text:p>0</text:p>
          </table:table-cell>
          <table:table-cell office:value-type="float" office:value="3612" table:formula="of:=[.R3]+[.Z3]" table:content-validation-name="val31" table:style-name="ce32">
            <text:p>3,612</text:p>
          </table:table-cell>
          <table:table-cell office:value-type="float" office:value="3407.1025067227451" table:formula="of:=[.S3]+[.AA3]" table:content-validation-name="val31" table:style-name="ce32">
            <text:p>3,407</text:p>
          </table:table-cell>
          <table:table-cell office:value-type="currency" office:value="15756748" table:content-validation-name="val36" table:style-name="ce33">
            <text:p>£15,756,748.00</text:p>
          </table:table-cell>
          <table:table-cell office:value-type="currency" office:value="68094" table:content-validation-name="val36" table:style-name="ce33">
            <text:p>£68,094.00</text:p>
          </table:table-cell>
          <table:table-cell office:value-type="currency" office:value="362100" table:content-validation-name="val36" table:style-name="ce33">
            <text:p>£362,100.00</text:p>
          </table:table-cell>
          <table:table-cell office:value-type="currency" office:value="18890.330000000002" table:content-validation-name="val36" table:style-name="ce33">
            <text:p>£18,890.33</text:p>
          </table:table-cell>
          <table:table-cell office:value-type="currency" office:value="4520689.54" table:content-validation-name="val36" table:style-name="ce33">
            <text:p>£4,520,689.54</text:p>
          </table:table-cell>
          <table:table-cell office:value-type="currency" office:value="2223200.8199999998" table:content-validation-name="val36" table:style-name="ce33">
            <text:p>£2,223,200.82</text:p>
          </table:table-cell>
          <table:table-cell office:value-type="currency" office:value="22949722.690000001" table:formula="of:=SUM([.AE3:.AJ3])" table:style-name="ce34">
            <text:p>£22,949,722.69</text:p>
          </table:table-cell>
          <table:table-cell office:value-type="currency" office:value="1659808.42" table:content-validation-name="val36" table:style-name="ce35">
            <text:p>£1,659,808.42</text:p>
          </table:table-cell>
          <table:table-cell office:value-type="currency" office:value="0" table:content-validation-name="val36" table:style-name="ce35">
            <text:p>£0.00</text:p>
          </table:table-cell>
          <table:table-cell office:value-type="currency" office:value="1659808.42" table:formula="of:=SUM([.AL3:.AM3])" table:style-name="ce36">
            <text:p>£1,659,808.42</text:p>
          </table:table-cell>
          <table:table-cell office:value-type="currency" office:value="24609531.109999999" table:formula="of:=SUM([.AN3];[.AK3])" table:style-name="ce34">
            <text:p>£24,609,531.1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content-validation-name="val30" table:style-name="ce8">
            <text:p>Crown Prosecution Service Inspectorate</text:p>
          </table:table-cell>
          <table:table-cell office:value-type="string" table:content-validation-name="val30" table:style-name="ce8">
            <text:p>Non-Ministerial Department</text:p>
          </table:table-cell>
          <table:table-cell office:value-type="string" table:content-validation-name="val30" table:style-name="ce63">
            <text:p>Attorney General's Departments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" table:content-validation-name="val32" table:style-name="ce65">
            <text:p>1.00</text:p>
          </table:table-cell>
          <table:table-cell office:value-type="float" office:value="1" table:content-validation-name="val33" table:style-name="ce67">
            <text:p>1.00</text:p>
          </table:table-cell>
          <table:table-cell office:value-type="float" office:value="19" table:content-validation-name="val32" table:style-name="ce65">
            <text:p>19.00</text:p>
          </table:table-cell>
          <table:table-cell office:value-type="float" office:value="18.740540540540543" table:content-validation-name="val33" table:style-name="ce67">
            <text:p>18.74</text:p>
          </table:table-cell>
          <table:table-cell office:value-type="float" office:value="2" table:content-validation-name="val32" table:style-name="ce65">
            <text:p>2.00</text:p>
          </table:table-cell>
          <table:table-cell office:value-type="float" office:value="2" table:content-validation-name="val33" table:style-name="ce67">
            <text:p>2.00</text:p>
          </table:table-cell>
          <table:table-cell office:value-type="float" office:value="0" table:content-validation-name="val32" table:style-name="ce65">
            <text:p>0.00</text:p>
          </table:table-cell>
          <table:table-cell office:value-type="float" office:value="0" table:content-validation-name="val33" table:style-name="ce67">
            <text:p>0.00</text:p>
          </table:table-cell>
          <table:table-cell office:value-type="float" office:value="25" table:formula="of:=SUM([.F4];[.H4];[.J4];[.L4];[.N4];[.P4])" table:content-validation-name="val31" table:style-name="ce19">
            <text:p>25</text:p>
          </table:table-cell>
          <table:table-cell office:value-type="float" office:value="24.740540540540543" table:formula="of:=SUM([.G4];[.I4];[.K4];[.M4];[.O4];[.Q4])" table:content-validation-name="val31" table:style-name="ce19">
            <text:p>25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5" table:style-name="ce73">
            <text:p>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3" table:style-name="ce69">
            <text:p>0.00</text:p>
          </table:table-cell>
          <table:table-cell office:value-type="float" office:value="0" table:content-validation-name="val34" table:style-name="ce71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5" table:formula="of:=[.R4]+[.Z4]" table:content-validation-name="val31" table:style-name="ce22">
            <text:p>25</text:p>
          </table:table-cell>
          <table:table-cell office:value-type="float" office:value="24.740540540540543" table:formula="of:=[.S4]+[.AA4]" table:content-validation-name="val31" table:style-name="ce22">
            <text:p>25</text:p>
          </table:table-cell>
          <table:table-cell office:value-type="currency" office:value="147544.6" table:content-validation-name="val36" table:style-name="ce15">
            <text:p>£147,544.60</text:p>
          </table:table-cell>
          <table:table-cell office:value-type="currency" office:value="747.35" table:content-validation-name="val36" table:style-name="ce15">
            <text:p>£747.35</text:p>
          </table:table-cell>
          <table:table-cell office:value-type="currency" office:value="3500" table:content-validation-name="val36" table:style-name="ce15">
            <text:p>£3,500.00</text:p>
          </table:table-cell>
          <table:table-cell office:value-type="currency" office:value="0" table:content-validation-name="val36" table:style-name="ce15">
            <text:p>£0.00</text:p>
          </table:table-cell>
          <table:table-cell office:value-type="currency" office:value="42743.67" table:content-validation-name="val36" table:style-name="ce15">
            <text:p>£42,743.67</text:p>
          </table:table-cell>
          <table:table-cell office:value-type="currency" office:value="21142.44" table:content-validation-name="val36" table:style-name="ce15">
            <text:p>£21,142.44</text:p>
          </table:table-cell>
          <table:table-cell office:value-type="currency" office:value="215678.06" table:formula="of:=SUM([.AE4:.AJ4])" table:style-name="ce23">
            <text:p>£215,678.06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content-validation-name="val36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15678.06" table:formula="of:=SUM([.AN4];[.AK4])" table:style-name="ce23">
            <text:p>£215,678.06</text:p>
          </table:table-cell>
          <table:table-cell table:number-columns-repeated="16343"/>
        </table:table-row>
        <table:table-row table:style-name="ro5">
          <table:table-cell office:value-type="float" office:value="2025" table:style-name="ce7">
            <text:p>2025</text:p>
          </table:table-cell>
          <table:table-cell office:value-type="string" table:style-name="ce7">
            <text:p>August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63">
            <text:p>Attorney General's Departments</text:p>
          </table:table-cell>
          <table:table-cell office:value-type="float" office:value="1577" table:style-name="ce65">
            <text:p>1577.00</text:p>
          </table:table-cell>
          <table:table-cell office:value-type="float" office:value="1452.8694324311994" table:style-name="ce67">
            <text:p>1452.87</text:p>
          </table:table-cell>
          <table:table-cell office:value-type="float" office:value="1653" table:style-name="ce65">
            <text:p>1653.00</text:p>
          </table:table-cell>
          <table:table-cell office:value-type="float" office:value="1546.1575699996997" table:style-name="ce67">
            <text:p>1546.16</text:p>
          </table:table-cell>
          <table:table-cell office:value-type="float" office:value="1144" table:style-name="ce65">
            <text:p>1144.00</text:p>
          </table:table-cell>
          <table:table-cell office:value-type="float" office:value="1105.2394467562997" table:style-name="ce67">
            <text:p>1105.24</text:p>
          </table:table-cell>
          <table:table-cell office:value-type="float" office:value="3292" table:style-name="ce65">
            <text:p>3292.00</text:p>
          </table:table-cell>
          <table:table-cell office:value-type="float" office:value="3058.5389229711027" table:style-name="ce67">
            <text:p>3058.54</text:p>
          </table:table-cell>
          <table:table-cell office:value-type="float" office:value="98" table:style-name="ce65">
            <text:p>98.00</text:p>
          </table:table-cell>
          <table:table-cell office:value-type="float" office:value="96.327027027" table:style-name="ce67">
            <text:p>96.33</text:p>
          </table:table-cell>
          <table:table-cell office:value-type="float" office:value="0" table:style-name="ce65">
            <text:p>0.00</text:p>
          </table:table-cell>
          <table:table-cell office:value-type="float" office:value="0" table:style-name="ce67">
            <text:p>0.00</text:p>
          </table:table-cell>
          <table:table-cell office:value-type="float" office:value="7764" table:formula="of:=SUM([.F5];[.H5];[.J5];[.L5];[.N5];[.P5])" table:content-validation-name="val31" table:style-name="ce19">
            <text:p>7,764</text:p>
          </table:table-cell>
          <table:table-cell office:value-type="float" office:value="7259.1323991853023" table:formula="of:=SUM([.G5];[.I5];[.K5];[.M5];[.O5];[.Q5])" table:content-validation-name="val31" table:style-name="ce19">
            <text:p>7,259</text:p>
          </table:table-cell>
          <table:table-cell office:value-type="float" office:value="2" table:style-name="ce73">
            <text:p>2</text:p>
          </table:table-cell>
          <table:table-cell office:value-type="float" office:value="2" table:style-name="ce69">
            <text:p>2.00</text:p>
          </table:table-cell>
          <table:table-cell office:value-type="float" office:value="8" table:style-name="ce73">
            <text:p>8</text:p>
          </table:table-cell>
          <table:table-cell office:value-type="float" office:value="8" table:style-name="ce69">
            <text:p>8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10" table:formula="of:=SUM([.T5];[.V5];[.X5])" table:style-name="ce20">
            <text:p>10</text:p>
          </table:table-cell>
          <table:table-cell office:value-type="float" office:value="10" table:formula="of:=SUM([.U5];[.W5];[.Y5])" table:style-name="ce20">
            <text:p>10</text:p>
          </table:table-cell>
          <table:table-cell office:value-type="float" office:value="0" table:style-name="ce21">
            <text:p>0</text:p>
          </table:table-cell>
          <table:table-cell office:value-type="float" office:value="7774" table:formula="of:=[.R5]+[.Z5]" table:content-validation-name="val31" table:style-name="ce22">
            <text:p>7,774</text:p>
          </table:table-cell>
          <table:table-cell office:value-type="float" office:value="7269.1323991853023" table:formula="of:=[.S5]+[.AA5]" table:content-validation-name="val31" table:style-name="ce22">
            <text:p>7,269</text:p>
          </table:table-cell>
          <table:table-cell office:value-type="currency" office:value="28360126.440000001" table:style-name="ce15">
            <text:p>£28,360,126.44</text:p>
          </table:table-cell>
          <table:table-cell office:value-type="currency" office:value="487569.48" table:style-name="ce15">
            <text:p>£487,569.48</text:p>
          </table:table-cell>
          <table:table-cell office:value-type="currency" office:value="0" table:style-name="ce15">
            <text:p>£0.00</text:p>
          </table:table-cell>
          <table:table-cell office:value-type="currency" office:value="882193.46" table:style-name="ce15">
            <text:p>£882,193.46</text:p>
          </table:table-cell>
          <table:table-cell office:value-type="currency" office:value="8192884.54" table:style-name="ce15">
            <text:p>£8,192,884.54</text:p>
          </table:table-cell>
          <table:table-cell office:value-type="currency" office:value="4057266.69" table:style-name="ce15">
            <text:p>£4,057,266.69</text:p>
          </table:table-cell>
          <table:table-cell office:value-type="currency" office:value="41980040.609999999" table:formula="of:=SUM([.AE5:.AJ5])" table:style-name="ce23">
            <text:p>£41,980,040.61</text:p>
          </table:table-cell>
          <table:table-cell office:value-type="currency" office:value="112448.70000000001" table:style-name="ce35">
            <text:p>£112,448.70</text:p>
          </table:table-cell>
          <table:table-cell office:value-type="currency" office:value="0" table:style-name="ce35">
            <text:p>£0.00</text:p>
          </table:table-cell>
          <table:table-cell office:value-type="currency" office:value="112448.70000000001" table:formula="of:=SUM([.AL5:.AM5])" table:style-name="ce24">
            <text:p>£112,448.70</text:p>
          </table:table-cell>
          <table:table-cell office:value-type="currency" office:value="42092489.310000002" table:formula="of:=SUM([.AN5];[.AK5])" table:style-name="ce23">
            <text:p>£42,092,489.31</text:p>
          </table:table-cell>
          <table:table-cell table:number-columns-repeated="16343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36" table:style-name="ce1"/>
          <table:table-cell table:style-name="ce15"/>
          <table:table-cell table:number-columns-repeated="16347" table:style-name="ce1"/>
        </table:table-row>
        <table:table-row table:number-rows-repeated="1048566" table:style-name="ro3">
          <table:table-cell table:number-columns-repeated="16384"/>
        </table:table-row>
      </table:table>
      <table:table table:name="Sept_2025" table:style-name="ta1"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2" table:style-name="ce2">
            <text:p>Year</text:p>
          </table:table-cell>
          <table:table-cell office:value-type="string" table:content-validation-name="val42" table:style-name="ce2">
            <text:p>Month</text:p>
          </table:table-cell>
          <table:table-cell office:value-type="string" table:content-validation-name="val42" table:style-name="ce3">
            <text:p>Organisation name</text:p>
          </table:table-cell>
          <table:table-cell office:value-type="string" table:content-validation-name="val42" table:style-name="ce3">
            <text:p>Organisation type</text:p>
          </table:table-cell>
          <table:table-cell office:value-type="string" table:content-validation-name="val42" table:style-name="ce4">
            <office:annotation draw:style-name="a5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2" table:style-name="ce4">
            <text:p>Payroll staff;</text:p>
            <text:p>Total;</text:p>
            <text:p>Headcount</text:p>
          </table:table-cell>
          <table:table-cell office:value-type="string" table:content-validation-name="val42" table:style-name="ce4">
            <text:p>Payroll staff;</text:p>
            <text:p>Total;</text:p>
            <text:p>Full-time equivalent</text:p>
          </table:table-cell>
          <table:table-cell office:value-type="string" table:content-validation-name="val42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2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2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2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2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2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37" table:style-name="ce4">
            <text:p>Payroll staff costs;</text:p>
            <text:p>Salary</text:p>
          </table:table-cell>
          <table:table-cell office:value-type="string" table:content-validation-name="val37" table:style-name="ce4">
            <text:p>Payroll staff costs;</text:p>
            <text:p>Allowances</text:p>
          </table:table-cell>
          <table:table-cell office:value-type="string" table:content-validation-name="val37" table:style-name="ce4">
            <text:p>Payroll staff costs;</text:p>
            <text:p>Non-consolidated performance payments</text:p>
          </table:table-cell>
          <table:table-cell office:value-type="string" table:content-validation-name="val37" table:style-name="ce4">
            <text:p>Payroll staff costs;</text:p>
            <text:p>Overtime</text:p>
          </table:table-cell>
          <table:table-cell office:value-type="string" table:content-validation-name="val37" table:style-name="ce4">
            <text:p>Payroll staff costs;</text:p>
            <text:p>Employer pension contributions</text:p>
          </table:table-cell>
          <table:table-cell office:value-type="string" table:content-validation-name="val37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Attorney General's Office</text:p>
          </table:table-cell>
          <table:table-cell office:value-type="string" table:content-validation-name="val43" table:style-name="ce8">
            <text:p>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office:value-type="float" office:value="4" table:content-validation-name="val41" table:style-name="ce79">
            <text:p>4.00</text:p>
          </table:table-cell>
          <table:table-cell office:value-type="float" office:value="4" table:content-validation-name="val40" table:style-name="ce77">
            <text:p>4.00</text:p>
          </table:table-cell>
          <table:table-cell office:value-type="float" office:value="5" table:content-validation-name="val41" table:style-name="ce79">
            <text:p>5.00</text:p>
          </table:table-cell>
          <table:table-cell office:value-type="float" office:value="5" table:content-validation-name="val40" table:style-name="ce77">
            <text:p>5.00</text:p>
          </table:table-cell>
          <table:table-cell office:value-type="float" office:value="17" table:content-validation-name="val41" table:style-name="ce79">
            <text:p>17.00</text:p>
          </table:table-cell>
          <table:table-cell office:value-type="float" office:value="16.833333333333336" table:content-validation-name="val40" table:style-name="ce77">
            <text:p>16.83</text:p>
          </table:table-cell>
          <table:table-cell office:value-type="float" office:value="29" table:content-validation-name="val41" table:style-name="ce79">
            <text:p>29.00</text:p>
          </table:table-cell>
          <table:table-cell office:value-type="float" office:value="28.864864864864867" table:content-validation-name="val40" table:style-name="ce77">
            <text:p>28.86</text:p>
          </table:table-cell>
          <table:table-cell office:value-type="float" office:value="6" table:content-validation-name="val41" table:style-name="ce79">
            <text:p>6.00</text:p>
          </table:table-cell>
          <table:table-cell office:value-type="float" office:value="6" table:content-validation-name="val40" table:style-name="ce77">
            <text:p>6.00</text:p>
          </table:table-cell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61" table:formula="of:=SUM([.F2];[.H2];[.J2];[.L2];[.N2];[.P2])" table:content-validation-name="val42" table:style-name="ce19">
            <text:p>61</text:p>
          </table:table-cell>
          <table:table-cell office:value-type="float" office:value="60.698198198198199" table:formula="of:=SUM([.G2];[.I2];[.K2];[.M2];[.O2];[.Q2])" table:content-validation-name="val42" table:style-name="ce19">
            <text:p>61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1" table:content-validation-name="val38" table:style-name="ce81">
            <text:p>1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2" table:formula="of:=[.R2]+[.Z2]" table:content-validation-name="val42" table:style-name="ce22">
            <text:p>62</text:p>
          </table:table-cell>
          <table:table-cell office:value-type="float" office:value="61.698198198198199" table:formula="of:=[.S2]+[.AA2]" table:content-validation-name="val42" table:style-name="ce22">
            <text:p>62</text:p>
          </table:table-cell>
          <table:table-cell office:value-type="currency" office:value="281865.46999999997" table:content-validation-name="val37" table:style-name="ce15">
            <text:p>£281,865.47</text:p>
          </table:table-cell>
          <table:table-cell office:value-type="currency" office:value="11788.45" table:content-validation-name="val37" table:style-name="ce15">
            <text:p>£11,788.45</text:p>
          </table:table-cell>
          <table:table-cell office:value-type="currency" office:value="500" table:content-validation-name="val37" table:style-name="ce15">
            <text:p>£500.00</text:p>
          </table:table-cell>
          <table:table-cell office:value-type="currency" office:value="472.3" table:content-validation-name="val37" table:style-name="ce15">
            <text:p>£472.30</text:p>
          </table:table-cell>
          <table:table-cell office:value-type="currency" office:value="82753.62" table:content-validation-name="val37" table:style-name="ce15">
            <text:p>£82,753.62</text:p>
          </table:table-cell>
          <table:table-cell office:value-type="currency" office:value="40105.120000000003" table:content-validation-name="val37" table:style-name="ce15">
            <text:p>£40,105.12</text:p>
          </table:table-cell>
          <table:table-cell office:value-type="currency" office:value="417484.95999999996" table:formula="of:=SUM([.AE2:.AJ2])" table:style-name="ce23">
            <text:p>£417,484.9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417484.95999999996" table:formula="of:=SUM([.AN2];[.AK2])" table:style-name="ce23">
            <text:p>£417,484.96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September</text:p>
          </table:table-cell>
          <table:table-cell office:value-type="string" table:content-validation-name="val43" table:style-name="ce26">
            <text:p>Government Legal Department</text:p>
          </table:table-cell>
          <table:table-cell office:value-type="string" table:content-validation-name="val43" table:style-name="ce26">
            <text:p>Non-Ministerial Department</text:p>
          </table:table-cell>
          <table:table-cell office:value-type="string" table:content-validation-name="val43" table:style-name="ce76">
            <text:p>Attorney General's Departments</text:p>
          </table:table-cell>
          <table:table-cell office:value-type="float" office:value="36" table:content-validation-name="val41" table:style-name="ce80">
            <text:p>36.00</text:p>
          </table:table-cell>
          <table:table-cell office:value-type="float" office:value="32.684534534534535" table:content-validation-name="val40" table:style-name="ce78">
            <text:p>32.68</text:p>
          </table:table-cell>
          <table:table-cell office:value-type="float" office:value="408" table:content-validation-name="val41" table:style-name="ce80">
            <text:p>408.00</text:p>
          </table:table-cell>
          <table:table-cell office:value-type="float" office:value="398.12267267267271" table:content-validation-name="val40" table:style-name="ce78">
            <text:p>398.12</text:p>
          </table:table-cell>
          <table:table-cell office:value-type="float" office:value="365" table:content-validation-name="val41" table:style-name="ce80">
            <text:p>365.00</text:p>
          </table:table-cell>
          <table:table-cell office:value-type="float" office:value="358.3504826254827" table:content-validation-name="val40" table:style-name="ce78">
            <text:p>358.35</text:p>
          </table:table-cell>
          <table:table-cell office:value-type="float" office:value="2232" table:content-validation-name="val41" table:style-name="ce80">
            <text:p>2232.00</text:p>
          </table:table-cell>
          <table:table-cell office:value-type="float" office:value="2064.2350600600539" table:content-validation-name="val40" table:style-name="ce78">
            <text:p>2064.24</text:p>
          </table:table-cell>
          <table:table-cell office:value-type="float" office:value="245" table:content-validation-name="val41" table:style-name="ce80">
            <text:p>245.00</text:p>
          </table:table-cell>
          <table:table-cell office:value-type="float" office:value="228.48771771771766" table:content-validation-name="val40" table:style-name="ce78">
            <text:p>228.49</text:p>
          </table:table-cell>
          <table:table-cell office:value-type="float" office:value="0" table:content-validation-name="val41" table:style-name="ce80">
            <text:p>0.00</text:p>
          </table:table-cell>
          <table:table-cell office:value-type="float" office:value="0" table:content-validation-name="val40" table:style-name="ce78">
            <text:p>0.00</text:p>
          </table:table-cell>
          <table:table-cell office:value-type="float" office:value="3286" table:formula="of:=SUM([.F3];[.H3];[.J3];[.L3];[.N3];[.P3])" table:content-validation-name="val42" table:style-name="ce28">
            <text:p>3,286</text:p>
          </table:table-cell>
          <table:table-cell office:value-type="float" office:value="3081.8804676104614" table:formula="of:=SUM([.G3];[.I3];[.K3];[.M3];[.O3];[.Q3])" table:content-validation-name="val42" table:style-name="ce28">
            <text:p>3,082</text:p>
          </table:table-cell>
          <table:table-cell office:value-type="float" office:value="126" table:content-validation-name="val38" table:style-name="ce82">
            <text:p>126</text:p>
          </table:table-cell>
          <table:table-cell office:value-type="float" office:value="125.35266974291365" table:content-validation-name="val40" table:style-name="ce78">
            <text:p>125.35</text:p>
          </table:table-cell>
          <table:table-cell office:value-type="float" office:value="262" table:content-validation-name="val38" table:style-name="ce82">
            <text:p>262</text:p>
          </table:table-cell>
          <table:table-cell office:value-type="float" office:value="259.85945945945946" table:content-validation-name="val40" table:style-name="ce78">
            <text:p>259.86</text:p>
          </table:table-cell>
          <table:table-cell office:value-type="float" office:value="0" table:content-validation-name="val40" table:style-name="ce78">
            <text:p>0.00</text:p>
          </table:table-cell>
          <table:table-cell office:value-type="float" office:value="0" table:content-validation-name="val39" table:style-name="ce84">
            <text:p>0.00</text:p>
          </table:table-cell>
          <table:table-cell office:value-type="float" office:value="388" table:formula="of:=SUM([.T3];[.V3];[.X3])" table:style-name="ce30">
            <text:p>388</text:p>
          </table:table-cell>
          <table:table-cell office:value-type="float" office:value="385.21212920237309" table:formula="of:=SUM([.U3];[.W3];[.Y3])" table:style-name="ce30">
            <text:p>385</text:p>
          </table:table-cell>
          <table:table-cell office:value-type="float" office:value="1" table:style-name="ce31">
            <text:p>1</text:p>
          </table:table-cell>
          <table:table-cell office:value-type="float" office:value="3674" table:formula="of:=[.R3]+[.Z3]" table:content-validation-name="val42" table:style-name="ce32">
            <text:p>3,674</text:p>
          </table:table-cell>
          <table:table-cell office:value-type="float" office:value="3467.0925968128345" table:formula="of:=[.S3]+[.AA3]" table:content-validation-name="val42" table:style-name="ce32">
            <text:p>3,467</text:p>
          </table:table-cell>
          <table:table-cell office:value-type="currency" office:value="15769811.33" table:content-validation-name="val37" table:style-name="ce33">
            <text:p>£15,769,811.33</text:p>
          </table:table-cell>
          <table:table-cell office:value-type="currency" office:value="65680.83" table:content-validation-name="val37" table:style-name="ce33">
            <text:p>£65,680.83</text:p>
          </table:table-cell>
          <table:table-cell office:value-type="currency" office:value="18100" table:content-validation-name="val37" table:style-name="ce33">
            <text:p>£18,100.00</text:p>
          </table:table-cell>
          <table:table-cell office:value-type="currency" office:value="37896.65" table:content-validation-name="val37" table:style-name="ce33">
            <text:p>£37,896.65</text:p>
          </table:table-cell>
          <table:table-cell office:value-type="currency" office:value="4506720.99" table:content-validation-name="val37" table:style-name="ce33">
            <text:p>£4,506,720.99</text:p>
          </table:table-cell>
          <table:table-cell office:value-type="currency" office:value="2173354.66" table:content-validation-name="val37" table:style-name="ce33">
            <text:p>£2,173,354.66</text:p>
          </table:table-cell>
          <table:table-cell office:value-type="currency" office:value="22571564.460000001" table:formula="of:=SUM([.AE3:.AJ3])" table:style-name="ce34">
            <text:p>£22,571,564.46</text:p>
          </table:table-cell>
          <table:table-cell office:value-type="currency" office:value="2166781.63" table:content-validation-name="val37" table:style-name="ce35">
            <text:p>£2,166,781.63</text:p>
          </table:table-cell>
          <table:table-cell office:value-type="currency" office:value="4064.5" table:content-validation-name="val37" table:style-name="ce35">
            <text:p>£4,064.50</text:p>
          </table:table-cell>
          <table:table-cell office:value-type="currency" office:value="2170846.13" table:formula="of:=SUM([.AL3:.AM3])" table:style-name="ce36">
            <text:p>£2,170,846.13</text:p>
          </table:table-cell>
          <table:table-cell office:value-type="currency" office:value="24742410.59" table:formula="of:=SUM([.AN3];[.AK3])" table:style-name="ce34">
            <text:p>£24,742,410.59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content-validation-name="val43" table:style-name="ce8">
            <text:p>Crown Prosecution Service Inspectorate</text:p>
          </table:table-cell>
          <table:table-cell office:value-type="string" table:content-validation-name="val43" table:style-name="ce8">
            <text:p>Non-Ministerial Department</text:p>
          </table:table-cell>
          <table:table-cell office:value-type="string" table:content-validation-name="val43" table:style-name="ce75">
            <text:p>Attorney General's Departments</text:p>
          </table:table-cell>
          <table:table-cell office:value-type="float" office:value="2" table:content-validation-name="val41" table:style-name="ce79">
            <text:p>2.00</text:p>
          </table:table-cell>
          <table:table-cell office:value-type="float" office:value="2" table:content-validation-name="val40" table:style-name="ce77">
            <text:p>2.00</text:p>
          </table:table-cell>
          <table:table-cell office:value-type="float" office:value="1" table:content-validation-name="val41" table:style-name="ce79">
            <text:p>1.00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1" table:content-validation-name="val41" table:style-name="ce79">
            <text:p>1.00</text:p>
          </table:table-cell>
          <table:table-cell office:value-type="float" office:value="1" table:content-validation-name="val40" table:style-name="ce77">
            <text:p>1.00</text:p>
          </table:table-cell>
          <table:table-cell office:value-type="float" office:value="18" table:content-validation-name="val41" table:style-name="ce79">
            <text:p>18.00</text:p>
          </table:table-cell>
          <table:table-cell office:value-type="float" office:value="17.740540540540543" table:content-validation-name="val40" table:style-name="ce77">
            <text:p>17.74</text:p>
          </table:table-cell>
          <table:table-cell office:value-type="float" office:value="2" table:content-validation-name="val41" table:style-name="ce79">
            <text:p>2.00</text:p>
          </table:table-cell>
          <table:table-cell office:value-type="float" office:value="2" table:content-validation-name="val40" table:style-name="ce77">
            <text:p>2.00</text:p>
          </table:table-cell>
          <table:table-cell office:value-type="float" office:value="0" table:content-validation-name="val41" table:style-name="ce79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24" table:formula="of:=SUM([.F4];[.H4];[.J4];[.L4];[.N4];[.P4])" table:content-validation-name="val42" table:style-name="ce19">
            <text:p>24</text:p>
          </table:table-cell>
          <table:table-cell office:value-type="float" office:value="23.740540540540543" table:formula="of:=SUM([.G4];[.I4];[.K4];[.M4];[.O4];[.Q4])" table:content-validation-name="val42" table:style-name="ce19">
            <text:p>24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8" table:style-name="ce81">
            <text:p>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40" table:style-name="ce77">
            <text:p>0.00</text:p>
          </table:table-cell>
          <table:table-cell office:value-type="float" office:value="0" table:content-validation-name="val39" table:style-name="ce8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2" table:style-name="ce22">
            <text:p>24</text:p>
          </table:table-cell>
          <table:table-cell office:value-type="float" office:value="23.740540540540543" table:formula="of:=[.S4]+[.AA4]" table:content-validation-name="val42" table:style-name="ce22">
            <text:p>24</text:p>
          </table:table-cell>
          <table:table-cell office:value-type="currency" office:value="141750.48000000001" table:content-validation-name="val37" table:style-name="ce15">
            <text:p>£141,750.48</text:p>
          </table:table-cell>
          <table:table-cell office:value-type="currency" office:value="747.35" table:content-validation-name="val37" table:style-name="ce15">
            <text:p>£747.35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0" table:content-validation-name="val37" table:style-name="ce15">
            <text:p>£0.00</text:p>
          </table:table-cell>
          <table:table-cell office:value-type="currency" office:value="41263.01" table:content-validation-name="val37" table:style-name="ce15">
            <text:p>£41,263.01</text:p>
          </table:table-cell>
          <table:table-cell office:value-type="currency" office:value="19748.32" table:content-validation-name="val37" table:style-name="ce15">
            <text:p>£19,748.32</text:p>
          </table:table-cell>
          <table:table-cell office:value-type="currency" office:value="203509.16000000003" table:formula="of:=SUM([.AE4:.AJ4])" table:style-name="ce23">
            <text:p>£203,509.16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content-validation-name="val37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3509.16000000003" table:formula="of:=SUM([.AN4];[.AK4])" table:style-name="ce23">
            <text:p>£203,509.16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Sept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75">
            <text:p>Attorney General's Departments</text:p>
          </table:table-cell>
          <table:table-cell office:value-type="float" office:value="1592" table:style-name="ce79">
            <text:p>1592.00</text:p>
          </table:table-cell>
          <table:table-cell office:value-type="float" office:value="1465.73" table:style-name="ce77">
            <text:p>1465.73</text:p>
          </table:table-cell>
          <table:table-cell office:value-type="float" office:value="1717" table:style-name="ce79">
            <text:p>1717.00</text:p>
          </table:table-cell>
          <table:table-cell office:value-type="float" office:value="1609.1" table:style-name="ce77">
            <text:p>1609.10</text:p>
          </table:table-cell>
          <table:table-cell office:value-type="float" office:value="1183" table:style-name="ce79">
            <text:p>1183.00</text:p>
          </table:table-cell>
          <table:table-cell office:value-type="float" office:value="1142.81" table:style-name="ce77">
            <text:p>1142.81</text:p>
          </table:table-cell>
          <table:table-cell office:value-type="float" office:value="3306" table:style-name="ce79">
            <text:p>3306.00</text:p>
          </table:table-cell>
          <table:table-cell office:value-type="float" office:value="3074.69" table:style-name="ce77">
            <text:p>3074.69</text:p>
          </table:table-cell>
          <table:table-cell office:value-type="float" office:value="99" table:style-name="ce79">
            <text:p>99.00</text:p>
          </table:table-cell>
          <table:table-cell office:value-type="float" office:value="97.33" table:style-name="ce77">
            <text:p>97.33</text:p>
          </table:table-cell>
          <table:table-cell office:value-type="float" office:value="0" table:style-name="ce79">
            <text:p>0.00</text:p>
          </table:table-cell>
          <table:table-cell office:value-type="float" office:value="0" table:style-name="ce77">
            <text:p>0.00</text:p>
          </table:table-cell>
          <table:table-cell office:value-type="float" office:value="7897" table:formula="of:=SUM([.F5];[.H5];[.J5];[.L5];[.N5];[.P5])" table:content-validation-name="val42" table:style-name="ce19">
            <text:p>7,897</text:p>
          </table:table-cell>
          <table:table-cell office:value-type="float" office:value="7389.66" table:formula="of:=SUM([.G5];[.I5];[.K5];[.M5];[.O5];[.Q5])" table:content-validation-name="val42" table:style-name="ce19">
            <text:p>7,390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77">
            <text:p>2.00</text:p>
          </table:table-cell>
          <table:table-cell office:value-type="float" office:value="10" table:style-name="ce81">
            <text:p>10</text:p>
          </table:table-cell>
          <table:table-cell office:value-type="float" office:value="10" table:style-name="ce77">
            <text:p>10.00</text:p>
          </table:table-cell>
          <table:table-cell office:value-type="float" office:value="8" table:style-name="ce77">
            <text:p>8.00</text:p>
          </table:table-cell>
          <table:table-cell office:value-type="float" office:value="8" table:style-name="ce83">
            <text:p>8.00</text:p>
          </table:table-cell>
          <table:table-cell office:value-type="float" office:value="20" table:formula="of:=SUM([.T5];[.V5];[.X5])" table:style-name="ce20">
            <text:p>20</text:p>
          </table:table-cell>
          <table:table-cell office:value-type="float" office:value="20" table:formula="of:=SUM([.U5];[.W5];[.Y5])" table:style-name="ce20">
            <text:p>20</text:p>
          </table:table-cell>
          <table:table-cell office:value-type="float" office:value="0" table:style-name="ce37">
            <text:p>0</text:p>
          </table:table-cell>
          <table:table-cell office:value-type="float" office:value="7917" table:formula="of:=[.R5]+[.Z5]" table:content-validation-name="val42" table:style-name="ce22">
            <text:p>7,917</text:p>
          </table:table-cell>
          <table:table-cell office:value-type="float" office:value="7409.66" table:formula="of:=[.S5]+[.AA5]" table:content-validation-name="val42" table:style-name="ce22">
            <text:p>7,410</text:p>
          </table:table-cell>
          <table:table-cell office:value-type="currency" office:value="28208005.080000997" table:style-name="ce15">
            <text:p>£28,208,005.08</text:p>
          </table:table-cell>
          <table:table-cell office:value-type="currency" office:value="501774.91000000009" table:style-name="ce15">
            <text:p>£501,774.91</text:p>
          </table:table-cell>
          <table:table-cell office:value-type="currency" office:value="0" table:style-name="ce15">
            <text:p>£0.00</text:p>
          </table:table-cell>
          <table:table-cell office:value-type="currency" office:value="997624.47999999882" table:style-name="ce15">
            <text:p>£997,624.48</text:p>
          </table:table-cell>
          <table:table-cell office:value-type="currency" office:value="8143775.5100000091" table:style-name="ce15">
            <text:p>£8,143,775.51</text:p>
          </table:table-cell>
          <table:table-cell office:value-type="currency" office:value="3955854.0600000499" table:style-name="ce15">
            <text:p>£3,955,854.06</text:p>
          </table:table-cell>
          <table:table-cell office:value-type="currency" office:value="41807034.04000105" table:formula="of:=SUM([.AE5:.AJ5])" table:style-name="ce23">
            <text:p>£41,807,034.04</text:p>
          </table:table-cell>
          <table:table-cell office:value-type="currency" office:value="193713.06" table:style-name="ce17">
            <text:p>£193,713.06</text:p>
          </table:table-cell>
          <table:table-cell office:value-type="currency" office:value="0" table:style-name="ce17">
            <text:p>£0.00</text:p>
          </table:table-cell>
          <table:table-cell office:value-type="currency" office:value="193713.06" table:formula="of:=SUM([.AL5:.AM5])" table:style-name="ce24">
            <text:p>£193,713.06</text:p>
          </table:table-cell>
          <table:table-cell office:value-type="currency" office:value="42000747.100001052" table:formula="of:=SUM([.AN5];[.AK5])" table:style-name="ce23">
            <text:p>£42,000,747.1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Oct_2025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45" table:style-name="ce2">
            <text:p>Year</text:p>
          </table:table-cell>
          <table:table-cell office:value-type="string" table:content-validation-name="val45" table:style-name="ce2">
            <text:p>Month</text:p>
          </table:table-cell>
          <table:table-cell office:value-type="string" table:content-validation-name="val45" table:style-name="ce3">
            <text:p>Organisation name</text:p>
          </table:table-cell>
          <table:table-cell office:value-type="string" table:content-validation-name="val45" table:style-name="ce3">
            <text:p>Organisation type</text:p>
          </table:table-cell>
          <table:table-cell office:value-type="string" table:content-validation-name="val45" table:style-name="ce4">
            <office:annotation draw:style-name="a6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45" table:style-name="ce4">
            <text:p>Payroll staff;</text:p>
            <text:p>Total;</text:p>
            <text:p>Headcount</text:p>
          </table:table-cell>
          <table:table-cell office:value-type="string" table:content-validation-name="val45" table:style-name="ce4">
            <text:p>Payroll staff;</text:p>
            <text:p>Total;</text:p>
            <text:p>Full-time equivalent</text:p>
          </table:table-cell>
          <table:table-cell office:value-type="string" table:content-validation-name="val45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45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45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45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45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45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0" table:style-name="ce4">
            <text:p>Payroll staff costs;</text:p>
            <text:p>Salary</text:p>
          </table:table-cell>
          <table:table-cell office:value-type="string" table:content-validation-name="val50" table:style-name="ce4">
            <text:p>Payroll staff costs;</text:p>
            <text:p>Allowances</text:p>
          </table:table-cell>
          <table:table-cell office:value-type="string" table:content-validation-name="val50" table:style-name="ce4">
            <text:p>Payroll staff costs;</text:p>
            <text:p>Non-consolidated performance payments</text:p>
          </table:table-cell>
          <table:table-cell office:value-type="string" table:content-validation-name="val50" table:style-name="ce4">
            <text:p>Payroll staff costs;</text:p>
            <text:p>Overtime</text:p>
          </table:table-cell>
          <table:table-cell office:value-type="string" table:content-validation-name="val50" table:style-name="ce4">
            <text:p>Payroll staff costs;</text:p>
            <text:p>Employer pension contributions</text:p>
          </table:table-cell>
          <table:table-cell office:value-type="string" table:content-validation-name="val50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Attorney General's Office</text:p>
          </table:table-cell>
          <table:table-cell office:value-type="string" table:content-validation-name="val44" table:style-name="ce8">
            <text:p>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office:value-type="float" office:value="4" table:content-validation-name="val46" table:style-name="ce89">
            <text:p>4.00</text:p>
          </table:table-cell>
          <table:table-cell office:value-type="float" office:value="4" table:content-validation-name="val47" table:style-name="ce87">
            <text:p>4.00</text:p>
          </table:table-cell>
          <table:table-cell office:value-type="float" office:value="5" table:content-validation-name="val46" table:style-name="ce89">
            <text:p>5.00</text:p>
          </table:table-cell>
          <table:table-cell office:value-type="float" office:value="5" table:content-validation-name="val47" table:style-name="ce87">
            <text:p>5.00</text:p>
          </table:table-cell>
          <table:table-cell office:value-type="float" office:value="21" table:content-validation-name="val46" table:style-name="ce89">
            <text:p>21.00</text:p>
          </table:table-cell>
          <table:table-cell office:value-type="float" office:value="20.833333333333336" table:content-validation-name="val47" table:style-name="ce87">
            <text:p>20.83</text:p>
          </table:table-cell>
          <table:table-cell office:value-type="float" office:value="27" table:content-validation-name="val46" table:style-name="ce89">
            <text:p>27.00</text:p>
          </table:table-cell>
          <table:table-cell office:value-type="float" office:value="26.864864864864863" table:content-validation-name="val47" table:style-name="ce87">
            <text:p>26.86</text:p>
          </table:table-cell>
          <table:table-cell office:value-type="float" office:value="7" table:content-validation-name="val46" table:style-name="ce89">
            <text:p>7.00</text:p>
          </table:table-cell>
          <table:table-cell office:value-type="float" office:value="7" table:content-validation-name="val47" table:style-name="ce87">
            <text:p>7.00</text:p>
          </table:table-cell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64" table:formula="of:=SUM([.F2];[.H2];[.J2];[.L2];[.N2];[.P2])" table:content-validation-name="val45" table:style-name="ce19">
            <text:p>64</text:p>
          </table:table-cell>
          <table:table-cell office:value-type="float" office:value="63.698198198198199" table:formula="of:=SUM([.G2];[.I2];[.K2];[.M2];[.O2];[.Q2])" table:content-validation-name="val45" table:style-name="ce19">
            <text:p>64</text:p>
          </table:table-cell>
          <table:table-cell office:value-type="float" office:value="0" table:content-validation-name="val49" table:style-name="ce91">
            <text:p>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1" table:content-validation-name="val49" table:style-name="ce91">
            <text:p>1</text:p>
          </table:table-cell>
          <table:table-cell office:value-type="float" office:value="1" table:content-validation-name="val47" table:style-name="ce87">
            <text:p>1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1" table:formula="of:=SUM([.T2];[.V2];[.X2])" table:style-name="ce20">
            <text:p>1</text:p>
          </table:table-cell>
          <table:table-cell office:value-type="float" office:value="1" table:formula="of:=SUM([.U2];[.W2];[.Y2])" table:style-name="ce20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65" table:formula="of:=[.R2]+[.Z2]" table:content-validation-name="val45" table:style-name="ce22">
            <text:p>65</text:p>
          </table:table-cell>
          <table:table-cell office:value-type="float" office:value="64.698198198198199" table:formula="of:=[.S2]+[.AA2]" table:content-validation-name="val45" table:style-name="ce22">
            <text:p>65</text:p>
          </table:table-cell>
          <table:table-cell office:value-type="currency" office:value="362998.05" table:content-validation-name="val50" table:style-name="ce15">
            <text:p>£362,998.05</text:p>
          </table:table-cell>
          <table:table-cell office:value-type="currency" office:value="15127.71" table:content-validation-name="val50" table:style-name="ce15">
            <text:p>£15,127.71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30.21" table:content-validation-name="val50" table:style-name="ce15">
            <text:p>£430.21</text:p>
          </table:table-cell>
          <table:table-cell office:value-type="currency" office:value="107755.35" table:content-validation-name="val50" table:style-name="ce15">
            <text:p>£107,755.35</text:p>
          </table:table-cell>
          <table:table-cell office:value-type="currency" office:value="51828.42" table:content-validation-name="val50" table:style-name="ce15">
            <text:p>£51,828.42</text:p>
          </table:table-cell>
          <table:table-cell office:value-type="currency" office:value="538139.74000000011" table:formula="of:=SUM([.AE2:.AJ2])" table:style-name="ce23">
            <text:p>£538,139.74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2:.AM2])" table:style-name="ce24">
            <text:p>£0.00</text:p>
          </table:table-cell>
          <table:table-cell office:value-type="currency" office:value="538139.74000000011" table:formula="of:=SUM([.AN2];[.AK2])" table:style-name="ce23">
            <text:p>£538,139.74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October</text:p>
          </table:table-cell>
          <table:table-cell office:value-type="string" table:content-validation-name="val44" table:style-name="ce26">
            <text:p>Government Legal Department</text:p>
          </table:table-cell>
          <table:table-cell office:value-type="string" table:content-validation-name="val44" table:style-name="ce26">
            <text:p>Non-Ministerial Department</text:p>
          </table:table-cell>
          <table:table-cell office:value-type="string" table:content-validation-name="val44" table:style-name="ce86">
            <text:p>Attorney General's Departments</text:p>
          </table:table-cell>
          <table:table-cell office:value-type="float" office:value="37" table:content-validation-name="val46" table:style-name="ce90">
            <text:p>37.00</text:p>
          </table:table-cell>
          <table:table-cell office:value-type="float" office:value="33.684534534534535" table:content-validation-name="val47" table:style-name="ce88">
            <text:p>33.68</text:p>
          </table:table-cell>
          <table:table-cell office:value-type="float" office:value="405" table:content-validation-name="val46" table:style-name="ce90">
            <text:p>405.00</text:p>
          </table:table-cell>
          <table:table-cell office:value-type="float" office:value="394.66321321321328" table:content-validation-name="val47" table:style-name="ce88">
            <text:p>394.66</text:p>
          </table:table-cell>
          <table:table-cell office:value-type="float" office:value="369" table:content-validation-name="val46" table:style-name="ce90">
            <text:p>369.00</text:p>
          </table:table-cell>
          <table:table-cell office:value-type="float" office:value="362.04572072072079" table:content-validation-name="val47" table:style-name="ce88">
            <text:p>362.05</text:p>
          </table:table-cell>
          <table:table-cell office:value-type="float" office:value="2246" table:content-validation-name="val46" table:style-name="ce90">
            <text:p>2246.00</text:p>
          </table:table-cell>
          <table:table-cell office:value-type="float" office:value="2076.2810960960892" table:content-validation-name="val47" table:style-name="ce88">
            <text:p>2076.28</text:p>
          </table:table-cell>
          <table:table-cell office:value-type="float" office:value="246" table:content-validation-name="val46" table:style-name="ce90">
            <text:p>246.00</text:p>
          </table:table-cell>
          <table:table-cell office:value-type="float" office:value="228.6201501501501" table:content-validation-name="val47" table:style-name="ce88">
            <text:p>228.62</text:p>
          </table:table-cell>
          <table:table-cell office:value-type="float" office:value="0" table:content-validation-name="val46" table:style-name="ce90">
            <text:p>0.00</text:p>
          </table:table-cell>
          <table:table-cell office:value-type="float" office:value="0" table:content-validation-name="val47" table:style-name="ce88">
            <text:p>0.00</text:p>
          </table:table-cell>
          <table:table-cell office:value-type="float" office:value="3303" table:formula="of:=SUM([.F3];[.H3];[.J3];[.L3];[.N3];[.P3])" table:content-validation-name="val45" table:style-name="ce28">
            <text:p>3,303</text:p>
          </table:table-cell>
          <table:table-cell office:value-type="float" office:value="3095.2947147147079" table:formula="of:=SUM([.G3];[.I3];[.K3];[.M3];[.O3];[.Q3])" table:content-validation-name="val45" table:style-name="ce28">
            <text:p>3,095</text:p>
          </table:table-cell>
          <table:table-cell office:value-type="float" office:value="131" table:content-validation-name="val49" table:style-name="ce92">
            <text:p>131</text:p>
          </table:table-cell>
          <table:table-cell office:value-type="float" office:value="130.35266974291363" table:content-validation-name="val47" table:style-name="ce88">
            <text:p>130.35</text:p>
          </table:table-cell>
          <table:table-cell office:value-type="float" office:value="255" table:content-validation-name="val49" table:style-name="ce92">
            <text:p>255</text:p>
          </table:table-cell>
          <table:table-cell office:value-type="float" office:value="252.85945945945946" table:content-validation-name="val47" table:style-name="ce88">
            <text:p>252.86</text:p>
          </table:table-cell>
          <table:table-cell office:value-type="float" office:value="0" table:content-validation-name="val47" table:style-name="ce88">
            <text:p>0.00</text:p>
          </table:table-cell>
          <table:table-cell office:value-type="float" office:value="0" table:content-validation-name="val48" table:style-name="ce94">
            <text:p>0.00</text:p>
          </table:table-cell>
          <table:table-cell office:value-type="float" office:value="386" table:formula="of:=SUM([.T3];[.V3];[.X3])" table:style-name="ce30">
            <text:p>386</text:p>
          </table:table-cell>
          <table:table-cell office:value-type="float" office:value="383.21212920237309" table:formula="of:=SUM([.U3];[.W3];[.Y3])" table:style-name="ce30">
            <text:p>383</text:p>
          </table:table-cell>
          <table:table-cell office:value-type="float" office:value="0" table:style-name="ce31">
            <text:p>0</text:p>
          </table:table-cell>
          <table:table-cell office:value-type="float" office:value="3689" table:formula="of:=[.R3]+[.Z3]" table:content-validation-name="val45" table:style-name="ce32">
            <text:p>3,689</text:p>
          </table:table-cell>
          <table:table-cell office:value-type="float" office:value="3478.5068439170809" table:formula="of:=[.S3]+[.AA3]" table:content-validation-name="val45" table:style-name="ce32">
            <text:p>3,479</text:p>
          </table:table-cell>
          <table:table-cell office:value-type="currency" office:value="16956827.780000001" table:content-validation-name="val50" table:style-name="ce33">
            <text:p>£16,956,827.78</text:p>
          </table:table-cell>
          <table:table-cell office:value-type="currency" office:value="70674.289999999994" table:content-validation-name="val50" table:style-name="ce33">
            <text:p>£70,674.29</text:p>
          </table:table-cell>
          <table:table-cell office:value-type="currency" office:value="106750" table:content-validation-name="val50" table:style-name="ce33">
            <text:p>£106,750.00</text:p>
          </table:table-cell>
          <table:table-cell office:value-type="currency" office:value="33992.980000000003" table:content-validation-name="val50" table:style-name="ce33">
            <text:p>£33,992.98</text:p>
          </table:table-cell>
          <table:table-cell office:value-type="currency" office:value="4826994.8899999997" table:content-validation-name="val50" table:style-name="ce33">
            <text:p>£4,826,994.89</text:p>
          </table:table-cell>
          <table:table-cell office:value-type="currency" office:value="2364190.9900000002" table:content-validation-name="val50" table:style-name="ce33">
            <text:p>£2,364,190.99</text:p>
          </table:table-cell>
          <table:table-cell office:value-type="currency" office:value="24359430.93" table:formula="of:=SUM([.AE3:.AJ3])" table:style-name="ce34">
            <text:p>£24,359,430.93</text:p>
          </table:table-cell>
          <table:table-cell office:value-type="currency" office:value="2623503.2799999998" table:content-validation-name="val50" table:style-name="ce35">
            <text:p>£2,623,503.28</text:p>
          </table:table-cell>
          <table:table-cell office:value-type="currency" office:value="0" table:content-validation-name="val50" table:style-name="ce35">
            <text:p>£0.00</text:p>
          </table:table-cell>
          <table:table-cell office:value-type="currency" office:value="2623503.2799999998" table:formula="of:=SUM([.AL3:.AM3])" table:style-name="ce36">
            <text:p>£2,623,503.28</text:p>
          </table:table-cell>
          <table:table-cell office:value-type="currency" office:value="26982934.210000001" table:formula="of:=SUM([.AN3];[.AK3])" table:style-name="ce34">
            <text:p>£26,982,934.21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content-validation-name="val44" table:style-name="ce8">
            <text:p>Crown Prosecution Service Inspectorate</text:p>
          </table:table-cell>
          <table:table-cell office:value-type="string" table:content-validation-name="val44" table:style-name="ce8">
            <text:p>Non-Ministerial Department</text:p>
          </table:table-cell>
          <table:table-cell office:value-type="string" table:content-validation-name="val44" table:style-name="ce85">
            <text:p>Attorney General's Departments</text:p>
          </table:table-cell>
          <table:table-cell office:value-type="float" office:value="2" table:content-validation-name="val46" table:style-name="ce89">
            <text:p>2.00</text:p>
          </table:table-cell>
          <table:table-cell office:value-type="float" office:value="2" table:content-validation-name="val47" table:style-name="ce87">
            <text:p>2.00</text:p>
          </table:table-cell>
          <table:table-cell office:value-type="float" office:value="1" table:content-validation-name="val46" table:style-name="ce89">
            <text:p>1.00</text:p>
          </table:table-cell>
          <table:table-cell office:value-type="float" office:value="1" table:content-validation-name="val47" table:style-name="ce87">
            <text:p>1.00</text:p>
          </table:table-cell>
          <table:table-cell office:value-type="float" office:value="1" table:content-validation-name="val46" table:style-name="ce89">
            <text:p>1.00</text:p>
          </table:table-cell>
          <table:table-cell office:value-type="float" office:value="1" table:content-validation-name="val47" table:style-name="ce87">
            <text:p>1.00</text:p>
          </table:table-cell>
          <table:table-cell office:value-type="float" office:value="18" table:content-validation-name="val46" table:style-name="ce89">
            <text:p>18.00</text:p>
          </table:table-cell>
          <table:table-cell office:value-type="float" office:value="17.740540540540543" table:content-validation-name="val47" table:style-name="ce87">
            <text:p>17.74</text:p>
          </table:table-cell>
          <table:table-cell office:value-type="float" office:value="2" table:content-validation-name="val46" table:style-name="ce89">
            <text:p>2.00</text:p>
          </table:table-cell>
          <table:table-cell office:value-type="float" office:value="2" table:content-validation-name="val47" table:style-name="ce87">
            <text:p>2.00</text:p>
          </table:table-cell>
          <table:table-cell office:value-type="float" office:value="0" table:content-validation-name="val46" table:style-name="ce89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24" table:formula="of:=SUM([.F4];[.H4];[.J4];[.L4];[.N4];[.P4])" table:content-validation-name="val45" table:style-name="ce19">
            <text:p>24</text:p>
          </table:table-cell>
          <table:table-cell office:value-type="float" office:value="23.740540540540543" table:formula="of:=SUM([.G4];[.I4];[.K4];[.M4];[.O4];[.Q4])" table:content-validation-name="val45" table:style-name="ce19">
            <text:p>24</text:p>
          </table:table-cell>
          <table:table-cell office:value-type="float" office:value="0" table:content-validation-name="val49" table:style-name="ce91">
            <text:p>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9" table:style-name="ce91">
            <text:p>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7" table:style-name="ce87">
            <text:p>0.00</text:p>
          </table:table-cell>
          <table:table-cell office:value-type="float" office:value="0" table:content-validation-name="val48" table:style-name="ce9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24" table:formula="of:=[.R4]+[.Z4]" table:content-validation-name="val45" table:style-name="ce22">
            <text:p>24</text:p>
          </table:table-cell>
          <table:table-cell office:value-type="float" office:value="23.740540540540543" table:formula="of:=[.S4]+[.AA4]" table:content-validation-name="val45" table:style-name="ce22">
            <text:p>24</text:p>
          </table:table-cell>
          <table:table-cell office:value-type="currency" office:value="143497.54" table:content-validation-name="val50" table:style-name="ce15">
            <text:p>£143,497.54</text:p>
          </table:table-cell>
          <table:table-cell office:value-type="currency" office:value="747.35" table:content-validation-name="val50" table:style-name="ce15">
            <text:p>£747.35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0" table:content-validation-name="val50" table:style-name="ce15">
            <text:p>£0.00</text:p>
          </table:table-cell>
          <table:table-cell office:value-type="currency" office:value="41571.24" table:content-validation-name="val50" table:style-name="ce15">
            <text:p>£41,571.24</text:p>
          </table:table-cell>
          <table:table-cell office:value-type="currency" office:value="20072.95" table:content-validation-name="val50" table:style-name="ce15">
            <text:p>£20,072.95</text:p>
          </table:table-cell>
          <table:table-cell office:value-type="currency" office:value="205889.08000000002" table:formula="of:=SUM([.AE4:.AJ4])" table:style-name="ce23">
            <text:p>£205,889.08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content-validation-name="val50" table:style-name="ce17">
            <text:p>£0.00</text:p>
          </table:table-cell>
          <table:table-cell office:value-type="currency" office:value="0" table:formula="of:=SUM([.AL4:.AM4])" table:style-name="ce24">
            <text:p>£0.00</text:p>
          </table:table-cell>
          <table:table-cell office:value-type="currency" office:value="205889.08000000002" table:formula="of:=SUM([.AN4];[.AK4])" table:style-name="ce23">
            <text:p>£205,889.08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Octo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85">
            <text:p>Attorney General's Departments</text:p>
          </table:table-cell>
          <table:table-cell office:value-type="float" office:value="1613" table:style-name="ce89">
            <text:p>1613.00</text:p>
          </table:table-cell>
          <table:table-cell office:value-type="float" office:value="1484.39" table:style-name="ce87">
            <text:p>1484.39</text:p>
          </table:table-cell>
          <table:table-cell office:value-type="float" office:value="1767" table:style-name="ce89">
            <text:p>1767.00</text:p>
          </table:table-cell>
          <table:table-cell office:value-type="float" office:value="1658.35" table:style-name="ce87">
            <text:p>1658.35</text:p>
          </table:table-cell>
          <table:table-cell office:value-type="float" office:value="1247" table:style-name="ce89">
            <text:p>1247.00</text:p>
          </table:table-cell>
          <table:table-cell office:value-type="float" office:value="1206.6400000000001" table:style-name="ce87">
            <text:p>1206.64</text:p>
          </table:table-cell>
          <table:table-cell office:value-type="float" office:value="3334" table:style-name="ce89">
            <text:p>3334.00</text:p>
          </table:table-cell>
          <table:table-cell office:value-type="float" office:value="3101.79" table:style-name="ce87">
            <text:p>3101.79</text:p>
          </table:table-cell>
          <table:table-cell office:value-type="float" office:value="99" table:style-name="ce89">
            <text:p>99.00</text:p>
          </table:table-cell>
          <table:table-cell office:value-type="float" office:value="97.33" table:style-name="ce87">
            <text:p>97.33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87">
            <text:p>0.00</text:p>
          </table:table-cell>
          <table:table-cell office:value-type="float" office:value="8060" table:formula="of:=SUM([.F5];[.H5];[.J5];[.L5];[.N5];[.P5])" table:content-validation-name="val45" table:style-name="ce19">
            <text:p>8,060</text:p>
          </table:table-cell>
          <table:table-cell office:value-type="float" office:value="7548.5" table:formula="of:=SUM([.G5];[.I5];[.K5];[.M5];[.O5];[.Q5])" table:content-validation-name="val45" table:style-name="ce19">
            <text:p>7,549</text:p>
          </table:table-cell>
          <table:table-cell office:value-type="float" office:value="3" table:style-name="ce91">
            <text:p>3</text:p>
          </table:table-cell>
          <table:table-cell office:value-type="float" office:value="3" table:style-name="ce87">
            <text:p>3.00</text:p>
          </table:table-cell>
          <table:table-cell office:value-type="float" office:value="19" table:style-name="ce91">
            <text:p>19</text:p>
          </table:table-cell>
          <table:table-cell office:value-type="float" office:value="19" table:style-name="ce87">
            <text:p>19.00</text:p>
          </table:table-cell>
          <table:table-cell office:value-type="float" office:value="10" table:style-name="ce87">
            <text:p>10.00</text:p>
          </table:table-cell>
          <table:table-cell office:value-type="float" office:value="10" table:style-name="ce93">
            <text:p>10.00</text:p>
          </table:table-cell>
          <table:table-cell office:value-type="float" office:value="32" table:formula="of:=SUM([.T5];[.V5];[.X5])" table:style-name="ce20">
            <text:p>32</text:p>
          </table:table-cell>
          <table:table-cell office:value-type="float" office:value="32" table:formula="of:=SUM([.U5];[.W5];[.Y5])" table:style-name="ce20">
            <text:p>32</text:p>
          </table:table-cell>
          <table:table-cell office:value-type="float" office:value="0" table:style-name="ce37">
            <text:p>0</text:p>
          </table:table-cell>
          <table:table-cell office:value-type="float" office:value="8092" table:formula="of:=[.R5]+[.Z5]" table:content-validation-name="val45" table:style-name="ce22">
            <text:p>8,092</text:p>
          </table:table-cell>
          <table:table-cell office:value-type="float" office:value="7580.5" table:formula="of:=[.S5]+[.AA5]" table:content-validation-name="val45" table:style-name="ce22">
            <text:p>7,581</text:p>
          </table:table-cell>
          <table:table-cell office:value-type="currency" office:value="35711268.420000069" table:style-name="ce15">
            <text:p>£35,711,268.42</text:p>
          </table:table-cell>
          <table:table-cell office:value-type="currency" office:value="503057.57000000024" table:style-name="ce15">
            <text:p>£503,057.57</text:p>
          </table:table-cell>
          <table:table-cell office:value-type="currency" office:value="286673" table:style-name="ce15">
            <text:p>£286,673.00</text:p>
          </table:table-cell>
          <table:table-cell office:value-type="currency" office:value="1028885.5100000006" table:style-name="ce15">
            <text:p>£1,028,885.51</text:p>
          </table:table-cell>
          <table:table-cell office:value-type="currency" office:value="10393240.909999812" table:style-name="ce15">
            <text:p>£10,393,240.91</text:p>
          </table:table-cell>
          <table:table-cell office:value-type="currency" office:value="5158676.9800000293" table:style-name="ce15">
            <text:p>£5,158,676.98</text:p>
          </table:table-cell>
          <table:table-cell office:value-type="currency" office:value="53081802.389999904" table:formula="of:=SUM([.AE5:.AJ5])" table:style-name="ce23">
            <text:p>£53,081,802.39</text:p>
          </table:table-cell>
          <table:table-cell office:value-type="currency" office:value="240135.87999999995" table:style-name="ce17">
            <text:p>£240,135.88</text:p>
          </table:table-cell>
          <table:table-cell office:value-type="currency" office:value="0" table:style-name="ce17">
            <text:p>£0.00</text:p>
          </table:table-cell>
          <table:table-cell office:value-type="currency" office:value="240135.87999999995" table:formula="of:=SUM([.AL5:.AM5])" table:style-name="ce24">
            <text:p>£240,135.88</text:p>
          </table:table-cell>
          <table:table-cell office:value-type="currency" office:value="53321938.269999906" table:formula="of:=SUM([.AN5];[.AK5])" table:style-name="ce23">
            <text:p>£53,321,938.27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Nov_2025" table:style-name="ta1">
        <table:table-column table:style-name="co1" table:default-cell-style-name="ce1"/>
        <table:table-column table:style-name="co1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56" table:style-name="ce2">
            <text:p>Year</text:p>
          </table:table-cell>
          <table:table-cell office:value-type="string" table:content-validation-name="val56" table:style-name="ce2">
            <text:p>Month</text:p>
          </table:table-cell>
          <table:table-cell office:value-type="string" table:content-validation-name="val56" table:style-name="ce3">
            <text:p>Organisation name</text:p>
          </table:table-cell>
          <table:table-cell office:value-type="string" table:content-validation-name="val56" table:style-name="ce3">
            <text:p>Organisation type</text:p>
          </table:table-cell>
          <table:table-cell office:value-type="string" table:content-validation-name="val56" table:style-name="ce4">
            <office:annotation draw:style-name="a7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56" table:style-name="ce4">
            <text:p>Payroll staff;</text:p>
            <text:p>Total;</text:p>
            <text:p>Headcount</text:p>
          </table:table-cell>
          <table:table-cell office:value-type="string" table:content-validation-name="val56" table:style-name="ce4">
            <text:p>Payroll staff;</text:p>
            <text:p>Total;</text:p>
            <text:p>Full-time equivalent</text:p>
          </table:table-cell>
          <table:table-cell office:value-type="string" table:content-validation-name="val5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5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5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5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5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5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1" table:style-name="ce4">
            <text:p>Payroll staff costs;</text:p>
            <text:p>Salary</text:p>
          </table:table-cell>
          <table:table-cell office:value-type="string" table:content-validation-name="val51" table:style-name="ce4">
            <text:p>Payroll staff costs;</text:p>
            <text:p>Allowances</text:p>
          </table:table-cell>
          <table:table-cell office:value-type="string" table:content-validation-name="val51" table:style-name="ce4">
            <text:p>Payroll staff costs;</text:p>
            <text:p>Non-consolidated performance payments</text:p>
          </table:table-cell>
          <table:table-cell office:value-type="string" table:content-validation-name="val51" table:style-name="ce4">
            <text:p>Payroll staff costs;</text:p>
            <text:p>Overtime</text:p>
          </table:table-cell>
          <table:table-cell office:value-type="string" table:content-validation-name="val51" table:style-name="ce4">
            <text:p>Payroll staff costs;</text:p>
            <text:p>Employer pension contributions</text:p>
          </table:table-cell>
          <table:table-cell office:value-type="string" table:content-validation-name="val5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Attorney General's Office</text:p>
          </table:table-cell>
          <table:table-cell office:value-type="string" table:content-validation-name="val57" table:style-name="ce8">
            <text:p>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formula="of:=SUM([.F2];[.H2];[.J2];[.L2];[.N2];[.P2])" table:content-validation-name="val56" table:style-name="ce19">
            <text:p>0</text:p>
          </table:table-cell>
          <table:table-cell office:value-type="float" office:value="0" table:formula="of:=SUM([.G2];[.I2];[.K2];[.M2];[.O2];[.Q2])" table:content-validation-name="val56" table:style-name="ce19">
            <text:p>0</text:p>
          </table:table-cell>
          <table:table-cell table:content-validation-name="val52" table:style-name="ce101"/>
          <table:table-cell table:content-validation-name="val54" table:style-name="ce97"/>
          <table:table-cell table:content-validation-name="val52" table:style-name="ce101"/>
          <table:table-cell table:content-validation-name="val54" table:style-name="ce97"/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56" table:style-name="ce22">
            <text:p>0</text:p>
          </table:table-cell>
          <table:table-cell office:value-type="float" office:value="0" table:formula="of:=[.S2]+[.AA2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November</text:p>
          </table:table-cell>
          <table:table-cell office:value-type="string" table:content-validation-name="val57" table:style-name="ce26">
            <text:p>Government Legal Department</text:p>
          </table:table-cell>
          <table:table-cell office:value-type="string" table:content-validation-name="val57" table:style-name="ce26">
            <text:p>Non-Ministerial Department</text:p>
          </table:table-cell>
          <table:table-cell office:value-type="string" table:content-validation-name="val57" table:style-name="ce96">
            <text:p>Attorney General's Departments</text:p>
          </table:table-cell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table:content-validation-name="val55" table:style-name="ce100"/>
          <table:table-cell table:content-validation-name="val54" table:style-name="ce98"/>
          <table:table-cell office:value-type="float" office:value="0" table:content-validation-name="val55" table:style-name="ce100">
            <text:p>0.00</text:p>
          </table:table-cell>
          <table:table-cell office:value-type="float" office:value="0" table:content-validation-name="val54" table:style-name="ce98">
            <text:p>0.00</text:p>
          </table:table-cell>
          <table:table-cell office:value-type="float" office:value="0" table:formula="of:=SUM([.F3];[.H3];[.J3];[.L3];[.N3];[.P3])" table:content-validation-name="val56" table:style-name="ce28">
            <text:p>0</text:p>
          </table:table-cell>
          <table:table-cell office:value-type="float" office:value="0" table:formula="of:=SUM([.G3];[.I3];[.K3];[.M3];[.O3];[.Q3])" table:content-validation-name="val56" table:style-name="ce28">
            <text:p>0</text:p>
          </table:table-cell>
          <table:table-cell table:content-validation-name="val52" table:style-name="ce102"/>
          <table:table-cell table:content-validation-name="val54" table:style-name="ce98"/>
          <table:table-cell table:content-validation-name="val52" table:style-name="ce102"/>
          <table:table-cell table:content-validation-name="val54" table:style-name="ce98"/>
          <table:table-cell office:value-type="float" office:value="0" table:content-validation-name="val54" table:style-name="ce98">
            <text:p>0.00</text:p>
          </table:table-cell>
          <table:table-cell office:value-type="float" office:value="0" table:content-validation-name="val53" table:style-name="ce10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56" table:style-name="ce32">
            <text:p>0</text:p>
          </table:table-cell>
          <table:table-cell office:value-type="float" office:value="0" table:formula="of:=[.S3]+[.AA3]" table:content-validation-name="val56" table:style-name="ce32">
            <text:p>0</text:p>
          </table:table-cell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table:content-validation-name="val51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51" table:style-name="ce35"/>
          <table:table-cell table:content-validation-name="val51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content-validation-name="val57" table:style-name="ce8">
            <text:p>Crown Prosecution Service Inspectorate</text:p>
          </table:table-cell>
          <table:table-cell office:value-type="string" table:content-validation-name="val57" table:style-name="ce8">
            <text:p>Non-Ministerial Department</text:p>
          </table:table-cell>
          <table:table-cell office:value-type="string" table:content-validation-name="val57" table:style-name="ce95">
            <text:p>Attorney General's Departments</text:p>
          </table:table-cell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table:content-validation-name="val55" table:style-name="ce99"/>
          <table:table-cell table:content-validation-name="val54" table:style-name="ce97"/>
          <table:table-cell office:value-type="float" office:value="0" table:content-validation-name="val55" table:style-name="ce99">
            <text:p>0.00</text:p>
          </table:table-cell>
          <table:table-cell office:value-type="float" office:value="0" table:content-validation-name="val54" table:style-name="ce97">
            <text:p>0.00</text:p>
          </table:table-cell>
          <table:table-cell office:value-type="float" office:value="0" table:formula="of:=SUM([.F4];[.H4];[.J4];[.L4];[.N4];[.P4])" table:content-validation-name="val56" table:style-name="ce19">
            <text:p>0</text:p>
          </table:table-cell>
          <table:table-cell office:value-type="float" office:value="0" table:formula="of:=SUM([.G4];[.I4];[.K4];[.M4];[.O4];[.Q4])" table:content-validation-name="val56" table:style-name="ce19">
            <text:p>0</text:p>
          </table:table-cell>
          <table:table-cell table:content-validation-name="val52" table:style-name="ce101"/>
          <table:table-cell table:content-validation-name="val54" table:style-name="ce97"/>
          <table:table-cell table:content-validation-name="val52" table:style-name="ce101"/>
          <table:table-cell table:content-validation-name="val54" table:style-name="ce97"/>
          <table:table-cell office:value-type="float" office:value="0" table:content-validation-name="val54" table:style-name="ce97">
            <text:p>0.00</text:p>
          </table:table-cell>
          <table:table-cell office:value-type="float" office:value="0" table:content-validation-name="val53" table:style-name="ce10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56" table:style-name="ce22">
            <text:p>0</text:p>
          </table:table-cell>
          <table:table-cell office:value-type="float" office:value="0" table:formula="of:=[.S4]+[.AA4]" table:content-validation-name="val56" table:style-name="ce22">
            <text:p>0</text:p>
          </table:table-cell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table:content-validation-name="val5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1" table:style-name="ce17"/>
          <table:table-cell table:content-validation-name="val5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Nov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95">
            <text:p>Attorney General's Departments</text:p>
          </table:table-cell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table:style-name="ce99"/>
          <table:table-cell table:style-name="ce97"/>
          <table:table-cell office:value-type="float" office:value="0" table:formula="of:=SUM([.F5];[.H5];[.J5];[.L5];[.N5];[.P5])" table:content-validation-name="val56" table:style-name="ce19">
            <text:p>0</text:p>
          </table:table-cell>
          <table:table-cell office:value-type="float" office:value="0" table:formula="of:=SUM([.G5];[.I5];[.K5];[.M5];[.O5];[.Q5])" table:content-validation-name="val56" table:style-name="ce19">
            <text:p>0</text:p>
          </table:table-cell>
          <table:table-cell table:style-name="ce101"/>
          <table:table-cell table:style-name="ce97"/>
          <table:table-cell table:style-name="ce101"/>
          <table:table-cell table:style-name="ce97"/>
          <table:table-cell table:style-name="ce97"/>
          <table:table-cell table:style-name="ce10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56" table:style-name="ce22">
            <text:p>0</text:p>
          </table:table-cell>
          <table:table-cell office:value-type="float" office:value="0" table:formula="of:=[.S5]+[.AA5]" table:content-validation-name="val56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Dec_2025" table:style-name="ta1">
        <table:table-column table:style-name="co1" table:default-cell-style-name="ce1"/>
        <table:table-column table:style-name="co1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3" table:style-name="ce2">
            <text:p>Year</text:p>
          </table:table-cell>
          <table:table-cell office:value-type="string" table:content-validation-name="val63" table:style-name="ce2">
            <text:p>Month</text:p>
          </table:table-cell>
          <table:table-cell office:value-type="string" table:content-validation-name="val63" table:style-name="ce3">
            <text:p>Organisation name</text:p>
          </table:table-cell>
          <table:table-cell office:value-type="string" table:content-validation-name="val63" table:style-name="ce3">
            <text:p>Organisation type</text:p>
          </table:table-cell>
          <table:table-cell office:value-type="string" table:content-validation-name="val63" table:style-name="ce4">
            <office:annotation draw:style-name="a8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3" table:style-name="ce4">
            <text:p>Payroll staff;</text:p>
            <text:p>Total;</text:p>
            <text:p>Headcount</text:p>
          </table:table-cell>
          <table:table-cell office:value-type="string" table:content-validation-name="val63" table:style-name="ce4">
            <text:p>Payroll staff;</text:p>
            <text:p>Total;</text:p>
            <text:p>Full-time equivalent</text:p>
          </table:table-cell>
          <table:table-cell office:value-type="string" table:content-validation-name="val6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58" table:style-name="ce4">
            <text:p>Payroll staff costs;</text:p>
            <text:p>Salary</text:p>
          </table:table-cell>
          <table:table-cell office:value-type="string" table:content-validation-name="val58" table:style-name="ce4">
            <text:p>Payroll staff costs;</text:p>
            <text:p>Allowances</text:p>
          </table:table-cell>
          <table:table-cell office:value-type="string" table:content-validation-name="val58" table:style-name="ce4">
            <text:p>Payroll staff costs;</text:p>
            <text:p>Non-consolidated performance payments</text:p>
          </table:table-cell>
          <table:table-cell office:value-type="string" table:content-validation-name="val58" table:style-name="ce4">
            <text:p>Payroll staff costs;</text:p>
            <text:p>Overtime</text:p>
          </table:table-cell>
          <table:table-cell office:value-type="string" table:content-validation-name="val58" table:style-name="ce4">
            <text:p>Payroll staff costs;</text:p>
            <text:p>Employer pension contributions</text:p>
          </table:table-cell>
          <table:table-cell office:value-type="string" table:content-validation-name="val5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Attorney General's Office</text:p>
          </table:table-cell>
          <table:table-cell office:value-type="string" table:content-validation-name="val64" table:style-name="ce8">
            <text:p>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formula="of:=SUM([.F2];[.H2];[.J2];[.L2];[.N2];[.P2])" table:content-validation-name="val63" table:style-name="ce19">
            <text:p>0</text:p>
          </table:table-cell>
          <table:table-cell office:value-type="float" office:value="0" table:formula="of:=SUM([.G2];[.I2];[.K2];[.M2];[.O2];[.Q2])" table:content-validation-name="val63" table:style-name="ce19">
            <text:p>0</text:p>
          </table:table-cell>
          <table:table-cell table:content-validation-name="val59" table:style-name="ce111"/>
          <table:table-cell table:content-validation-name="val61" table:style-name="ce107"/>
          <table:table-cell table:content-validation-name="val59" table:style-name="ce111"/>
          <table:table-cell table:content-validation-name="val61" table:style-name="ce107"/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3" table:style-name="ce22">
            <text:p>0</text:p>
          </table:table-cell>
          <table:table-cell office:value-type="float" office:value="0" table:formula="of:=[.S2]+[.AA2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25">
            <text:p>2025</text:p>
          </table:table-cell>
          <table:table-cell office:value-type="string" table:style-name="ce25">
            <text:p>December</text:p>
          </table:table-cell>
          <table:table-cell office:value-type="string" table:content-validation-name="val64" table:style-name="ce26">
            <text:p>Government Legal Department</text:p>
          </table:table-cell>
          <table:table-cell office:value-type="string" table:content-validation-name="val64" table:style-name="ce26">
            <text:p>Non-Ministerial Department</text:p>
          </table:table-cell>
          <table:table-cell office:value-type="string" table:content-validation-name="val64" table:style-name="ce106">
            <text:p>Attorney General's Departments</text:p>
          </table:table-cell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table:content-validation-name="val62" table:style-name="ce110"/>
          <table:table-cell table:content-validation-name="val61" table:style-name="ce108"/>
          <table:table-cell office:value-type="float" office:value="0" table:content-validation-name="val62" table:style-name="ce110">
            <text:p>0.00</text:p>
          </table:table-cell>
          <table:table-cell office:value-type="float" office:value="0" table:content-validation-name="val61" table:style-name="ce108">
            <text:p>0.00</text:p>
          </table:table-cell>
          <table:table-cell office:value-type="float" office:value="0" table:formula="of:=SUM([.F3];[.H3];[.J3];[.L3];[.N3];[.P3])" table:content-validation-name="val63" table:style-name="ce28">
            <text:p>0</text:p>
          </table:table-cell>
          <table:table-cell office:value-type="float" office:value="0" table:formula="of:=SUM([.G3];[.I3];[.K3];[.M3];[.O3];[.Q3])" table:content-validation-name="val63" table:style-name="ce28">
            <text:p>0</text:p>
          </table:table-cell>
          <table:table-cell table:content-validation-name="val59" table:style-name="ce112"/>
          <table:table-cell table:content-validation-name="val61" table:style-name="ce108"/>
          <table:table-cell table:content-validation-name="val59" table:style-name="ce112"/>
          <table:table-cell table:content-validation-name="val61" table:style-name="ce108"/>
          <table:table-cell office:value-type="float" office:value="0" table:content-validation-name="val61" table:style-name="ce108">
            <text:p>0.00</text:p>
          </table:table-cell>
          <table:table-cell office:value-type="float" office:value="0" table:content-validation-name="val60" table:style-name="ce114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63" table:style-name="ce32">
            <text:p>0</text:p>
          </table:table-cell>
          <table:table-cell office:value-type="float" office:value="0" table:formula="of:=[.S3]+[.AA3]" table:content-validation-name="val63" table:style-name="ce32">
            <text:p>0</text:p>
          </table:table-cell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table:content-validation-name="val5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58" table:style-name="ce35"/>
          <table:table-cell table:content-validation-name="val5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content-validation-name="val64" table:style-name="ce8">
            <text:p>Crown Prosecution Service Inspectorate</text:p>
          </table:table-cell>
          <table:table-cell office:value-type="string" table:content-validation-name="val64" table:style-name="ce8">
            <text:p>Non-Ministerial Department</text:p>
          </table:table-cell>
          <table:table-cell office:value-type="string" table:content-validation-name="val64" table:style-name="ce105">
            <text:p>Attorney General's Departments</text:p>
          </table:table-cell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table:content-validation-name="val62" table:style-name="ce109"/>
          <table:table-cell table:content-validation-name="val61" table:style-name="ce107"/>
          <table:table-cell office:value-type="float" office:value="0" table:content-validation-name="val62" table:style-name="ce109">
            <text:p>0.00</text:p>
          </table:table-cell>
          <table:table-cell office:value-type="float" office:value="0" table:content-validation-name="val61" table:style-name="ce107">
            <text:p>0.00</text:p>
          </table:table-cell>
          <table:table-cell office:value-type="float" office:value="0" table:formula="of:=SUM([.F4];[.H4];[.J4];[.L4];[.N4];[.P4])" table:content-validation-name="val63" table:style-name="ce19">
            <text:p>0</text:p>
          </table:table-cell>
          <table:table-cell office:value-type="float" office:value="0" table:formula="of:=SUM([.G4];[.I4];[.K4];[.M4];[.O4];[.Q4])" table:content-validation-name="val63" table:style-name="ce19">
            <text:p>0</text:p>
          </table:table-cell>
          <table:table-cell table:content-validation-name="val59" table:style-name="ce111"/>
          <table:table-cell table:content-validation-name="val61" table:style-name="ce107"/>
          <table:table-cell table:content-validation-name="val59" table:style-name="ce111"/>
          <table:table-cell table:content-validation-name="val61" table:style-name="ce107"/>
          <table:table-cell office:value-type="float" office:value="0" table:content-validation-name="val61" table:style-name="ce107">
            <text:p>0.00</text:p>
          </table:table-cell>
          <table:table-cell office:value-type="float" office:value="0" table:content-validation-name="val60" table:style-name="ce113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3" table:style-name="ce22">
            <text:p>0</text:p>
          </table:table-cell>
          <table:table-cell office:value-type="float" office:value="0" table:formula="of:=[.S4]+[.AA4]" table:content-validation-name="val63" table:style-name="ce22">
            <text:p>0</text:p>
          </table:table-cell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table:content-validation-name="val5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58" table:style-name="ce17"/>
          <table:table-cell table:content-validation-name="val5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5" table:style-name="ce7">
            <text:p>2025</text:p>
          </table:table-cell>
          <table:table-cell office:value-type="string" table:style-name="ce7">
            <text:p>December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05">
            <text:p>Attorney General's Departments</text:p>
          </table:table-cell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office:value-type="float" office:value="0" table:formula="of:=SUM([.F5];[.H5];[.J5];[.L5];[.N5];[.P5])" table:content-validation-name="val63" table:style-name="ce19">
            <text:p>0</text:p>
          </table:table-cell>
          <table:table-cell office:value-type="float" office:value="0" table:formula="of:=SUM([.G5];[.I5];[.K5];[.M5];[.O5];[.Q5])" table:content-validation-name="val63" table:style-name="ce19">
            <text:p>0</text:p>
          </table:table-cell>
          <table:table-cell table:style-name="ce111"/>
          <table:table-cell table:style-name="ce107"/>
          <table:table-cell table:style-name="ce111"/>
          <table:table-cell table:style-name="ce107"/>
          <table:table-cell table:style-name="ce107"/>
          <table:table-cell table:style-name="ce113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63" table:style-name="ce22">
            <text:p>0</text:p>
          </table:table-cell>
          <table:table-cell office:value-type="float" office:value="0" table:formula="of:=[.S5]+[.AA5]" table:content-validation-name="val6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Jan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13" table:default-cell-style-name="ce1"/>
        <table:table-column table:style-name="co7" table:number-columns-repeated="4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66" table:style-name="ce2">
            <text:p>Year</text:p>
          </table:table-cell>
          <table:table-cell office:value-type="string" table:content-validation-name="val66" table:style-name="ce2">
            <text:p>Month</text:p>
          </table:table-cell>
          <table:table-cell office:value-type="string" table:content-validation-name="val66" table:style-name="ce3">
            <text:p>Organisation name</text:p>
          </table:table-cell>
          <table:table-cell office:value-type="string" table:content-validation-name="val66" table:style-name="ce3">
            <text:p>Organisation type</text:p>
          </table:table-cell>
          <table:table-cell office:value-type="string" table:content-validation-name="val66" table:style-name="ce4">
            <office:annotation draw:style-name="a9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66" table:style-name="ce4">
            <text:p>Payroll staff;</text:p>
            <text:p>Total;</text:p>
            <text:p>Headcount</text:p>
          </table:table-cell>
          <table:table-cell office:value-type="string" table:content-validation-name="val66" table:style-name="ce4">
            <text:p>Payroll staff;</text:p>
            <text:p>Total;</text:p>
            <text:p>Full-time equivalent</text:p>
          </table:table-cell>
          <table:table-cell office:value-type="string" table:content-validation-name="val66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66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66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66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66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66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1" table:style-name="ce4">
            <text:p>Payroll staff costs;</text:p>
            <text:p>Salary</text:p>
          </table:table-cell>
          <table:table-cell office:value-type="string" table:content-validation-name="val71" table:style-name="ce4">
            <text:p>Payroll staff costs;</text:p>
            <text:p>Allowances</text:p>
          </table:table-cell>
          <table:table-cell office:value-type="string" table:content-validation-name="val71" table:style-name="ce4">
            <text:p>Payroll staff costs;</text:p>
            <text:p>Non-consolidated performance payments</text:p>
          </table:table-cell>
          <table:table-cell office:value-type="string" table:content-validation-name="val71" table:style-name="ce4">
            <text:p>Payroll staff costs;</text:p>
            <text:p>Overtime</text:p>
          </table:table-cell>
          <table:table-cell office:value-type="string" table:content-validation-name="val71" table:style-name="ce4">
            <text:p>Payroll staff costs;</text:p>
            <text:p>Employer pension contributions</text:p>
          </table:table-cell>
          <table:table-cell office:value-type="string" table:content-validation-name="val71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Attorney General's Office</text:p>
          </table:table-cell>
          <table:table-cell office:value-type="string" table:content-validation-name="val65" table:style-name="ce8">
            <text:p>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2];[.H2];[.J2];[.L2];[.N2];[.P2])" table:content-validation-name="val66" table:style-name="ce19">
            <text:p>0</text:p>
          </table:table-cell>
          <table:table-cell office:value-type="float" office:value="0" table:formula="of:=SUM([.G2];[.I2];[.K2];[.M2];[.O2];[.Q2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66" table:style-name="ce22">
            <text:p>0</text:p>
          </table:table-cell>
          <table:table-cell office:value-type="float" office:value="0" table:formula="of:=[.S2]+[.AA2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January</text:p>
          </table:table-cell>
          <table:table-cell office:value-type="string" table:content-validation-name="val65" table:style-name="ce26">
            <text:p>Government Legal Department</text:p>
          </table:table-cell>
          <table:table-cell office:value-type="string" table:content-validation-name="val65" table:style-name="ce26">
            <text:p>Non-Ministerial Department</text:p>
          </table:table-cell>
          <table:table-cell office:value-type="string" table:content-validation-name="val65" table:style-name="ce116">
            <text:p>Attorney General's Departments</text:p>
          </table:table-cell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table:content-validation-name="val67" table:style-name="ce118"/>
          <table:table-cell table:content-validation-name="val68" table:style-name="ce120"/>
          <table:table-cell office:value-type="float" office:value="0" table:content-validation-name="val67" table:style-name="ce118">
            <text:p>0.00</text:p>
          </table:table-cell>
          <table:table-cell office:value-type="float" office:value="0" table:content-validation-name="val68" table:style-name="ce120">
            <text:p>0.00</text:p>
          </table:table-cell>
          <table:table-cell office:value-type="float" office:value="0" table:formula="of:=SUM([.F3];[.H3];[.J3];[.L3];[.N3];[.P3])" table:content-validation-name="val66" table:style-name="ce28">
            <text:p>0</text:p>
          </table:table-cell>
          <table:table-cell office:value-type="float" office:value="0" table:formula="of:=SUM([.G3];[.I3];[.K3];[.M3];[.O3];[.Q3])" table:content-validation-name="val66" table:style-name="ce28">
            <text:p>0</text:p>
          </table:table-cell>
          <table:table-cell table:content-validation-name="val70" table:style-name="ce124"/>
          <table:table-cell table:content-validation-name="val68" table:style-name="ce122"/>
          <table:table-cell table:content-validation-name="val70" table:style-name="ce124"/>
          <table:table-cell table:content-validation-name="val68" table:style-name="ce122"/>
          <table:table-cell office:value-type="float" office:value="0" table:content-validation-name="val68" table:style-name="ce122">
            <text:p>0.00</text:p>
          </table:table-cell>
          <table:table-cell office:value-type="float" office:value="0" table:content-validation-name="val69" table:style-name="ce126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66" table:style-name="ce32">
            <text:p>0</text:p>
          </table:table-cell>
          <table:table-cell office:value-type="float" office:value="0" table:formula="of:=[.S3]+[.AA3]" table:content-validation-name="val66" table:style-name="ce32">
            <text:p>0</text:p>
          </table:table-cell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table:content-validation-name="val71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1" table:style-name="ce35"/>
          <table:table-cell table:content-validation-name="val71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content-validation-name="val65" table:style-name="ce8">
            <text:p>Crown Prosecution Service Inspectorate</text:p>
          </table:table-cell>
          <table:table-cell office:value-type="string" table:content-validation-name="val65" table:style-name="ce8">
            <text:p>Non-Ministerial Department</text:p>
          </table:table-cell>
          <table:table-cell office:value-type="string" table:content-validation-name="val65" table:style-name="ce115">
            <text:p>Attorney General's Departments</text:p>
          </table:table-cell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table:content-validation-name="val67" table:style-name="ce117"/>
          <table:table-cell table:content-validation-name="val68" table:style-name="ce119"/>
          <table:table-cell office:value-type="float" office:value="0" table:content-validation-name="val67" table:style-name="ce117">
            <text:p>0.00</text:p>
          </table:table-cell>
          <table:table-cell office:value-type="float" office:value="0" table:content-validation-name="val68" table:style-name="ce119">
            <text:p>0.00</text:p>
          </table:table-cell>
          <table:table-cell office:value-type="float" office:value="0" table:formula="of:=SUM([.F4];[.H4];[.J4];[.L4];[.N4];[.P4])" table:content-validation-name="val66" table:style-name="ce19">
            <text:p>0</text:p>
          </table:table-cell>
          <table:table-cell office:value-type="float" office:value="0" table:formula="of:=SUM([.G4];[.I4];[.K4];[.M4];[.O4];[.Q4])" table:content-validation-name="val66" table:style-name="ce19">
            <text:p>0</text:p>
          </table:table-cell>
          <table:table-cell table:content-validation-name="val70" table:style-name="ce123"/>
          <table:table-cell table:content-validation-name="val68" table:style-name="ce121"/>
          <table:table-cell table:content-validation-name="val70" table:style-name="ce123"/>
          <table:table-cell table:content-validation-name="val68" table:style-name="ce121"/>
          <table:table-cell office:value-type="float" office:value="0" table:content-validation-name="val68" table:style-name="ce121">
            <text:p>0.00</text:p>
          </table:table-cell>
          <table:table-cell office:value-type="float" office:value="0" table:content-validation-name="val69" table:style-name="ce125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66" table:style-name="ce22">
            <text:p>0</text:p>
          </table:table-cell>
          <table:table-cell office:value-type="float" office:value="0" table:formula="of:=[.S4]+[.AA4]" table:content-validation-name="val66" table:style-name="ce22">
            <text:p>0</text:p>
          </table:table-cell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table:content-validation-name="val71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1" table:style-name="ce17"/>
          <table:table-cell table:content-validation-name="val71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Jan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15">
            <text:p>Attorney General's Departments</text:p>
          </table:table-cell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table:style-name="ce117"/>
          <table:table-cell table:style-name="ce119"/>
          <table:table-cell office:value-type="float" office:value="0" table:formula="of:=SUM([.F5];[.H5];[.J5];[.L5];[.N5];[.P5])" table:content-validation-name="val66" table:style-name="ce19">
            <text:p>0</text:p>
          </table:table-cell>
          <table:table-cell office:value-type="float" office:value="0" table:formula="of:=SUM([.G5];[.I5];[.K5];[.M5];[.O5];[.Q5])" table:content-validation-name="val66" table:style-name="ce19">
            <text:p>0</text:p>
          </table:table-cell>
          <table:table-cell table:style-name="ce123"/>
          <table:table-cell table:style-name="ce121"/>
          <table:table-cell table:style-name="ce123"/>
          <table:table-cell table:style-name="ce121"/>
          <table:table-cell table:style-name="ce121"/>
          <table:table-cell table:style-name="ce125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66" table:style-name="ce22">
            <text:p>0</text:p>
          </table:table-cell>
          <table:table-cell office:value-type="float" office:value="0" table:formula="of:=[.S5]+[.AA5]" table:content-validation-name="val66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Feb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73" table:style-name="ce2">
            <text:p>Year</text:p>
          </table:table-cell>
          <table:table-cell office:value-type="string" table:content-validation-name="val73" table:style-name="ce2">
            <text:p>Month</text:p>
          </table:table-cell>
          <table:table-cell office:value-type="string" table:content-validation-name="val73" table:style-name="ce3">
            <text:p>Organisation name</text:p>
          </table:table-cell>
          <table:table-cell office:value-type="string" table:content-validation-name="val73" table:style-name="ce3">
            <text:p>Organisation type</text:p>
          </table:table-cell>
          <table:table-cell office:value-type="string" table:content-validation-name="val73" table:style-name="ce4">
            <office:annotation draw:style-name="a10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73" table:style-name="ce4">
            <text:p>Payroll staff;</text:p>
            <text:p>Total;</text:p>
            <text:p>Headcount</text:p>
          </table:table-cell>
          <table:table-cell office:value-type="string" table:content-validation-name="val73" table:style-name="ce4">
            <text:p>Payroll staff;</text:p>
            <text:p>Total;</text:p>
            <text:p>Full-time equivalent</text:p>
          </table:table-cell>
          <table:table-cell office:value-type="string" table:content-validation-name="val73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73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73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73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73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73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8" table:style-name="ce4">
            <text:p>Payroll staff costs;</text:p>
            <text:p>Salary</text:p>
          </table:table-cell>
          <table:table-cell office:value-type="string" table:content-validation-name="val78" table:style-name="ce4">
            <text:p>Payroll staff costs;</text:p>
            <text:p>Allowances</text:p>
          </table:table-cell>
          <table:table-cell office:value-type="string" table:content-validation-name="val78" table:style-name="ce4">
            <text:p>Payroll staff costs;</text:p>
            <text:p>Non-consolidated performance payments</text:p>
          </table:table-cell>
          <table:table-cell office:value-type="string" table:content-validation-name="val78" table:style-name="ce4">
            <text:p>Payroll staff costs;</text:p>
            <text:p>Overtime</text:p>
          </table:table-cell>
          <table:table-cell office:value-type="string" table:content-validation-name="val78" table:style-name="ce4">
            <text:p>Payroll staff costs;</text:p>
            <text:p>Employer pension contributions</text:p>
          </table:table-cell>
          <table:table-cell office:value-type="string" table:content-validation-name="val78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Attorney General's Office</text:p>
          </table:table-cell>
          <table:table-cell office:value-type="string" table:content-validation-name="val72" table:style-name="ce8">
            <text:p>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2];[.H2];[.J2];[.L2];[.N2];[.P2])" table:content-validation-name="val73" table:style-name="ce19">
            <text:p>0</text:p>
          </table:table-cell>
          <table:table-cell office:value-type="float" office:value="0" table:formula="of:=SUM([.G2];[.I2];[.K2];[.M2];[.O2];[.Q2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office:value-type="float" office:value="0" table:content-validation-name="val75" table:style-name="ce135">
            <text:p>0.00</text:p>
          </table:table-cell>
          <table:table-cell office:value-type="float" office:value="0" table:content-validation-name="val76" table:style-name="ce13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73" table:style-name="ce22">
            <text:p>0</text:p>
          </table:table-cell>
          <table:table-cell office:value-type="float" office:value="0" table:formula="of:=[.S2]+[.AA2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February</text:p>
          </table:table-cell>
          <table:table-cell office:value-type="string" table:content-validation-name="val72" table:style-name="ce26">
            <text:p>Government Legal Department</text:p>
          </table:table-cell>
          <table:table-cell office:value-type="string" table:content-validation-name="val72" table:style-name="ce26">
            <text:p>Non-Ministerial Department</text:p>
          </table:table-cell>
          <table:table-cell office:value-type="string" table:content-validation-name="val72" table:style-name="ce128">
            <text:p>Attorney General's Departments</text:p>
          </table:table-cell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table:content-validation-name="val74" table:style-name="ce130"/>
          <table:table-cell table:content-validation-name="val75" table:style-name="ce132"/>
          <table:table-cell office:value-type="float" office:value="0" table:content-validation-name="val74" table:style-name="ce130">
            <text:p>0.00</text:p>
          </table:table-cell>
          <table:table-cell office:value-type="float" office:value="0" table:content-validation-name="val75" table:style-name="ce132">
            <text:p>0.00</text:p>
          </table:table-cell>
          <table:table-cell office:value-type="float" office:value="0" table:formula="of:=SUM([.F3];[.H3];[.J3];[.L3];[.N3];[.P3])" table:content-validation-name="val73" table:style-name="ce28">
            <text:p>0</text:p>
          </table:table-cell>
          <table:table-cell office:value-type="float" office:value="0" table:formula="of:=SUM([.G3];[.I3];[.K3];[.M3];[.O3];[.Q3])" table:content-validation-name="val73" table:style-name="ce28">
            <text:p>0</text:p>
          </table:table-cell>
          <table:table-cell table:content-validation-name="val77" table:style-name="ce136"/>
          <table:table-cell table:content-validation-name="val75" table:style-name="ce134"/>
          <table:table-cell table:content-validation-name="val77" table:style-name="ce136"/>
          <table:table-cell table:content-validation-name="val75" table:style-name="ce134"/>
          <table:table-cell office:value-type="float" office:value="0" table:content-validation-name="val75" table:style-name="ce134">
            <text:p>0.00</text:p>
          </table:table-cell>
          <table:table-cell office:value-type="float" office:value="0" table:content-validation-name="val76" table:style-name="ce13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73" table:style-name="ce32">
            <text:p>0</text:p>
          </table:table-cell>
          <table:table-cell office:value-type="float" office:value="0" table:formula="of:=[.S3]+[.AA3]" table:content-validation-name="val73" table:style-name="ce32">
            <text:p>0</text:p>
          </table:table-cell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table:content-validation-name="val78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8" table:style-name="ce35"/>
          <table:table-cell table:content-validation-name="val78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content-validation-name="val72" table:style-name="ce8">
            <text:p>Crown Prosecution Service Inspectorate</text:p>
          </table:table-cell>
          <table:table-cell office:value-type="string" table:content-validation-name="val72" table:style-name="ce8">
            <text:p>Non-Ministerial Department</text:p>
          </table:table-cell>
          <table:table-cell office:value-type="string" table:content-validation-name="val72" table:style-name="ce127">
            <text:p>Attorney General's Departments</text:p>
          </table:table-cell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table:content-validation-name="val74" table:style-name="ce129"/>
          <table:table-cell table:content-validation-name="val75" table:style-name="ce131"/>
          <table:table-cell office:value-type="float" office:value="0" table:content-validation-name="val74" table:style-name="ce129">
            <text:p>0.00</text:p>
          </table:table-cell>
          <table:table-cell office:value-type="float" office:value="0" table:content-validation-name="val75" table:style-name="ce131">
            <text:p>0.00</text:p>
          </table:table-cell>
          <table:table-cell office:value-type="float" office:value="0" table:formula="of:=SUM([.F4];[.H4];[.J4];[.L4];[.N4];[.P4])" table:content-validation-name="val73" table:style-name="ce19">
            <text:p>0</text:p>
          </table:table-cell>
          <table:table-cell office:value-type="float" office:value="0" table:formula="of:=SUM([.G4];[.I4];[.K4];[.M4];[.O4];[.Q4])" table:content-validation-name="val73" table:style-name="ce19">
            <text:p>0</text:p>
          </table:table-cell>
          <table:table-cell table:content-validation-name="val77" table:style-name="ce133"/>
          <table:table-cell table:content-validation-name="val75" table:style-name="ce135"/>
          <table:table-cell table:content-validation-name="val77" table:style-name="ce133"/>
          <table:table-cell table:content-validation-name="val75" table:style-name="ce135"/>
          <table:table-cell table:content-validation-name="val75" table:style-name="ce135"/>
          <table:table-cell table:content-validation-name="val76" table:style-name="ce137"/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73" table:style-name="ce22">
            <text:p>0</text:p>
          </table:table-cell>
          <table:table-cell office:value-type="float" office:value="0" table:formula="of:=[.S4]+[.AA4]" table:content-validation-name="val73" table:style-name="ce22">
            <text:p>0</text:p>
          </table:table-cell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table:content-validation-name="val78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8" table:style-name="ce17"/>
          <table:table-cell table:content-validation-name="val78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February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27">
            <text:p>Attorney General's Departments</text:p>
          </table:table-cell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table:style-name="ce129"/>
          <table:table-cell table:style-name="ce131"/>
          <table:table-cell office:value-type="float" office:value="0" table:formula="of:=SUM([.F5];[.H5];[.J5];[.L5];[.N5];[.P5])" table:content-validation-name="val73" table:style-name="ce19">
            <text:p>0</text:p>
          </table:table-cell>
          <table:table-cell office:value-type="float" office:value="0" table:formula="of:=SUM([.G5];[.I5];[.K5];[.M5];[.O5];[.Q5])" table:content-validation-name="val73" table:style-name="ce19">
            <text:p>0</text:p>
          </table:table-cell>
          <table:table-cell table:style-name="ce133"/>
          <table:table-cell table:style-name="ce135"/>
          <table:table-cell table:style-name="ce133"/>
          <table:table-cell table:style-name="ce135"/>
          <table:table-cell table:style-name="ce135"/>
          <table:table-cell table:style-name="ce13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73" table:style-name="ce22">
            <text:p>0</text:p>
          </table:table-cell>
          <table:table-cell office:value-type="float" office:value="0" table:formula="of:=[.S5]+[.AA5]" table:content-validation-name="val73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  <table:table table:name="March_2026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number-columns-repeated="4" table:default-cell-style-name="ce1"/>
        <table:table-column table:style-name="co7" table:number-columns-repeated="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number-columns-repeated="7" table:default-cell-style-name="ce1"/>
        <table:table-column table:style-name="co7" table:number-columns-repeated="4" table:default-cell-style-name="ce1"/>
        <table:table-column table:style-name="co9" table:number-columns-repeated="16343" table:default-cell-style-name="ce1"/>
        <table:table-row table:style-name="ro1">
          <table:table-cell office:value-type="string" table:content-validation-name="val84" table:style-name="ce2">
            <text:p>Year</text:p>
          </table:table-cell>
          <table:table-cell office:value-type="string" table:content-validation-name="val84" table:style-name="ce2">
            <text:p>Month</text:p>
          </table:table-cell>
          <table:table-cell office:value-type="string" table:content-validation-name="val84" table:style-name="ce3">
            <text:p>Organisation name</text:p>
          </table:table-cell>
          <table:table-cell office:value-type="string" table:content-validation-name="val84" table:style-name="ce3">
            <text:p>Organisation type</text:p>
          </table:table-cell>
          <table:table-cell office:value-type="string" table:content-validation-name="val84" table:style-name="ce4">
            <office:annotation draw:style-name="a11" svg:x="2.66666666666667in" svg:y="0in" svg:width="3.29166666666667in" svg:height="0.697916666666667in">
              <dc:creator>ccabmstopher</dc:creator>
              <text:p><text:span text:style-name="T1">Included in this template is an up-to-date list of all organisations together with their appropriate main/parent/sponsoring department.</text:span><text:span text:style-name="T1"/></text:p>
              <text:p><text:span text:style-name="T1"/></text:p>
              <text:p><text:span text:style-name="T1">Use the drop down list to select your main/parent/sponsoring department.</text:span></text:p>
            </office:annotation>
            <text:p>Main, parent or sponsoring department:</text:p>
          </table:table-cell>
          <table:table-cell office:value-type="string" table:style-name="ce4">
            <text:p>Payroll staff;</text:p>
            <text:p>AO/AA;</text:p>
            <text:p>Headcount</text:p>
          </table:table-cell>
          <table:table-cell office:value-type="string" table:style-name="ce4">
            <text:p>Payroll staff;</text:p>
            <text:p>AO/AA;</text:p>
            <text:p>Full-time equivalent</text:p>
          </table:table-cell>
          <table:table-cell office:value-type="string" table:style-name="ce4">
            <text:p>Payroll staff;</text:p>
            <text:p>EO;</text:p>
            <text:p>Headcount</text:p>
          </table:table-cell>
          <table:table-cell office:value-type="string" table:style-name="ce4">
            <text:p>Payroll staff;</text:p>
            <text:p>EO;</text:p>
            <text:p>Full-time equivalent</text:p>
          </table:table-cell>
          <table:table-cell office:value-type="string" table:style-name="ce4">
            <text:p>Payroll staff;</text:p>
            <text:p>SEO/HEO;</text:p>
            <text:p>Headcount</text:p>
          </table:table-cell>
          <table:table-cell office:value-type="string" table:style-name="ce4">
            <text:p>Payroll staff;</text:p>
            <text:p>SEO/HEO;</text:p>
            <text:p>Full-time equivalent</text:p>
          </table:table-cell>
          <table:table-cell office:value-type="string" table:style-name="ce4">
            <text:p>Payroll staff;</text:p>
            <text:p>Grade 6/7;</text:p>
            <text:p>Headcount</text:p>
          </table:table-cell>
          <table:table-cell office:value-type="string" table:style-name="ce4">
            <text:p>Payroll staff;</text:p>
            <text:p>Grade 6/7;</text:p>
            <text:p>Full-time equivalent</text:p>
          </table:table-cell>
          <table:table-cell office:value-type="string" table:style-name="ce4">
            <text:p>Payroll staff;</text:p>
            <text:p>SCS;</text:p>
            <text:p>Headcount</text:p>
          </table:table-cell>
          <table:table-cell office:value-type="string" table:style-name="ce4">
            <text:p>Payroll staff;</text:p>
            <text:p>SCS;</text:p>
            <text:p>Full-time equivalent</text:p>
          </table:table-cell>
          <table:table-cell office:value-type="string" table:style-name="ce4">
            <text:p>Payroll staff;</text:p>
            <text:p>Other, unknown, unspecified;</text:p>
            <text:p>Headcount</text:p>
          </table:table-cell>
          <table:table-cell office:value-type="string" table:style-name="ce4">
            <text:p>Payroll staff;</text:p>
            <text:p>Other, unknown, unspecified;</text:p>
            <text:p>Full-time equivalent</text:p>
          </table:table-cell>
          <table:table-cell office:value-type="string" table:content-validation-name="val84" table:style-name="ce4">
            <text:p>Payroll staff;</text:p>
            <text:p>Total;</text:p>
            <text:p>Headcount</text:p>
          </table:table-cell>
          <table:table-cell office:value-type="string" table:content-validation-name="val84" table:style-name="ce4">
            <text:p>Payroll staff;</text:p>
            <text:p>Total;</text:p>
            <text:p>Full-time equivalent</text:p>
          </table:table-cell>
          <table:table-cell office:value-type="string" table:content-validation-name="val84" table:style-name="ce4">
            <text:p>Non-payroll staff;</text:p>
            <text:p>Admin and Clerical;</text:p>
            <text:p>Headcount</text:p>
          </table:table-cell>
          <table:table-cell office:value-type="string" table:content-validation-name="val84" table:style-name="ce4">
            <text:p>Non-payroll staff;</text:p>
            <text:p>Admin and Cler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Headcount</text:p>
          </table:table-cell>
          <table:table-cell office:value-type="string" table:content-validation-name="val84" table:style-name="ce4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Headcount</text:p>
          </table:table-cell>
          <table:table-cell office:value-type="string" table:content-validation-name="val84" table:style-name="ce4">
            <text:p>Non-payroll staff;</text:p>
            <text:p>Other Contingent labour;</text:p>
            <text:p>Full-time equivale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Headcount</text:p>
          </table:table-cell>
          <table:table-cell office:value-type="string" table:content-validation-name="val84" table:style-name="ce4">
            <text:p>Non-payroll staff;</text:p>
            <text:p>Total Contingent labour:</text:p>
            <text:p>Full-time equivalent</text:p>
          </table:table-cell>
          <table:table-cell office:value-type="string" table:content-validation-name="val84" table:style-name="ce4">
            <text:p>Non-payroll staff;</text:p>
            <text:p>Consultancy;</text:p>
            <text:p>Number of Contracts</text:p>
          </table:table-cell>
          <table:table-cell office:value-type="string" table:style-name="ce5">
            <text:p>Grand Total (workforce numbers);</text:p>
            <text:p>Headcount</text:p>
          </table:table-cell>
          <table:table-cell office:value-type="string" table:style-name="ce5">
            <text:p>Grand Total (workforce numbers);</text:p>
            <text:p>Full-time equivalent</text:p>
          </table:table-cell>
          <table:table-cell office:value-type="string" table:content-validation-name="val79" table:style-name="ce4">
            <text:p>Payroll staff costs;</text:p>
            <text:p>Salary</text:p>
          </table:table-cell>
          <table:table-cell office:value-type="string" table:content-validation-name="val79" table:style-name="ce4">
            <text:p>Payroll staff costs;</text:p>
            <text:p>Allowances</text:p>
          </table:table-cell>
          <table:table-cell office:value-type="string" table:content-validation-name="val79" table:style-name="ce4">
            <text:p>Payroll staff costs;</text:p>
            <text:p>Non-consolidated performance payments</text:p>
          </table:table-cell>
          <table:table-cell office:value-type="string" table:content-validation-name="val79" table:style-name="ce4">
            <text:p>Payroll staff costs;</text:p>
            <text:p>Overtime</text:p>
          </table:table-cell>
          <table:table-cell office:value-type="string" table:content-validation-name="val79" table:style-name="ce4">
            <text:p>Payroll staff costs;</text:p>
            <text:p>Employer pension contributions</text:p>
          </table:table-cell>
          <table:table-cell office:value-type="string" table:content-validation-name="val79" table:style-name="ce4">
            <text:p>Payroll staff costs;</text:p>
            <text:p>Employer national insurance contributions</text:p>
          </table:table-cell>
          <table:table-cell office:value-type="string" table:style-name="ce4">
            <text:p>Payroll staff costs;</text:p>
            <text:p>Total paybill</text:p>
          </table:table-cell>
          <table:table-cell office:value-type="string" table:style-name="ce4">
            <text:p>Non-Payroll staff costs;</text:p>
            <text:p>Contingent labour</text:p>
          </table:table-cell>
          <table:table-cell office:value-type="string" table:style-name="ce4">
            <text:p>Non-Payroll staff costs;</text:p>
            <text:p>Consultancy</text:p>
          </table:table-cell>
          <table:table-cell office:value-type="string" table:style-name="ce4">
            <text:p>Non-Payroll staff costs;</text:p>
            <text:p>Total staff costs</text:p>
          </table:table-cell>
          <table:table-cell office:value-type="string" table:style-name="ce6">
            <text:p>Grand Total paybill/staffing (payroll and non-payroll) costs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Attorney General's Office</text:p>
          </table:table-cell>
          <table:table-cell office:value-type="string" table:content-validation-name="val85" table:style-name="ce8">
            <text:p>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2];[.H2];[.J2];[.L2];[.N2];[.P2])" table:content-validation-name="val84" table:style-name="ce19">
            <text:p>0</text:p>
          </table:table-cell>
          <table:table-cell office:value-type="float" office:value="0" table:formula="of:=SUM([.G2];[.I2];[.K2];[.M2];[.O2];[.Q2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2];[.V2];[.X2])" table:style-name="ce20">
            <text:p>0</text:p>
          </table:table-cell>
          <table:table-cell office:value-type="float" office:value="0" table:formula="of:=SUM([.U2];[.W2];[.Y2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2]+[.Z2]" table:content-validation-name="val84" table:style-name="ce22">
            <text:p>0</text:p>
          </table:table-cell>
          <table:table-cell office:value-type="float" office:value="0" table:formula="of:=[.S2]+[.AA2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2:.AJ2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2:.AM2])" table:style-name="ce24">
            <text:p>£0.00</text:p>
          </table:table-cell>
          <table:table-cell office:value-type="currency" office:value="0" table:formula="of:=SUM([.AN2];[.AK2])" table:style-name="ce23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25">
            <text:p>2026</text:p>
          </table:table-cell>
          <table:table-cell office:value-type="string" table:style-name="ce25">
            <text:p>March</text:p>
          </table:table-cell>
          <table:table-cell office:value-type="string" table:content-validation-name="val85" table:style-name="ce26">
            <text:p>Government Legal Department</text:p>
          </table:table-cell>
          <table:table-cell office:value-type="string" table:content-validation-name="val85" table:style-name="ce26">
            <text:p>Non-Ministerial Department</text:p>
          </table:table-cell>
          <table:table-cell office:value-type="string" table:content-validation-name="val85" table:style-name="ce140">
            <text:p>Attorney General's Departments</text:p>
          </table:table-cell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table:content-validation-name="val83" table:style-name="ce144"/>
          <table:table-cell table:content-validation-name="val82" table:style-name="ce142"/>
          <table:table-cell office:value-type="float" office:value="0" table:content-validation-name="val83" table:style-name="ce144">
            <text:p>0.00</text:p>
          </table:table-cell>
          <table:table-cell office:value-type="float" office:value="0" table:content-validation-name="val82" table:style-name="ce142">
            <text:p>0.00</text:p>
          </table:table-cell>
          <table:table-cell office:value-type="float" office:value="0" table:formula="of:=SUM([.F3];[.H3];[.J3];[.L3];[.N3];[.P3])" table:content-validation-name="val84" table:style-name="ce28">
            <text:p>0</text:p>
          </table:table-cell>
          <table:table-cell office:value-type="float" office:value="0" table:formula="of:=SUM([.G3];[.I3];[.K3];[.M3];[.O3];[.Q3])" table:content-validation-name="val84" table:style-name="ce28">
            <text:p>0</text:p>
          </table:table-cell>
          <table:table-cell table:content-validation-name="val80" table:style-name="ce146"/>
          <table:table-cell table:content-validation-name="val82" table:style-name="ce142"/>
          <table:table-cell table:content-validation-name="val80" table:style-name="ce146"/>
          <table:table-cell table:content-validation-name="val82" table:style-name="ce142"/>
          <table:table-cell office:value-type="float" office:value="0" table:content-validation-name="val82" table:style-name="ce142">
            <text:p>0.00</text:p>
          </table:table-cell>
          <table:table-cell office:value-type="float" office:value="0" table:content-validation-name="val81" table:style-name="ce148">
            <text:p>0.00</text:p>
          </table:table-cell>
          <table:table-cell office:value-type="float" office:value="0" table:formula="of:=SUM([.T3];[.V3];[.X3])" table:style-name="ce30">
            <text:p>0</text:p>
          </table:table-cell>
          <table:table-cell office:value-type="float" office:value="0" table:formula="of:=SUM([.U3];[.W3];[.Y3])" table:style-name="ce30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R3]+[.Z3]" table:content-validation-name="val84" table:style-name="ce32">
            <text:p>0</text:p>
          </table:table-cell>
          <table:table-cell office:value-type="float" office:value="0" table:formula="of:=[.S3]+[.AA3]" table:content-validation-name="val84" table:style-name="ce32">
            <text:p>0</text:p>
          </table:table-cell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table:content-validation-name="val79" table:style-name="ce33"/>
          <table:table-cell office:value-type="currency" office:value="0" table:formula="of:=SUM([.AE3:.AJ3])" table:style-name="ce34">
            <text:p>£0.00</text:p>
          </table:table-cell>
          <table:table-cell table:content-validation-name="val79" table:style-name="ce35"/>
          <table:table-cell table:content-validation-name="val79" table:style-name="ce35"/>
          <table:table-cell office:value-type="currency" office:value="0" table:formula="of:=SUM([.AL3:.AM3])" table:style-name="ce36">
            <text:p>£0.00</text:p>
          </table:table-cell>
          <table:table-cell office:value-type="currency" office:value="0" table:formula="of:=SUM([.AN3];[.AK3])" table:style-name="ce34">
            <text:p>£0.00</text:p>
          </table:table-cell>
          <table:table-cell table:number-columns-repeated="16343"/>
        </table:table-row>
        <table:table-row table:style-name="ro2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content-validation-name="val85" table:style-name="ce8">
            <text:p>Crown Prosecution Service Inspectorate</text:p>
          </table:table-cell>
          <table:table-cell office:value-type="string" table:content-validation-name="val85" table:style-name="ce8">
            <text:p>Non-Ministerial Department</text:p>
          </table:table-cell>
          <table:table-cell office:value-type="string" table:content-validation-name="val85" table:style-name="ce139">
            <text:p>Attorney General's Departments</text:p>
          </table:table-cell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table:content-validation-name="val83" table:style-name="ce143"/>
          <table:table-cell table:content-validation-name="val82" table:style-name="ce141"/>
          <table:table-cell office:value-type="float" office:value="0" table:content-validation-name="val83" table:style-name="ce143">
            <text:p>0.00</text:p>
          </table:table-cell>
          <table:table-cell office:value-type="float" office:value="0" table:content-validation-name="val82" table:style-name="ce141">
            <text:p>0.00</text:p>
          </table:table-cell>
          <table:table-cell office:value-type="float" office:value="0" table:formula="of:=SUM([.F4];[.H4];[.J4];[.L4];[.N4];[.P4])" table:content-validation-name="val84" table:style-name="ce19">
            <text:p>0</text:p>
          </table:table-cell>
          <table:table-cell office:value-type="float" office:value="0" table:formula="of:=SUM([.G4];[.I4];[.K4];[.M4];[.O4];[.Q4])" table:content-validation-name="val84" table:style-name="ce19">
            <text:p>0</text:p>
          </table:table-cell>
          <table:table-cell table:content-validation-name="val80" table:style-name="ce145"/>
          <table:table-cell table:content-validation-name="val82" table:style-name="ce141"/>
          <table:table-cell table:content-validation-name="val80" table:style-name="ce145"/>
          <table:table-cell table:content-validation-name="val82" table:style-name="ce141"/>
          <table:table-cell office:value-type="float" office:value="0" table:content-validation-name="val82" table:style-name="ce141">
            <text:p>0.00</text:p>
          </table:table-cell>
          <table:table-cell office:value-type="float" office:value="0" table:content-validation-name="val81" table:style-name="ce147">
            <text:p>0.00</text:p>
          </table:table-cell>
          <table:table-cell office:value-type="float" office:value="0" table:formula="of:=SUM([.T4];[.V4];[.X4])" table:style-name="ce20">
            <text:p>0</text:p>
          </table:table-cell>
          <table:table-cell office:value-type="float" office:value="0" table:formula="of:=SUM([.U4];[.W4];[.Y4])" table:style-name="ce20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formula="of:=[.R4]+[.Z4]" table:content-validation-name="val84" table:style-name="ce22">
            <text:p>0</text:p>
          </table:table-cell>
          <table:table-cell office:value-type="float" office:value="0" table:formula="of:=[.S4]+[.AA4]" table:content-validation-name="val84" table:style-name="ce22">
            <text:p>0</text:p>
          </table:table-cell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table:content-validation-name="val79" table:style-name="ce15"/>
          <table:table-cell office:value-type="currency" office:value="0" table:formula="of:=SUM([.AE4:.AJ4])" table:style-name="ce23">
            <text:p>£0.00</text:p>
          </table:table-cell>
          <table:table-cell table:content-validation-name="val79" table:style-name="ce17"/>
          <table:table-cell table:content-validation-name="val79" table:style-name="ce17"/>
          <table:table-cell office:value-type="currency" office:value="0" table:formula="of:=SUM([.AL4:.AM4])" table:style-name="ce24">
            <text:p>£0.00</text:p>
          </table:table-cell>
          <table:table-cell office:value-type="currency" office:value="0" table:formula="of:=SUM([.AN4];[.AK4])" table:style-name="ce23">
            <text:p>£0.00</text:p>
          </table:table-cell>
          <table:table-cell table:number-columns-repeated="16343"/>
        </table:table-row>
        <table:table-row table:style-name="ro6">
          <table:table-cell office:value-type="float" office:value="2026" table:style-name="ce7">
            <text:p>2026</text:p>
          </table:table-cell>
          <table:table-cell office:value-type="string" table:style-name="ce7">
            <text:p>March</text:p>
          </table:table-cell>
          <table:table-cell office:value-type="string" table:style-name="ce8">
            <text:p>Crown Prosecution Service</text:p>
          </table:table-cell>
          <table:table-cell office:value-type="string" table:style-name="ce8">
            <text:p>Non-Ministerial Department</text:p>
          </table:table-cell>
          <table:table-cell office:value-type="string" table:style-name="ce139">
            <text:p>Attorney General's Departments</text:p>
          </table:table-cell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table:style-name="ce143"/>
          <table:table-cell table:style-name="ce141"/>
          <table:table-cell office:value-type="float" office:value="0" table:formula="of:=SUM([.F5];[.H5];[.J5];[.L5];[.N5];[.P5])" table:content-validation-name="val84" table:style-name="ce19">
            <text:p>0</text:p>
          </table:table-cell>
          <table:table-cell office:value-type="float" office:value="0" table:formula="of:=SUM([.G5];[.I5];[.K5];[.M5];[.O5];[.Q5])" table:content-validation-name="val84" table:style-name="ce19">
            <text:p>0</text:p>
          </table:table-cell>
          <table:table-cell table:style-name="ce145"/>
          <table:table-cell table:style-name="ce141"/>
          <table:table-cell table:style-name="ce145"/>
          <table:table-cell table:style-name="ce141"/>
          <table:table-cell table:style-name="ce141"/>
          <table:table-cell table:style-name="ce147"/>
          <table:table-cell office:value-type="float" office:value="0" table:formula="of:=SUM([.T5];[.V5];[.X5])" table:style-name="ce20">
            <text:p>0</text:p>
          </table:table-cell>
          <table:table-cell office:value-type="float" office:value="0" table:formula="of:=SUM([.U5];[.W5];[.Y5])" table:style-name="ce20">
            <text:p>0</text:p>
          </table:table-cell>
          <table:table-cell table:style-name="ce37"/>
          <table:table-cell office:value-type="float" office:value="0" table:formula="of:=[.R5]+[.Z5]" table:content-validation-name="val84" table:style-name="ce22">
            <text:p>0</text:p>
          </table:table-cell>
          <table:table-cell office:value-type="float" office:value="0" table:formula="of:=[.S5]+[.AA5]" table:content-validation-name="val84" table:style-name="ce22">
            <text:p>0</text:p>
          </table:table-cell>
          <table:table-cell table:number-columns-repeated="6" table:style-name="ce15"/>
          <table:table-cell office:value-type="currency" office:value="0" table:formula="of:=SUM([.AE5:.AJ5])" table:style-name="ce23">
            <text:p>£0.00</text:p>
          </table:table-cell>
          <table:table-cell table:number-columns-repeated="2" table:style-name="ce17"/>
          <table:table-cell office:value-type="currency" office:value="0" table:formula="of:=SUM([.AL5:.AM5])" table:style-name="ce24">
            <text:p>£0.00</text:p>
          </table:table-cell>
          <table:table-cell office:value-type="currency" office:value="0" table:formula="of:=SUM([.AN5];[.AK5])" table:style-name="ce23">
            <text:p>£0.00</text:p>
          </table:table-cell>
          <table:table-cell table:number-columns-repeated="16343"/>
        </table:table-row>
        <table:table-row table:number-rows-repeated="104857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Helen Demetriou</meta:initial-creator>
    <dc:creator>Helen Demetriou</dc:creator>
    <meta:creation-date>2022-05-16T16:05:07Z</meta:creation-date>
    <dc:date>2025-11-17T10:00:32Z</dc:date>
  </office:meta>
</office:document-meta>
</file>